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0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Bytecodes">
      <style:table-properties table:display="true" style:writing-mode="lr-tb"/>
    </style:style>
    <style:style style:name="ta2" style:family="table" style:master-page-name="PageStyle_5f_Proposed_20_New_20_ISA">
      <style:table-properties table:display="true" style:writing-mode="lr-tb"/>
    </style:style>
    <style:style style:name="ta3" style:family="table" style:master-page-name="PageStyle_5f_AluFuncs">
      <style:table-properties table:display="true" style:writing-mode="lr-tb"/>
    </style:style>
    <style:style style:name="ta4" style:family="table" style:master-page-name="PageStyle_5f_Reg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ytecodes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bytecode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ary</text:p>
          </table:table-cell>
          <table:table-cell table:number-columns-repeated="2"/>
          <table:table-cell table:style-name="ce1" office:value-type="string" calcext:value-type="string">
            <text:p>Microcode</text:p>
          </table:table-cell>
          <table:table-cell table:number-columns-repeated="101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DEC2HEX([.$A2];2)" office:value-type="string" office:string-value="00" calcext:value-type="string">
            <text:p>00</text:p>
          </table:table-cell>
          <table:table-cell table:style-name="ce2" table:formula="of:=DEC2BIN([.$A2];8)" office:value-type="string" office:string-value="00000000" calcext:value-type="string">
            <text:p>00000000</text:p>
          </table:table-cell>
          <table:table-cell table:style-name="ce1" office:value-type="string" calcext:value-type="string">
            <text:p>NOP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DEC2HEX([.$A3];2)" office:value-type="string" office:string-value="01" calcext:value-type="string">
            <text:p>01</text:p>
          </table:table-cell>
          <table:table-cell table:style-name="ce2" table:formula="of:=DEC2BIN([.$A3];8)" office:value-type="string" office:string-value="00000001" calcext:value-type="string">
            <text:p>00000001</text:p>
          </table:table-cell>
          <table:table-cell table:style-name="ce1" office:value-type="string" calcext:value-type="string">
            <text:p>CLC</text:p>
          </table:table-cell>
          <table:table-cell table:style-name="ce1" office:value-type="string" calcext:value-type="string">
            <text:p>Clear Carry</text:p>
          </table:table-cell>
          <table:table-cell table:style-name="ce1" office:value-type="string" calcext:value-type="string">
            <text:p>LD A,0 and SHR A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DEC2HEX([.$A4];2)" office:value-type="string" office:string-value="02" calcext:value-type="string">
            <text:p>02</text:p>
          </table:table-cell>
          <table:table-cell table:style-name="ce2" table:formula="of:=DEC2BIN([.$A4];8)" office:value-type="string" office:string-value="00000010" calcext:value-type="string">
            <text:p>00000010</text:p>
          </table:table-cell>
          <table:table-cell table:style-name="ce1" office:value-type="string" calcext:value-type="string">
            <text:p>SETC</text:p>
          </table:table-cell>
          <table:table-cell table:style-name="ce1" office:value-type="string" calcext:value-type="string">
            <text:p>Set Carry</text:p>
          </table:table-cell>
          <table:table-cell table:style-name="ce1" office:value-type="string" calcext:value-type="string">
            <text:p>LD A,Constant(128) and SHL A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DEC2HEX([.$A5];2)" office:value-type="string" office:string-value="03" calcext:value-type="string">
            <text:p>03</text:p>
          </table:table-cell>
          <table:table-cell table:style-name="ce2" table:formula="of:=DEC2BIN([.$A5];8)" office:value-type="string" office:string-value="00000011" calcext:value-type="string">
            <text:p>00000011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DEC2HEX([.$A6];2)" office:value-type="string" office:string-value="04" calcext:value-type="string">
            <text:p>04</text:p>
          </table:table-cell>
          <table:table-cell table:style-name="ce2" table:formula="of:=DEC2BIN([.$A6];8)" office:value-type="string" office:string-value="00000100" calcext:value-type="string">
            <text:p>00000100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DEC2HEX([.$A7];2)" office:value-type="string" office:string-value="05" calcext:value-type="string">
            <text:p>05</text:p>
          </table:table-cell>
          <table:table-cell table:style-name="ce2" table:formula="of:=DEC2BIN([.$A7];8)" office:value-type="string" office:string-value="00000101" calcext:value-type="string">
            <text:p>00000101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DEC2HEX([.$A8];2)" office:value-type="string" office:string-value="06" calcext:value-type="string">
            <text:p>06</text:p>
          </table:table-cell>
          <table:table-cell table:style-name="ce2" table:formula="of:=DEC2BIN([.$A8];8)" office:value-type="string" office:string-value="00000110" calcext:value-type="string">
            <text:p>00000110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DEC2HEX([.$A9];2)" office:value-type="string" office:string-value="07" calcext:value-type="string">
            <text:p>07</text:p>
          </table:table-cell>
          <table:table-cell table:style-name="ce2" table:formula="of:=DEC2BIN([.$A9];8)" office:value-type="string" office:string-value="00000111" calcext:value-type="string">
            <text:p>00000111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DEC2HEX([.$A10];2)" office:value-type="string" office:string-value="08" calcext:value-type="string">
            <text:p>08</text:p>
          </table:table-cell>
          <table:table-cell table:style-name="ce2" table:formula="of:=DEC2BIN([.$A10];8)" office:value-type="string" office:string-value="00001000" calcext:value-type="string">
            <text:p>00001000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DEC2HEX([.$A11];2)" office:value-type="string" office:string-value="09" calcext:value-type="string">
            <text:p>09</text:p>
          </table:table-cell>
          <table:table-cell table:style-name="ce2" table:formula="of:=DEC2BIN([.$A11];8)" office:value-type="string" office:string-value="00001001" calcext:value-type="string">
            <text:p>00001001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DEC2HEX([.$A12];2)" office:value-type="string" office:string-value="0A" calcext:value-type="string">
            <text:p>0A</text:p>
          </table:table-cell>
          <table:table-cell table:style-name="ce2" table:formula="of:=DEC2BIN([.$A12];8)" office:value-type="string" office:string-value="00001010" calcext:value-type="string">
            <text:p>00001010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DEC2HEX([.$A13];2)" office:value-type="string" office:string-value="0B" calcext:value-type="string">
            <text:p>0B</text:p>
          </table:table-cell>
          <table:table-cell table:style-name="ce2" table:formula="of:=DEC2BIN([.$A13];8)" office:value-type="string" office:string-value="00001011" calcext:value-type="string">
            <text:p>00001011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table:formula="of:=DEC2HEX([.$A14];2)" office:value-type="string" office:string-value="0C" calcext:value-type="string">
            <text:p>0C</text:p>
          </table:table-cell>
          <table:table-cell table:style-name="ce2" table:formula="of:=DEC2BIN([.$A14];8)" office:value-type="string" office:string-value="00001100" calcext:value-type="string">
            <text:p>00001100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formula="of:=DEC2HEX([.$A15];2)" office:value-type="string" office:string-value="0D" calcext:value-type="string">
            <text:p>0D</text:p>
          </table:table-cell>
          <table:table-cell table:style-name="ce2" table:formula="of:=DEC2BIN([.$A15];8)" office:value-type="string" office:string-value="00001101" calcext:value-type="string">
            <text:p>00001101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formula="of:=DEC2HEX([.$A16];2)" office:value-type="string" office:string-value="0E" calcext:value-type="string">
            <text:p>0E</text:p>
          </table:table-cell>
          <table:table-cell table:style-name="ce2" table:formula="of:=DEC2BIN([.$A16];8)" office:value-type="string" office:string-value="00001110" calcext:value-type="string">
            <text:p>00001110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DEC2HEX([.$A17];2)" office:value-type="string" office:string-value="0F" calcext:value-type="string">
            <text:p>0F</text:p>
          </table:table-cell>
          <table:table-cell table:style-name="ce2" table:formula="of:=DEC2BIN([.$A17];8)" office:value-type="string" office:string-value="00001111" calcext:value-type="string">
            <text:p>00001111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table:formula="of:=DEC2HEX([.$A18];2)" office:value-type="string" office:string-value="10" calcext:value-type="string">
            <text:p>10</text:p>
          </table:table-cell>
          <table:table-cell table:style-name="ce2" table:formula="of:=DEC2BIN([.$A18];8)" office:value-type="string" office:string-value="00010000" calcext:value-type="string">
            <text:p>00010000</text:p>
          </table:table-cell>
          <table:table-cell table:style-name="ce1" office:value-type="string" calcext:value-type="string">
            <text:p>OUT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formula="of:=DEC2HEX([.$A19];2)" office:value-type="string" office:string-value="11" calcext:value-type="string">
            <text:p>11</text:p>
          </table:table-cell>
          <table:table-cell table:style-name="ce2" table:formula="of:=DEC2BIN([.$A19];8)" office:value-type="string" office:string-value="00010001" calcext:value-type="string">
            <text:p>00010001</text:p>
          </table:table-cell>
          <table:table-cell table:style-name="ce1" office:value-type="string" calcext:value-type="string">
            <text:p>OUT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DEC2HEX([.$A20];2)" office:value-type="string" office:string-value="12" calcext:value-type="string">
            <text:p>12</text:p>
          </table:table-cell>
          <table:table-cell table:style-name="ce2" table:formula="of:=DEC2BIN([.$A20];8)" office:value-type="string" office:string-value="00010010" calcext:value-type="string">
            <text:p>00010010</text:p>
          </table:table-cell>
          <table:table-cell table:style-name="ce1" office:value-type="string" calcext:value-type="string">
            <text:p>OUT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formula="of:=DEC2HEX([.$A21];2)" office:value-type="string" office:string-value="13" calcext:value-type="string">
            <text:p>13</text:p>
          </table:table-cell>
          <table:table-cell table:style-name="ce2" table:formula="of:=DEC2BIN([.$A21];8)" office:value-type="string" office:string-value="00010011" calcext:value-type="string">
            <text:p>00010011</text:p>
          </table:table-cell>
          <table:table-cell table:style-name="ce1" office:value-type="string" calcext:value-type="string">
            <text:p>OUT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formula="of:=DEC2HEX([.$A22];2)" office:value-type="string" office:string-value="14" calcext:value-type="string">
            <text:p>14</text:p>
          </table:table-cell>
          <table:table-cell table:style-name="ce2" table:formula="of:=DEC2BIN([.$A22];8)" office:value-type="string" office:string-value="00010100" calcext:value-type="string">
            <text:p>00010100</text:p>
          </table:table-cell>
          <table:table-cell table:style-name="ce1" office:value-type="string" calcext:value-type="string">
            <text:p>LD R0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DEC2HEX([.$A23];2)" office:value-type="string" office:string-value="15" calcext:value-type="string">
            <text:p>15</text:p>
          </table:table-cell>
          <table:table-cell table:style-name="ce2" table:formula="of:=DEC2BIN([.$A23];8)" office:value-type="string" office:string-value="00010101" calcext:value-type="string">
            <text:p>00010101</text:p>
          </table:table-cell>
          <table:table-cell table:style-name="ce1" office:value-type="string" calcext:value-type="string">
            <text:p>LD R1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DEC2HEX([.$A24];2)" office:value-type="string" office:string-value="16" calcext:value-type="string">
            <text:p>16</text:p>
          </table:table-cell>
          <table:table-cell table:style-name="ce2" table:formula="of:=DEC2BIN([.$A24];8)" office:value-type="string" office:string-value="00010110" calcext:value-type="string">
            <text:p>00010110</text:p>
          </table:table-cell>
          <table:table-cell table:style-name="ce1" office:value-type="string" calcext:value-type="string">
            <text:p>LD R2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DEC2HEX([.$A25];2)" office:value-type="string" office:string-value="17" calcext:value-type="string">
            <text:p>17</text:p>
          </table:table-cell>
          <table:table-cell table:style-name="ce2" table:formula="of:=DEC2BIN([.$A25];8)" office:value-type="string" office:string-value="00010111" calcext:value-type="string">
            <text:p>00010111</text:p>
          </table:table-cell>
          <table:table-cell table:style-name="ce1" office:value-type="string" calcext:value-type="string">
            <text:p>LD R3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DEC2HEX([.$A26];2)" office:value-type="string" office:string-value="18" calcext:value-type="string">
            <text:p>18</text:p>
          </table:table-cell>
          <table:table-cell table:style-name="ce2" table:formula="of:=DEC2BIN([.$A26];8)" office:value-type="string" office:string-value="00011000" calcext:value-type="string">
            <text:p>00011000</text:p>
          </table:table-cell>
          <table:table-cell table:style-name="ce1" office:value-type="string" calcext:value-type="string">
            <text:p>ST R0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DEC2HEX([.$A27];2)" office:value-type="string" office:string-value="19" calcext:value-type="string">
            <text:p>19</text:p>
          </table:table-cell>
          <table:table-cell table:style-name="ce2" table:formula="of:=DEC2BIN([.$A27];8)" office:value-type="string" office:string-value="00011001" calcext:value-type="string">
            <text:p>00011001</text:p>
          </table:table-cell>
          <table:table-cell table:style-name="ce1" office:value-type="string" calcext:value-type="string">
            <text:p>ST R1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DEC2HEX([.$A28];2)" office:value-type="string" office:string-value="1A" calcext:value-type="string">
            <text:p>1A</text:p>
          </table:table-cell>
          <table:table-cell table:style-name="ce2" table:formula="of:=DEC2BIN([.$A28];8)" office:value-type="string" office:string-value="00011010" calcext:value-type="string">
            <text:p>00011010</text:p>
          </table:table-cell>
          <table:table-cell table:style-name="ce1" office:value-type="string" calcext:value-type="string">
            <text:p>ST R2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DEC2HEX([.$A29];2)" office:value-type="string" office:string-value="1B" calcext:value-type="string">
            <text:p>1B</text:p>
          </table:table-cell>
          <table:table-cell table:style-name="ce2" table:formula="of:=DEC2BIN([.$A29];8)" office:value-type="string" office:string-value="00011011" calcext:value-type="string">
            <text:p>00011011</text:p>
          </table:table-cell>
          <table:table-cell table:style-name="ce1" office:value-type="string" calcext:value-type="string">
            <text:p>ST R3,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DEC2HEX([.$A30];2)" office:value-type="string" office:string-value="1C" calcext:value-type="string">
            <text:p>1C</text:p>
          </table:table-cell>
          <table:table-cell table:style-name="ce2" table:formula="of:=DEC2BIN([.$A30];8)" office:value-type="string" office:string-value="00011100" calcext:value-type="string">
            <text:p>00011100</text:p>
          </table:table-cell>
          <table:table-cell table:style-name="ce1" office:value-type="string" calcext:value-type="string">
            <text:p>MOVWI SP, _16bit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DEC2HEX([.$A31];2)" office:value-type="string" office:string-value="1D" calcext:value-type="string">
            <text:p>1D</text:p>
          </table:table-cell>
          <table:table-cell table:style-name="ce2" table:formula="of:=DEC2BIN([.$A31];8)" office:value-type="string" office:string-value="00011101" calcext:value-type="string">
            <text:p>00011101</text:p>
          </table:table-cell>
          <table:table-cell table:style-name="ce1" office:value-type="string" calcext:value-type="string">
            <text:p>INC SP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DEC2HEX([.$A32];2)" office:value-type="string" office:string-value="1E" calcext:value-type="string">
            <text:p>1E</text:p>
          </table:table-cell>
          <table:table-cell table:style-name="ce2" table:formula="of:=DEC2BIN([.$A32];8)" office:value-type="string" office:string-value="00011110" calcext:value-type="string">
            <text:p>00011110</text:p>
          </table:table-cell>
          <table:table-cell table:style-name="ce1" office:value-type="string" calcext:value-type="string">
            <text:p>DEC SP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DEC2HEX([.$A33];2)" office:value-type="string" office:string-value="1F" calcext:value-type="string">
            <text:p>1F</text:p>
          </table:table-cell>
          <table:table-cell table:style-name="ce2" table:formula="of:=DEC2BIN([.$A33];8)" office:value-type="string" office:string-value="00011111" calcext:value-type="string">
            <text:p>00011111</text:p>
          </table:table-cell>
          <table:table-cell table:style-name="ce1" office:value-type="string" calcext:value-type="string">
            <text:p>PUSH R0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table:formula="of:=DEC2HEX([.$A34];2)" office:value-type="string" office:string-value="20" calcext:value-type="string">
            <text:p>20</text:p>
          </table:table-cell>
          <table:table-cell table:style-name="ce2" table:formula="of:=DEC2BIN([.$A34];8)" office:value-type="string" office:string-value="00100000" calcext:value-type="string">
            <text:p>00100000</text:p>
          </table:table-cell>
          <table:table-cell table:style-name="ce1" office:value-type="string" calcext:value-type="string">
            <text:p>PUSH R2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table:formula="of:=DEC2HEX([.$A35];2)" office:value-type="string" office:string-value="21" calcext:value-type="string">
            <text:p>21</text:p>
          </table:table-cell>
          <table:table-cell table:style-name="ce2" table:formula="of:=DEC2BIN([.$A35];8)" office:value-type="string" office:string-value="00100001" calcext:value-type="string">
            <text:p>00100001</text:p>
          </table:table-cell>
          <table:table-cell table:style-name="ce1" office:value-type="string" calcext:value-type="string">
            <text:p>PUSHALL</text:p>
          </table:table-cell>
          <table:table-cell table:style-name="ce1" office:value-type="string" calcext:value-type="string">
            <text:p>NOT IMPLEMENTED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table:formula="of:=DEC2HEX([.$A36];2)" office:value-type="string" office:string-value="22" calcext:value-type="string">
            <text:p>22</text:p>
          </table:table-cell>
          <table:table-cell table:style-name="ce2" table:formula="of:=DEC2BIN([.$A36];8)" office:value-type="string" office:string-value="00100010" calcext:value-type="string">
            <text:p>00100010</text:p>
          </table:table-cell>
          <table:table-cell table:style-name="ce1" office:value-type="string" calcext:value-type="string">
            <text:p>POP R0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table:formula="of:=DEC2HEX([.$A37];2)" office:value-type="string" office:string-value="23" calcext:value-type="string">
            <text:p>23</text:p>
          </table:table-cell>
          <table:table-cell table:style-name="ce2" table:formula="of:=DEC2BIN([.$A37];8)" office:value-type="string" office:string-value="00100011" calcext:value-type="string">
            <text:p>00100011</text:p>
          </table:table-cell>
          <table:table-cell table:style-name="ce1" office:value-type="string" calcext:value-type="string">
            <text:p>POP R2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table:formula="of:=DEC2HEX([.$A38];2)" office:value-type="string" office:string-value="24" calcext:value-type="string">
            <text:p>24</text:p>
          </table:table-cell>
          <table:table-cell table:style-name="ce2" table:formula="of:=DEC2BIN([.$A38];8)" office:value-type="string" office:string-value="00100100" calcext:value-type="string">
            <text:p>00100100</text:p>
          </table:table-cell>
          <table:table-cell table:style-name="ce1" office:value-type="string" calcext:value-type="string">
            <text:p>POPALL</text:p>
          </table:table-cell>
          <table:table-cell table:style-name="ce1" office:value-type="string" calcext:value-type="string">
            <text:p>NOT IMPLEMENTED</text:p>
          </table:table-cell>
          <table:table-cell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table:formula="of:=DEC2HEX([.$A39];2)" office:value-type="string" office:string-value="25" calcext:value-type="string">
            <text:p>25</text:p>
          </table:table-cell>
          <table:table-cell table:style-name="ce2" table:formula="of:=DEC2BIN([.$A39];8)" office:value-type="string" office:string-value="00100101" calcext:value-type="string">
            <text:p>00100101</text:p>
          </table:table-cell>
          <table:table-cell table:style-name="ce1" office:value-type="string" calcext:value-type="string">
            <text:p>EXX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table:formula="of:=DEC2HEX([.$A40];2)" office:value-type="string" office:string-value="26" calcext:value-type="string">
            <text:p>26</text:p>
          </table:table-cell>
          <table:table-cell table:style-name="ce2" table:formula="of:=DEC2BIN([.$A40];8)" office:value-type="string" office:string-value="00100110" calcext:value-type="string">
            <text:p>00100110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table:formula="of:=DEC2HEX([.$A41];2)" office:value-type="string" office:string-value="27" calcext:value-type="string">
            <text:p>27</text:p>
          </table:table-cell>
          <table:table-cell table:style-name="ce2" table:formula="of:=DEC2BIN([.$A41];8)" office:value-type="string" office:string-value="00100111" calcext:value-type="string">
            <text:p>00100111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table:formula="of:=DEC2HEX([.$A42];2)" office:value-type="string" office:string-value="28" calcext:value-type="string">
            <text:p>28</text:p>
          </table:table-cell>
          <table:table-cell table:style-name="ce2" table:formula="of:=DEC2BIN([.$A42];8)" office:value-type="string" office:string-value="00101000" calcext:value-type="string">
            <text:p>00101000</text:p>
          </table:table-cell>
          <table:table-cell table:style-name="ce1" office:value-type="string" calcext:value-type="string">
            <text:p>MOVWI R0,_16bitaddr</text:p>
          </table:table-cell>
          <table:table-cell/>
          <table:table-cell table:style-name="ce1" office:value-type="string" calcext:value-type="string">
            <text:p>R0R1 pair</text:p>
          </table:table-cell>
          <table:table-cell table:number-columns-repeated="101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table:formula="of:=DEC2HEX([.$A43];2)" office:value-type="string" office:string-value="29" calcext:value-type="string">
            <text:p>29</text:p>
          </table:table-cell>
          <table:table-cell table:style-name="ce2" table:formula="of:=DEC2BIN([.$A43];8)" office:value-type="string" office:string-value="00101001" calcext:value-type="string">
            <text:p>00101001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table:formula="of:=DEC2HEX([.$A44];2)" office:value-type="string" office:string-value="2A" calcext:value-type="string">
            <text:p>2A</text:p>
          </table:table-cell>
          <table:table-cell table:style-name="ce2" table:formula="of:=DEC2BIN([.$A44];8)" office:value-type="string" office:string-value="00101010" calcext:value-type="string">
            <text:p>00101010</text:p>
          </table:table-cell>
          <table:table-cell table:style-name="ce1" office:value-type="string" calcext:value-type="string">
            <text:p>MOVWI R2,_16bitaddr</text:p>
          </table:table-cell>
          <table:table-cell/>
          <table:table-cell table:style-name="ce1" office:value-type="string" calcext:value-type="string">
            <text:p>R2R3 pair</text:p>
          </table:table-cell>
          <table:table-cell table:number-columns-repeated="101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table:formula="of:=DEC2HEX([.$A45];2)" office:value-type="string" office:string-value="2B" calcext:value-type="string">
            <text:p>2B</text:p>
          </table:table-cell>
          <table:table-cell table:style-name="ce2" table:formula="of:=DEC2BIN([.$A45];8)" office:value-type="string" office:string-value="00101011" calcext:value-type="string">
            <text:p>00101011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table:formula="of:=DEC2HEX([.$A46];2)" office:value-type="string" office:string-value="2C" calcext:value-type="string">
            <text:p>2C</text:p>
          </table:table-cell>
          <table:table-cell table:style-name="ce2" table:formula="of:=DEC2BIN([.$A46];8)" office:value-type="string" office:string-value="00101100" calcext:value-type="string">
            <text:p>00101100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table:formula="of:=DEC2HEX([.$A47];2)" office:value-type="string" office:string-value="2D" calcext:value-type="string">
            <text:p>2D</text:p>
          </table:table-cell>
          <table:table-cell table:style-name="ce2" table:formula="of:=DEC2BIN([.$A47];8)" office:value-type="string" office:string-value="00101101" calcext:value-type="string">
            <text:p>00101101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table:formula="of:=DEC2HEX([.$A48];2)" office:value-type="string" office:string-value="2E" calcext:value-type="string">
            <text:p>2E</text:p>
          </table:table-cell>
          <table:table-cell table:style-name="ce2" table:formula="of:=DEC2BIN([.$A48];8)" office:value-type="string" office:string-value="00101110" calcext:value-type="string">
            <text:p>00101110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table:formula="of:=DEC2HEX([.$A49];2)" office:value-type="string" office:string-value="2F" calcext:value-type="string">
            <text:p>2F</text:p>
          </table:table-cell>
          <table:table-cell table:style-name="ce2" table:formula="of:=DEC2BIN([.$A49];8)" office:value-type="string" office:string-value="00101111" calcext:value-type="string">
            <text:p>00101111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table:formula="of:=DEC2HEX([.$A50];2)" office:value-type="string" office:string-value="30" calcext:value-type="string">
            <text:p>30</text:p>
          </table:table-cell>
          <table:table-cell table:style-name="ce2" table:formula="of:=DEC2BIN([.$A50];8)" office:value-type="string" office:string-value="00110000" calcext:value-type="string">
            <text:p>00110000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table:formula="of:=DEC2HEX([.$A51];2)" office:value-type="string" office:string-value="31" calcext:value-type="string">
            <text:p>31</text:p>
          </table:table-cell>
          <table:table-cell table:style-name="ce2" table:formula="of:=DEC2BIN([.$A51];8)" office:value-type="string" office:string-value="00110001" calcext:value-type="string">
            <text:p>00110001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table:formula="of:=DEC2HEX([.$A52];2)" office:value-type="string" office:string-value="32" calcext:value-type="string">
            <text:p>32</text:p>
          </table:table-cell>
          <table:table-cell table:style-name="ce2" table:formula="of:=DEC2BIN([.$A52];8)" office:value-type="string" office:string-value="00110010" calcext:value-type="string">
            <text:p>00110010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table:formula="of:=DEC2HEX([.$A53];2)" office:value-type="string" office:string-value="33" calcext:value-type="string">
            <text:p>33</text:p>
          </table:table-cell>
          <table:table-cell table:style-name="ce2" table:formula="of:=DEC2BIN([.$A53];8)" office:value-type="string" office:string-value="00110011" calcext:value-type="string">
            <text:p>00110011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table:formula="of:=DEC2HEX([.$A54];2)" office:value-type="string" office:string-value="34" calcext:value-type="string">
            <text:p>34</text:p>
          </table:table-cell>
          <table:table-cell table:style-name="ce2" table:formula="of:=DEC2BIN([.$A54];8)" office:value-type="string" office:string-value="00110100" calcext:value-type="string">
            <text:p>00110100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table:formula="of:=DEC2HEX([.$A55];2)" office:value-type="string" office:string-value="35" calcext:value-type="string">
            <text:p>35</text:p>
          </table:table-cell>
          <table:table-cell table:style-name="ce2" table:formula="of:=DEC2BIN([.$A55];8)" office:value-type="string" office:string-value="00110101" calcext:value-type="string">
            <text:p>00110101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table:formula="of:=DEC2HEX([.$A56];2)" office:value-type="string" office:string-value="36" calcext:value-type="string">
            <text:p>36</text:p>
          </table:table-cell>
          <table:table-cell table:style-name="ce2" table:formula="of:=DEC2BIN([.$A56];8)" office:value-type="string" office:string-value="00110110" calcext:value-type="string">
            <text:p>00110110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table:formula="of:=DEC2HEX([.$A57];2)" office:value-type="string" office:string-value="37" calcext:value-type="string">
            <text:p>37</text:p>
          </table:table-cell>
          <table:table-cell table:style-name="ce2" table:formula="of:=DEC2BIN([.$A57];8)" office:value-type="string" office:string-value="00110111" calcext:value-type="string">
            <text:p>00110111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table:formula="of:=DEC2HEX([.$A58];2)" office:value-type="string" office:string-value="38" calcext:value-type="string">
            <text:p>38</text:p>
          </table:table-cell>
          <table:table-cell table:style-name="ce2" table:formula="of:=DEC2BIN([.$A58];8)" office:value-type="string" office:string-value="00111000" calcext:value-type="string">
            <text:p>00111000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table:formula="of:=DEC2HEX([.$A59];2)" office:value-type="string" office:string-value="39" calcext:value-type="string">
            <text:p>39</text:p>
          </table:table-cell>
          <table:table-cell table:style-name="ce2" table:formula="of:=DEC2BIN([.$A59];8)" office:value-type="string" office:string-value="00111001" calcext:value-type="string">
            <text:p>00111001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table:formula="of:=DEC2HEX([.$A60];2)" office:value-type="string" office:string-value="3A" calcext:value-type="string">
            <text:p>3A</text:p>
          </table:table-cell>
          <table:table-cell table:style-name="ce2" table:formula="of:=DEC2BIN([.$A60];8)" office:value-type="string" office:string-value="00111010" calcext:value-type="string">
            <text:p>00111010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table:formula="of:=DEC2HEX([.$A61];2)" office:value-type="string" office:string-value="3B" calcext:value-type="string">
            <text:p>3B</text:p>
          </table:table-cell>
          <table:table-cell table:style-name="ce2" table:formula="of:=DEC2BIN([.$A61];8)" office:value-type="string" office:string-value="00111011" calcext:value-type="string">
            <text:p>00111011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table:formula="of:=DEC2HEX([.$A62];2)" office:value-type="string" office:string-value="3C" calcext:value-type="string">
            <text:p>3C</text:p>
          </table:table-cell>
          <table:table-cell table:style-name="ce2" table:formula="of:=DEC2BIN([.$A62];8)" office:value-type="string" office:string-value="00111100" calcext:value-type="string">
            <text:p>00111100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table:formula="of:=DEC2HEX([.$A63];2)" office:value-type="string" office:string-value="3D" calcext:value-type="string">
            <text:p>3D</text:p>
          </table:table-cell>
          <table:table-cell table:style-name="ce2" table:formula="of:=DEC2BIN([.$A63];8)" office:value-type="string" office:string-value="00111101" calcext:value-type="string">
            <text:p>00111101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table:formula="of:=DEC2HEX([.$A64];2)" office:value-type="string" office:string-value="3E" calcext:value-type="string">
            <text:p>3E</text:p>
          </table:table-cell>
          <table:table-cell table:style-name="ce2" table:formula="of:=DEC2BIN([.$A64];8)" office:value-type="string" office:string-value="00111110" calcext:value-type="string">
            <text:p>00111110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table:formula="of:=DEC2HEX([.$A65];2)" office:value-type="string" office:string-value="3F" calcext:value-type="string">
            <text:p>3F</text:p>
          </table:table-cell>
          <table:table-cell table:style-name="ce2" table:formula="of:=DEC2BIN([.$A65];8)" office:value-type="string" office:string-value="00111111" calcext:value-type="string">
            <text:p>00111111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table:formula="of:=DEC2HEX([.$A66];2)" office:value-type="string" office:string-value="40" calcext:value-type="string">
            <text:p>40</text:p>
          </table:table-cell>
          <table:table-cell table:style-name="ce2" table:formula="of:=DEC2BIN([.$A66];8)" office:value-type="string" office:string-value="01000000" calcext:value-type="string">
            <text:p>01000000</text:p>
          </table:table-cell>
          <table:table-cell table:style-name="ce1" office:value-type="string" calcext:value-type="string">
            <text:p>MOV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table:formula="of:=DEC2HEX([.$A67];2)" office:value-type="string" office:string-value="41" calcext:value-type="string">
            <text:p>41</text:p>
          </table:table-cell>
          <table:table-cell table:style-name="ce2" table:formula="of:=DEC2BIN([.$A67];8)" office:value-type="string" office:string-value="01000001" calcext:value-type="string">
            <text:p>01000001</text:p>
          </table:table-cell>
          <table:table-cell table:style-name="ce1" office:value-type="string" calcext:value-type="string">
            <text:p>MOV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table:formula="of:=DEC2HEX([.$A68];2)" office:value-type="string" office:string-value="42" calcext:value-type="string">
            <text:p>42</text:p>
          </table:table-cell>
          <table:table-cell table:style-name="ce2" table:formula="of:=DEC2BIN([.$A68];8)" office:value-type="string" office:string-value="01000010" calcext:value-type="string">
            <text:p>01000010</text:p>
          </table:table-cell>
          <table:table-cell table:style-name="ce1" office:value-type="string" calcext:value-type="string">
            <text:p>MOV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table:formula="of:=DEC2HEX([.$A69];2)" office:value-type="string" office:string-value="43" calcext:value-type="string">
            <text:p>43</text:p>
          </table:table-cell>
          <table:table-cell table:style-name="ce2" table:formula="of:=DEC2BIN([.$A69];8)" office:value-type="string" office:string-value="01000011" calcext:value-type="string">
            <text:p>01000011</text:p>
          </table:table-cell>
          <table:table-cell table:style-name="ce1" office:value-type="string" calcext:value-type="string">
            <text:p>MOV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table:formula="of:=DEC2HEX([.$A70];2)" office:value-type="string" office:string-value="44" calcext:value-type="string">
            <text:p>44</text:p>
          </table:table-cell>
          <table:table-cell table:style-name="ce2" table:formula="of:=DEC2BIN([.$A70];8)" office:value-type="string" office:string-value="01000100" calcext:value-type="string">
            <text:p>01000100</text:p>
          </table:table-cell>
          <table:table-cell table:style-name="ce1" office:value-type="string" calcext:value-type="string">
            <text:p>XOR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table:formula="of:=DEC2HEX([.$A71];2)" office:value-type="string" office:string-value="45" calcext:value-type="string">
            <text:p>45</text:p>
          </table:table-cell>
          <table:table-cell table:style-name="ce2" table:formula="of:=DEC2BIN([.$A71];8)" office:value-type="string" office:string-value="01000101" calcext:value-type="string">
            <text:p>01000101</text:p>
          </table:table-cell>
          <table:table-cell table:style-name="ce1" office:value-type="string" calcext:value-type="string">
            <text:p>XOR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table:formula="of:=DEC2HEX([.$A72];2)" office:value-type="string" office:string-value="46" calcext:value-type="string">
            <text:p>46</text:p>
          </table:table-cell>
          <table:table-cell table:style-name="ce2" table:formula="of:=DEC2BIN([.$A72];8)" office:value-type="string" office:string-value="01000110" calcext:value-type="string">
            <text:p>01000110</text:p>
          </table:table-cell>
          <table:table-cell table:style-name="ce1" office:value-type="string" calcext:value-type="string">
            <text:p>XOR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table:formula="of:=DEC2HEX([.$A73];2)" office:value-type="string" office:string-value="47" calcext:value-type="string">
            <text:p>47</text:p>
          </table:table-cell>
          <table:table-cell table:style-name="ce2" table:formula="of:=DEC2BIN([.$A73];8)" office:value-type="string" office:string-value="01000111" calcext:value-type="string">
            <text:p>01000111</text:p>
          </table:table-cell>
          <table:table-cell table:style-name="ce1" office:value-type="string" calcext:value-type="string">
            <text:p>XOR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table:formula="of:=DEC2HEX([.$A74];2)" office:value-type="string" office:string-value="48" calcext:value-type="string">
            <text:p>48</text:p>
          </table:table-cell>
          <table:table-cell table:style-name="ce2" table:formula="of:=DEC2BIN([.$A74];8)" office:value-type="string" office:string-value="01001000" calcext:value-type="string">
            <text:p>0100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table:formula="of:=DEC2HEX([.$A75];2)" office:value-type="string" office:string-value="49" calcext:value-type="string">
            <text:p>49</text:p>
          </table:table-cell>
          <table:table-cell table:style-name="ce2" table:formula="of:=DEC2BIN([.$A75];8)" office:value-type="string" office:string-value="01001001" calcext:value-type="string">
            <text:p>0100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table:formula="of:=DEC2HEX([.$A76];2)" office:value-type="string" office:string-value="4A" calcext:value-type="string">
            <text:p>4A</text:p>
          </table:table-cell>
          <table:table-cell table:style-name="ce2" table:formula="of:=DEC2BIN([.$A76];8)" office:value-type="string" office:string-value="01001010" calcext:value-type="string">
            <text:p>0100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table:formula="of:=DEC2HEX([.$A77];2)" office:value-type="string" office:string-value="4B" calcext:value-type="string">
            <text:p>4B</text:p>
          </table:table-cell>
          <table:table-cell table:style-name="ce2" table:formula="of:=DEC2BIN([.$A77];8)" office:value-type="string" office:string-value="01001011" calcext:value-type="string">
            <text:p>0100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table:formula="of:=DEC2HEX([.$A78];2)" office:value-type="string" office:string-value="4C" calcext:value-type="string">
            <text:p>4C</text:p>
          </table:table-cell>
          <table:table-cell table:style-name="ce2" table:formula="of:=DEC2BIN([.$A78];8)" office:value-type="string" office:string-value="01001100" calcext:value-type="string">
            <text:p>0100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table:formula="of:=DEC2HEX([.$A79];2)" office:value-type="string" office:string-value="4D" calcext:value-type="string">
            <text:p>4D</text:p>
          </table:table-cell>
          <table:table-cell table:style-name="ce2" table:formula="of:=DEC2BIN([.$A79];8)" office:value-type="string" office:string-value="01001101" calcext:value-type="string">
            <text:p>0100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table:formula="of:=DEC2HEX([.$A80];2)" office:value-type="string" office:string-value="4E" calcext:value-type="string">
            <text:p>4E</text:p>
          </table:table-cell>
          <table:table-cell table:style-name="ce2" table:formula="of:=DEC2BIN([.$A80];8)" office:value-type="string" office:string-value="01001110" calcext:value-type="string">
            <text:p>0100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table:formula="of:=DEC2HEX([.$A81];2)" office:value-type="string" office:string-value="4F" calcext:value-type="string">
            <text:p>4F</text:p>
          </table:table-cell>
          <table:table-cell table:style-name="ce2" table:formula="of:=DEC2BIN([.$A81];8)" office:value-type="string" office:string-value="01001111" calcext:value-type="string">
            <text:p>0100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table:formula="of:=DEC2HEX([.$A82];2)" office:value-type="string" office:string-value="50" calcext:value-type="string">
            <text:p>50</text:p>
          </table:table-cell>
          <table:table-cell table:style-name="ce2" table:formula="of:=DEC2BIN([.$A82];8)" office:value-type="string" office:string-value="01010000" calcext:value-type="string">
            <text:p>01010000</text:p>
          </table:table-cell>
          <table:table-cell table:style-name="ce1" office:value-type="string" calcext:value-type="string">
            <text:p>ADD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table:formula="of:=DEC2HEX([.$A83];2)" office:value-type="string" office:string-value="51" calcext:value-type="string">
            <text:p>51</text:p>
          </table:table-cell>
          <table:table-cell table:style-name="ce2" table:formula="of:=DEC2BIN([.$A83];8)" office:value-type="string" office:string-value="01010001" calcext:value-type="string">
            <text:p>01010001</text:p>
          </table:table-cell>
          <table:table-cell table:style-name="ce1" office:value-type="string" calcext:value-type="string">
            <text:p>ADD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table:formula="of:=DEC2HEX([.$A84];2)" office:value-type="string" office:string-value="52" calcext:value-type="string">
            <text:p>52</text:p>
          </table:table-cell>
          <table:table-cell table:style-name="ce2" table:formula="of:=DEC2BIN([.$A84];8)" office:value-type="string" office:string-value="01010010" calcext:value-type="string">
            <text:p>01010010</text:p>
          </table:table-cell>
          <table:table-cell table:style-name="ce1" office:value-type="string" calcext:value-type="string">
            <text:p>ADD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table:formula="of:=DEC2HEX([.$A85];2)" office:value-type="string" office:string-value="53" calcext:value-type="string">
            <text:p>53</text:p>
          </table:table-cell>
          <table:table-cell table:style-name="ce2" table:formula="of:=DEC2BIN([.$A85];8)" office:value-type="string" office:string-value="01010011" calcext:value-type="string">
            <text:p>01010011</text:p>
          </table:table-cell>
          <table:table-cell table:style-name="ce1" office:value-type="string" calcext:value-type="string">
            <text:p>ADD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table:formula="of:=DEC2HEX([.$A86];2)" office:value-type="string" office:string-value="54" calcext:value-type="string">
            <text:p>54</text:p>
          </table:table-cell>
          <table:table-cell table:style-name="ce2" table:formula="of:=DEC2BIN([.$A86];8)" office:value-type="string" office:string-value="01010100" calcext:value-type="string">
            <text:p>01010100</text:p>
          </table:table-cell>
          <table:table-cell table:style-name="ce1" office:value-type="string" calcext:value-type="string">
            <text:p>SUBI R0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table:formula="of:=DEC2HEX([.$A87];2)" office:value-type="string" office:string-value="55" calcext:value-type="string">
            <text:p>55</text:p>
          </table:table-cell>
          <table:table-cell table:style-name="ce2" table:formula="of:=DEC2BIN([.$A87];8)" office:value-type="string" office:string-value="01010101" calcext:value-type="string">
            <text:p>01010101</text:p>
          </table:table-cell>
          <table:table-cell table:style-name="ce1" office:value-type="string" calcext:value-type="string">
            <text:p>SUBI R1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table:formula="of:=DEC2HEX([.$A88];2)" office:value-type="string" office:string-value="56" calcext:value-type="string">
            <text:p>56</text:p>
          </table:table-cell>
          <table:table-cell table:style-name="ce2" table:formula="of:=DEC2BIN([.$A88];8)" office:value-type="string" office:string-value="01010110" calcext:value-type="string">
            <text:p>01010110</text:p>
          </table:table-cell>
          <table:table-cell table:style-name="ce1" office:value-type="string" calcext:value-type="string">
            <text:p>SUBI R2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table:formula="of:=DEC2HEX([.$A89];2)" office:value-type="string" office:string-value="57" calcext:value-type="string">
            <text:p>57</text:p>
          </table:table-cell>
          <table:table-cell table:style-name="ce2" table:formula="of:=DEC2BIN([.$A89];8)" office:value-type="string" office:string-value="01010111" calcext:value-type="string">
            <text:p>01010111</text:p>
          </table:table-cell>
          <table:table-cell table:style-name="ce1" office:value-type="string" calcext:value-type="string">
            <text:p>SUBI R3, 8bi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table:formula="of:=DEC2HEX([.$A90];2)" office:value-type="string" office:string-value="58" calcext:value-type="string">
            <text:p>58</text:p>
          </table:table-cell>
          <table:table-cell table:style-name="ce2" table:formula="of:=DEC2BIN([.$A90];8)" office:value-type="string" office:string-value="01011000" calcext:value-type="string">
            <text:p>01011000</text:p>
          </table:table-cell>
          <table:table-cell table:style-name="ce1" office:value-type="string" calcext:value-type="string">
            <text:p>AND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table:formula="of:=DEC2HEX([.$A91];2)" office:value-type="string" office:string-value="59" calcext:value-type="string">
            <text:p>59</text:p>
          </table:table-cell>
          <table:table-cell table:style-name="ce2" table:formula="of:=DEC2BIN([.$A91];8)" office:value-type="string" office:string-value="01011001" calcext:value-type="string">
            <text:p>01011001</text:p>
          </table:table-cell>
          <table:table-cell table:style-name="ce1" office:value-type="string" calcext:value-type="string">
            <text:p>AND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table:formula="of:=DEC2HEX([.$A92];2)" office:value-type="string" office:string-value="5A" calcext:value-type="string">
            <text:p>5A</text:p>
          </table:table-cell>
          <table:table-cell table:style-name="ce2" table:formula="of:=DEC2BIN([.$A92];8)" office:value-type="string" office:string-value="01011010" calcext:value-type="string">
            <text:p>01011010</text:p>
          </table:table-cell>
          <table:table-cell table:style-name="ce1" office:value-type="string" calcext:value-type="string">
            <text:p>AND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table:formula="of:=DEC2HEX([.$A93];2)" office:value-type="string" office:string-value="5B" calcext:value-type="string">
            <text:p>5B</text:p>
          </table:table-cell>
          <table:table-cell table:style-name="ce2" table:formula="of:=DEC2BIN([.$A93];8)" office:value-type="string" office:string-value="01011011" calcext:value-type="string">
            <text:p>01011011</text:p>
          </table:table-cell>
          <table:table-cell table:style-name="ce1" office:value-type="string" calcext:value-type="string">
            <text:p>AND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table:formula="of:=DEC2HEX([.$A94];2)" office:value-type="string" office:string-value="5C" calcext:value-type="string">
            <text:p>5C</text:p>
          </table:table-cell>
          <table:table-cell table:style-name="ce2" table:formula="of:=DEC2BIN([.$A94];8)" office:value-type="string" office:string-value="01011100" calcext:value-type="string">
            <text:p>01011100</text:p>
          </table:table-cell>
          <table:table-cell table:style-name="ce1" office:value-type="string" calcext:value-type="string">
            <text:p>ORI R0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table:formula="of:=DEC2HEX([.$A95];2)" office:value-type="string" office:string-value="5D" calcext:value-type="string">
            <text:p>5D</text:p>
          </table:table-cell>
          <table:table-cell table:style-name="ce2" table:formula="of:=DEC2BIN([.$A95];8)" office:value-type="string" office:string-value="01011101" calcext:value-type="string">
            <text:p>01011101</text:p>
          </table:table-cell>
          <table:table-cell table:style-name="ce1" office:value-type="string" calcext:value-type="string">
            <text:p>ORI R1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table:formula="of:=DEC2HEX([.$A96];2)" office:value-type="string" office:string-value="5E" calcext:value-type="string">
            <text:p>5E</text:p>
          </table:table-cell>
          <table:table-cell table:style-name="ce2" table:formula="of:=DEC2BIN([.$A96];8)" office:value-type="string" office:string-value="01011110" calcext:value-type="string">
            <text:p>01011110</text:p>
          </table:table-cell>
          <table:table-cell table:style-name="ce1" office:value-type="string" calcext:value-type="string">
            <text:p>ORI R2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table:formula="of:=DEC2HEX([.$A97];2)" office:value-type="string" office:string-value="5F" calcext:value-type="string">
            <text:p>5F</text:p>
          </table:table-cell>
          <table:table-cell table:style-name="ce2" table:formula="of:=DEC2BIN([.$A97];8)" office:value-type="string" office:string-value="01011111" calcext:value-type="string">
            <text:p>01011111</text:p>
          </table:table-cell>
          <table:table-cell table:style-name="ce1" office:value-type="string" calcext:value-type="string">
            <text:p>ORI R3, 8bit</text:p>
          </table:table-cell>
          <table:table-cell table:number-columns-repeated="1020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table:formula="of:=DEC2HEX([.$A98];2)" office:value-type="string" office:string-value="60" calcext:value-type="string">
            <text:p>60</text:p>
          </table:table-cell>
          <table:table-cell table:style-name="ce2" table:formula="of:=DEC2BIN([.$A98];8)" office:value-type="string" office:string-value="01100000" calcext:value-type="string">
            <text:p>01100000</text:p>
          </table:table-cell>
          <table:table-cell table:style-name="ce1" office:value-type="string" calcext:value-type="string">
            <text:p>DNJZ0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table:formula="of:=DEC2HEX([.$A99];2)" office:value-type="string" office:string-value="61" calcext:value-type="string">
            <text:p>61</text:p>
          </table:table-cell>
          <table:table-cell table:style-name="ce2" table:formula="of:=DEC2BIN([.$A99];8)" office:value-type="string" office:string-value="01100001" calcext:value-type="string">
            <text:p>01100001</text:p>
          </table:table-cell>
          <table:table-cell table:style-name="ce1" office:value-type="string" calcext:value-type="string">
            <text:p>DNJZ1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table:formula="of:=DEC2HEX([.$A100];2)" office:value-type="string" office:string-value="62" calcext:value-type="string">
            <text:p>62</text:p>
          </table:table-cell>
          <table:table-cell table:style-name="ce2" table:formula="of:=DEC2BIN([.$A100];8)" office:value-type="string" office:string-value="01100010" calcext:value-type="string">
            <text:p>01100010</text:p>
          </table:table-cell>
          <table:table-cell table:style-name="ce1" office:value-type="string" calcext:value-type="string">
            <text:p>DNJZ2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table:formula="of:=DEC2HEX([.$A101];2)" office:value-type="string" office:string-value="63" calcext:value-type="string">
            <text:p>63</text:p>
          </table:table-cell>
          <table:table-cell table:style-name="ce2" table:formula="of:=DEC2BIN([.$A101];8)" office:value-type="string" office:string-value="01100011" calcext:value-type="string">
            <text:p>01100011</text:p>
          </table:table-cell>
          <table:table-cell table:style-name="ce1" office:value-type="string" calcext:value-type="string">
            <text:p>DNJZ3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table:formula="of:=DEC2HEX([.$A102];2)" office:value-type="string" office:string-value="64" calcext:value-type="string">
            <text:p>64</text:p>
          </table:table-cell>
          <table:table-cell table:style-name="ce2" table:formula="of:=DEC2BIN([.$A102];8)" office:value-type="string" office:string-value="01100100" calcext:value-type="string">
            <text:p>01100100</text:p>
          </table:table-cell>
          <table:table-cell table:style-name="ce1" office:value-type="string" calcext:value-type="string">
            <text:p>JPZ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table:formula="of:=DEC2HEX([.$A103];2)" office:value-type="string" office:string-value="65" calcext:value-type="string">
            <text:p>65</text:p>
          </table:table-cell>
          <table:table-cell table:style-name="ce2" table:formula="of:=DEC2BIN([.$A103];8)" office:value-type="string" office:string-value="01100101" calcext:value-type="string">
            <text:p>01100101</text:p>
          </table:table-cell>
          <table:table-cell table:style-name="ce1" office:value-type="string" calcext:value-type="string">
            <text:p>JPNZ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table:formula="of:=DEC2HEX([.$A104];2)" office:value-type="string" office:string-value="66" calcext:value-type="string">
            <text:p>66</text:p>
          </table:table-cell>
          <table:table-cell table:style-name="ce2" table:formula="of:=DEC2BIN([.$A104];8)" office:value-type="string" office:string-value="01100110" calcext:value-type="string">
            <text:p>01100110</text:p>
          </table:table-cell>
          <table:table-cell table:style-name="ce1" office:value-type="string" calcext:value-type="string">
            <text:p>JPC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table:formula="of:=DEC2HEX([.$A105];2)" office:value-type="string" office:string-value="67" calcext:value-type="string">
            <text:p>67</text:p>
          </table:table-cell>
          <table:table-cell table:style-name="ce2" table:formula="of:=DEC2BIN([.$A105];8)" office:value-type="string" office:string-value="01100111" calcext:value-type="string">
            <text:p>01100111</text:p>
          </table:table-cell>
          <table:table-cell table:style-name="ce1" office:value-type="string" calcext:value-type="string">
            <text:p>JPNC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table:formula="of:=DEC2HEX([.$A106];2)" office:value-type="string" office:string-value="68" calcext:value-type="string">
            <text:p>68</text:p>
          </table:table-cell>
          <table:table-cell table:style-name="ce2" table:formula="of:=DEC2BIN([.$A106];8)" office:value-type="string" office:string-value="01101000" calcext:value-type="string">
            <text:p>01101000</text:p>
          </table:table-cell>
          <table:table-cell table:style-name="ce1" office:value-type="string" calcext:value-type="string">
            <text:p>JPS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table:formula="of:=DEC2HEX([.$A107];2)" office:value-type="string" office:string-value="69" calcext:value-type="string">
            <text:p>69</text:p>
          </table:table-cell>
          <table:table-cell table:style-name="ce2" table:formula="of:=DEC2BIN([.$A107];8)" office:value-type="string" office:string-value="01101001" calcext:value-type="string">
            <text:p>01101001</text:p>
          </table:table-cell>
          <table:table-cell table:style-name="ce1" office:value-type="string" calcext:value-type="string">
            <text:p>JPNS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table:formula="of:=DEC2HEX([.$A108];2)" office:value-type="string" office:string-value="6A" calcext:value-type="string">
            <text:p>6A</text:p>
          </table:table-cell>
          <table:table-cell table:style-name="ce2" table:formula="of:=DEC2BIN([.$A108];8)" office:value-type="string" office:string-value="01101010" calcext:value-type="string">
            <text:p>01101010</text:p>
          </table:table-cell>
          <table:table-cell table:style-name="ce1" office:value-type="string" calcext:value-type="string">
            <text:p>JPO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table:formula="of:=DEC2HEX([.$A109];2)" office:value-type="string" office:string-value="6B" calcext:value-type="string">
            <text:p>6B</text:p>
          </table:table-cell>
          <table:table-cell table:style-name="ce2" table:formula="of:=DEC2BIN([.$A109];8)" office:value-type="string" office:string-value="01101011" calcext:value-type="string">
            <text:p>01101011</text:p>
          </table:table-cell>
          <table:table-cell table:style-name="ce1" office:value-type="string" calcext:value-type="string">
            <text:p>JPNO _16addr</text:p>
          </table:table-cell>
          <table:table-cell table:number-columns-repeated="1020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table:formula="of:=DEC2HEX([.$A110];2)" office:value-type="string" office:string-value="6C" calcext:value-type="string">
            <text:p>6C</text:p>
          </table:table-cell>
          <table:table-cell table:style-name="ce2" table:formula="of:=DEC2BIN([.$A110];8)" office:value-type="string" office:string-value="01101100" calcext:value-type="string">
            <text:p>01101100</text:p>
          </table:table-cell>
          <table:table-cell table:style-name="ce1" office:value-type="string" calcext:value-type="string">
            <text:p>JMP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table:formula="of:=DEC2HEX([.$A111];2)" office:value-type="string" office:string-value="6D" calcext:value-type="string">
            <text:p>6D</text:p>
          </table:table-cell>
          <table:table-cell table:style-name="ce2" table:formula="of:=DEC2BIN([.$A111];8)" office:value-type="string" office:string-value="01101101" calcext:value-type="string">
            <text:p>0110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table:formula="of:=DEC2HEX([.$A112];2)" office:value-type="string" office:string-value="6E" calcext:value-type="string">
            <text:p>6E</text:p>
          </table:table-cell>
          <table:table-cell table:style-name="ce2" table:formula="of:=DEC2BIN([.$A112];8)" office:value-type="string" office:string-value="01101110" calcext:value-type="string">
            <text:p>01101110</text:p>
          </table:table-cell>
          <table:table-cell table:style-name="ce1" office:value-type="string" calcext:value-type="string">
            <text:p>CALL _16addr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table:formula="of:=DEC2HEX([.$A113];2)" office:value-type="string" office:string-value="6F" calcext:value-type="string">
            <text:p>6F</text:p>
          </table:table-cell>
          <table:table-cell table:style-name="ce2" table:formula="of:=DEC2BIN([.$A113];8)" office:value-type="string" office:string-value="01101111" calcext:value-type="string">
            <text:p>01101111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table:formula="of:=DEC2HEX([.$A114];2)" office:value-type="string" office:string-value="70" calcext:value-type="string">
            <text:p>70</text:p>
          </table:table-cell>
          <table:table-cell table:style-name="ce2" table:formula="of:=DEC2BIN([.$A114];8)" office:value-type="string" office:string-value="01110000" calcext:value-type="string">
            <text:p>01110000</text:p>
          </table:table-cell>
          <table:table-cell table:style-name="ce4" office:value-type="string" calcext:value-type="string">
            <text:p>ADD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table:formula="of:=DEC2HEX([.$A115];2)" office:value-type="string" office:string-value="71" calcext:value-type="string">
            <text:p>71</text:p>
          </table:table-cell>
          <table:table-cell table:style-name="ce2" table:formula="of:=DEC2BIN([.$A115];8)" office:value-type="string" office:string-value="01110001" calcext:value-type="string">
            <text:p>01110001</text:p>
          </table:table-cell>
          <table:table-cell table:style-name="ce4" office:value-type="string" calcext:value-type="string">
            <text:p>ADD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table:formula="of:=DEC2HEX([.$A116];2)" office:value-type="string" office:string-value="72" calcext:value-type="string">
            <text:p>72</text:p>
          </table:table-cell>
          <table:table-cell table:style-name="ce2" table:formula="of:=DEC2BIN([.$A116];8)" office:value-type="string" office:string-value="01110010" calcext:value-type="string">
            <text:p>01110010</text:p>
          </table:table-cell>
          <table:table-cell table:style-name="ce4" office:value-type="string" calcext:value-type="string">
            <text:p>ADD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table:formula="of:=DEC2HEX([.$A117];2)" office:value-type="string" office:string-value="73" calcext:value-type="string">
            <text:p>73</text:p>
          </table:table-cell>
          <table:table-cell table:style-name="ce2" table:formula="of:=DEC2BIN([.$A117];8)" office:value-type="string" office:string-value="01110011" calcext:value-type="string">
            <text:p>01110011</text:p>
          </table:table-cell>
          <table:table-cell table:style-name="ce4" office:value-type="string" calcext:value-type="string">
            <text:p>SUB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table:formula="of:=DEC2HEX([.$A118];2)" office:value-type="string" office:string-value="74" calcext:value-type="string">
            <text:p>74</text:p>
          </table:table-cell>
          <table:table-cell table:style-name="ce2" table:formula="of:=DEC2BIN([.$A118];8)" office:value-type="string" office:string-value="01110100" calcext:value-type="string">
            <text:p>01110100</text:p>
          </table:table-cell>
          <table:table-cell table:style-name="ce4" office:value-type="string" calcext:value-type="string">
            <text:p>SUB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table:formula="of:=DEC2HEX([.$A119];2)" office:value-type="string" office:string-value="75" calcext:value-type="string">
            <text:p>75</text:p>
          </table:table-cell>
          <table:table-cell table:style-name="ce2" table:formula="of:=DEC2BIN([.$A119];8)" office:value-type="string" office:string-value="01110101" calcext:value-type="string">
            <text:p>01110101</text:p>
          </table:table-cell>
          <table:table-cell table:style-name="ce4" office:value-type="string" calcext:value-type="string">
            <text:p>SUB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table:formula="of:=DEC2HEX([.$A120];2)" office:value-type="string" office:string-value="76" calcext:value-type="string">
            <text:p>76</text:p>
          </table:table-cell>
          <table:table-cell table:style-name="ce2" table:formula="of:=DEC2BIN([.$A120];8)" office:value-type="string" office:string-value="01110110" calcext:value-type="string">
            <text:p>01110110</text:p>
          </table:table-cell>
          <table:table-cell table:style-name="ce4" office:value-type="string" calcext:value-type="string">
            <text:p>AND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table:formula="of:=DEC2HEX([.$A121];2)" office:value-type="string" office:string-value="77" calcext:value-type="string">
            <text:p>77</text:p>
          </table:table-cell>
          <table:table-cell table:style-name="ce2" table:formula="of:=DEC2BIN([.$A121];8)" office:value-type="string" office:string-value="01110111" calcext:value-type="string">
            <text:p>01110111</text:p>
          </table:table-cell>
          <table:table-cell table:style-name="ce4" office:value-type="string" calcext:value-type="string">
            <text:p>AND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table:formula="of:=DEC2HEX([.$A122];2)" office:value-type="string" office:string-value="78" calcext:value-type="string">
            <text:p>78</text:p>
          </table:table-cell>
          <table:table-cell table:style-name="ce2" table:formula="of:=DEC2BIN([.$A122];8)" office:value-type="string" office:string-value="01111000" calcext:value-type="string">
            <text:p>01111000</text:p>
          </table:table-cell>
          <table:table-cell table:style-name="ce4" office:value-type="string" calcext:value-type="string">
            <text:p>AND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table:formula="of:=DEC2HEX([.$A123];2)" office:value-type="string" office:string-value="79" calcext:value-type="string">
            <text:p>79</text:p>
          </table:table-cell>
          <table:table-cell table:style-name="ce2" table:formula="of:=DEC2BIN([.$A123];8)" office:value-type="string" office:string-value="01111001" calcext:value-type="string">
            <text:p>01111001</text:p>
          </table:table-cell>
          <table:table-cell table:style-name="ce4" office:value-type="string" calcext:value-type="string">
            <text:p>OR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table:formula="of:=DEC2HEX([.$A124];2)" office:value-type="string" office:string-value="7A" calcext:value-type="string">
            <text:p>7A</text:p>
          </table:table-cell>
          <table:table-cell table:style-name="ce2" table:formula="of:=DEC2BIN([.$A124];8)" office:value-type="string" office:string-value="01111010" calcext:value-type="string">
            <text:p>01111010</text:p>
          </table:table-cell>
          <table:table-cell table:style-name="ce4" office:value-type="string" calcext:value-type="string">
            <text:p>OR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table:formula="of:=DEC2HEX([.$A125];2)" office:value-type="string" office:string-value="7B" calcext:value-type="string">
            <text:p>7B</text:p>
          </table:table-cell>
          <table:table-cell table:style-name="ce2" table:formula="of:=DEC2BIN([.$A125];8)" office:value-type="string" office:string-value="01111011" calcext:value-type="string">
            <text:p>01111011</text:p>
          </table:table-cell>
          <table:table-cell table:style-name="ce4" office:value-type="string" calcext:value-type="string">
            <text:p>OR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table:formula="of:=DEC2HEX([.$A126];2)" office:value-type="string" office:string-value="7C" calcext:value-type="string">
            <text:p>7C</text:p>
          </table:table-cell>
          <table:table-cell table:style-name="ce2" table:formula="of:=DEC2BIN([.$A126];8)" office:value-type="string" office:string-value="01111100" calcext:value-type="string">
            <text:p>01111100</text:p>
          </table:table-cell>
          <table:table-cell table:style-name="ce4" office:value-type="string" calcext:value-type="string">
            <text:p>XORIX R0,[R1]</text:p>
          </table:table-cell>
          <table:table-cell table:number-columns-repeated="1020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table:formula="of:=DEC2HEX([.$A127];2)" office:value-type="string" office:string-value="7D" calcext:value-type="string">
            <text:p>7D</text:p>
          </table:table-cell>
          <table:table-cell table:style-name="ce2" table:formula="of:=DEC2BIN([.$A127];8)" office:value-type="string" office:string-value="01111101" calcext:value-type="string">
            <text:p>01111101</text:p>
          </table:table-cell>
          <table:table-cell table:style-name="ce4" office:value-type="string" calcext:value-type="string">
            <text:p>XORIX R0,[R2]</text:p>
          </table:table-cell>
          <table:table-cell table:number-columns-repeated="1020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table:formula="of:=DEC2HEX([.$A128];2)" office:value-type="string" office:string-value="7E" calcext:value-type="string">
            <text:p>7E</text:p>
          </table:table-cell>
          <table:table-cell table:style-name="ce2" table:formula="of:=DEC2BIN([.$A128];8)" office:value-type="string" office:string-value="01111110" calcext:value-type="string">
            <text:p>01111110</text:p>
          </table:table-cell>
          <table:table-cell table:style-name="ce4" office:value-type="string" calcext:value-type="string">
            <text:p>XORIX R0,[R3]</text:p>
          </table:table-cell>
          <table:table-cell table:number-columns-repeated="1020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table:formula="of:=DEC2HEX([.$A129];2)" office:value-type="string" office:string-value="7F" calcext:value-type="string">
            <text:p>7F</text:p>
          </table:table-cell>
          <table:table-cell table:style-name="ce2" table:formula="of:=DEC2BIN([.$A129];8)" office:value-type="string" office:string-value="01111111" calcext:value-type="string">
            <text:p>0111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DEC2HEX([.$A130];2)" office:value-type="string" office:string-value="80" calcext:value-type="string">
            <text:p>80</text:p>
          </table:table-cell>
          <table:table-cell table:style-name="ce2" table:formula="of:=DEC2BIN([.$A130];8)" office:value-type="string" office:string-value="10000000" calcext:value-type="string">
            <text:p>10000000</text:p>
          </table:table-cell>
          <table:table-cell table:style-name="ce1" office:value-type="string" calcext:value-type="string">
            <text:p>SHR R0</text:p>
          </table:table-cell>
          <table:table-cell table:number-columns-repeated="1020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table:formula="of:=DEC2HEX([.$A131];2)" office:value-type="string" office:string-value="81" calcext:value-type="string">
            <text:p>81</text:p>
          </table:table-cell>
          <table:table-cell table:style-name="ce2" table:formula="of:=DEC2BIN([.$A131];8)" office:value-type="string" office:string-value="10000001" calcext:value-type="string">
            <text:p>10000001</text:p>
          </table:table-cell>
          <table:table-cell table:style-name="ce1" office:value-type="string" calcext:value-type="string">
            <text:p>SHR R1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table:formula="of:=DEC2HEX([.$A132];2)" office:value-type="string" office:string-value="82" calcext:value-type="string">
            <text:p>82</text:p>
          </table:table-cell>
          <table:table-cell table:style-name="ce2" table:formula="of:=DEC2BIN([.$A132];8)" office:value-type="string" office:string-value="10000010" calcext:value-type="string">
            <text:p>10000010</text:p>
          </table:table-cell>
          <table:table-cell table:style-name="ce1" office:value-type="string" calcext:value-type="string">
            <text:p>SHR R2</text:p>
          </table:table-cell>
          <table:table-cell table:number-columns-repeated="1020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table:formula="of:=DEC2HEX([.$A133];2)" office:value-type="string" office:string-value="83" calcext:value-type="string">
            <text:p>83</text:p>
          </table:table-cell>
          <table:table-cell table:style-name="ce2" table:formula="of:=DEC2BIN([.$A133];8)" office:value-type="string" office:string-value="10000011" calcext:value-type="string">
            <text:p>10000011</text:p>
          </table:table-cell>
          <table:table-cell table:style-name="ce1" office:value-type="string" calcext:value-type="string">
            <text:p>SHR R3</text:p>
          </table:table-cell>
          <table:table-cell table:number-columns-repeated="1020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table:formula="of:=DEC2HEX([.$A134];2)" office:value-type="string" office:string-value="84" calcext:value-type="string">
            <text:p>84</text:p>
          </table:table-cell>
          <table:table-cell table:style-name="ce2" table:formula="of:=DEC2BIN([.$A134];8)" office:value-type="string" office:string-value="10000100" calcext:value-type="string">
            <text:p>10000100</text:p>
          </table:table-cell>
          <table:table-cell table:style-name="ce1" office:value-type="string" calcext:value-type="string">
            <text:p>SHL R0</text:p>
          </table:table-cell>
          <table:table-cell table:number-columns-repeated="102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table:formula="of:=DEC2HEX([.$A135];2)" office:value-type="string" office:string-value="85" calcext:value-type="string">
            <text:p>85</text:p>
          </table:table-cell>
          <table:table-cell table:style-name="ce2" table:formula="of:=DEC2BIN([.$A135];8)" office:value-type="string" office:string-value="10000101" calcext:value-type="string">
            <text:p>10000101</text:p>
          </table:table-cell>
          <table:table-cell table:style-name="ce1" office:value-type="string" calcext:value-type="string">
            <text:p>SHL R1</text:p>
          </table:table-cell>
          <table:table-cell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table:formula="of:=DEC2HEX([.$A136];2)" office:value-type="string" office:string-value="86" calcext:value-type="string">
            <text:p>86</text:p>
          </table:table-cell>
          <table:table-cell table:style-name="ce2" table:formula="of:=DEC2BIN([.$A136];8)" office:value-type="string" office:string-value="10000110" calcext:value-type="string">
            <text:p>10000110</text:p>
          </table:table-cell>
          <table:table-cell table:style-name="ce1" office:value-type="string" calcext:value-type="string">
            <text:p>SHL R2</text:p>
          </table:table-cell>
          <table:table-cell table:number-columns-repeated="1020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table:formula="of:=DEC2HEX([.$A137];2)" office:value-type="string" office:string-value="87" calcext:value-type="string">
            <text:p>87</text:p>
          </table:table-cell>
          <table:table-cell table:style-name="ce2" table:formula="of:=DEC2BIN([.$A137];8)" office:value-type="string" office:string-value="10000111" calcext:value-type="string">
            <text:p>10000111</text:p>
          </table:table-cell>
          <table:table-cell table:style-name="ce1" office:value-type="string" calcext:value-type="string">
            <text:p>SHL R3</text:p>
          </table:table-cell>
          <table:table-cell table:number-columns-repeated="1020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table:formula="of:=DEC2HEX([.$A138];2)" office:value-type="string" office:string-value="88" calcext:value-type="string">
            <text:p>88</text:p>
          </table:table-cell>
          <table:table-cell table:style-name="ce2" table:formula="of:=DEC2BIN([.$A138];8)" office:value-type="string" office:string-value="10001000" calcext:value-type="string">
            <text:p>10001000</text:p>
          </table:table-cell>
          <table:table-cell table:style-name="ce1" office:value-type="string" calcext:value-type="string">
            <text:p>INC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table:formula="of:=DEC2HEX([.$A139];2)" office:value-type="string" office:string-value="89" calcext:value-type="string">
            <text:p>89</text:p>
          </table:table-cell>
          <table:table-cell table:style-name="ce2" table:formula="of:=DEC2BIN([.$A139];8)" office:value-type="string" office:string-value="10001001" calcext:value-type="string">
            <text:p>10001001</text:p>
          </table:table-cell>
          <table:table-cell table:style-name="ce1" office:value-type="string" calcext:value-type="string">
            <text:p>INC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table:formula="of:=DEC2HEX([.$A140];2)" office:value-type="string" office:string-value="8A" calcext:value-type="string">
            <text:p>8A</text:p>
          </table:table-cell>
          <table:table-cell table:style-name="ce2" table:formula="of:=DEC2BIN([.$A140];8)" office:value-type="string" office:string-value="10001010" calcext:value-type="string">
            <text:p>10001010</text:p>
          </table:table-cell>
          <table:table-cell table:style-name="ce1" office:value-type="string" calcext:value-type="string">
            <text:p>INC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table:formula="of:=DEC2HEX([.$A141];2)" office:value-type="string" office:string-value="8B" calcext:value-type="string">
            <text:p>8B</text:p>
          </table:table-cell>
          <table:table-cell table:style-name="ce2" table:formula="of:=DEC2BIN([.$A141];8)" office:value-type="string" office:string-value="10001011" calcext:value-type="string">
            <text:p>10001011</text:p>
          </table:table-cell>
          <table:table-cell table:style-name="ce1" office:value-type="string" calcext:value-type="string">
            <text:p>INC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table:formula="of:=DEC2HEX([.$A142];2)" office:value-type="string" office:string-value="8C" calcext:value-type="string">
            <text:p>8C</text:p>
          </table:table-cell>
          <table:table-cell table:style-name="ce2" table:formula="of:=DEC2BIN([.$A142];8)" office:value-type="string" office:string-value="10001100" calcext:value-type="string">
            <text:p>10001100</text:p>
          </table:table-cell>
          <table:table-cell table:style-name="ce1" office:value-type="string" calcext:value-type="string">
            <text:p>DEC 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table:formula="of:=DEC2HEX([.$A143];2)" office:value-type="string" office:string-value="8D" calcext:value-type="string">
            <text:p>8D</text:p>
          </table:table-cell>
          <table:table-cell table:style-name="ce2" table:formula="of:=DEC2BIN([.$A143];8)" office:value-type="string" office:string-value="10001101" calcext:value-type="string">
            <text:p>10001101</text:p>
          </table:table-cell>
          <table:table-cell table:style-name="ce1" office:value-type="string" calcext:value-type="string">
            <text:p>DEC 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table:formula="of:=DEC2HEX([.$A144];2)" office:value-type="string" office:string-value="8E" calcext:value-type="string">
            <text:p>8E</text:p>
          </table:table-cell>
          <table:table-cell table:style-name="ce2" table:formula="of:=DEC2BIN([.$A144];8)" office:value-type="string" office:string-value="10001110" calcext:value-type="string">
            <text:p>10001110</text:p>
          </table:table-cell>
          <table:table-cell table:style-name="ce1" office:value-type="string" calcext:value-type="string">
            <text:p>DEC 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table:formula="of:=DEC2HEX([.$A145];2)" office:value-type="string" office:string-value="8F" calcext:value-type="string">
            <text:p>8F</text:p>
          </table:table-cell>
          <table:table-cell table:style-name="ce2" table:formula="of:=DEC2BIN([.$A145];8)" office:value-type="string" office:string-value="10001111" calcext:value-type="string">
            <text:p>10001111</text:p>
          </table:table-cell>
          <table:table-cell table:style-name="ce1" office:value-type="string" calcext:value-type="string">
            <text:p>DEC 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table:formula="of:=DEC2HEX([.$A146];2)" office:value-type="string" office:string-value="90" calcext:value-type="string">
            <text:p>90</text:p>
          </table:table-cell>
          <table:table-cell table:style-name="ce2" table:formula="of:=DEC2BIN([.$A146];8)" office:value-type="string" office:string-value="10010000" calcext:value-type="string">
            <text:p>10010000</text:p>
          </table:table-cell>
          <table:table-cell table:style-name="ce1" office:value-type="string" calcext:value-type="string">
            <text:p>MOV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table:formula="of:=DEC2HEX([.$A147];2)" office:value-type="string" office:string-value="91" calcext:value-type="string">
            <text:p>91</text:p>
          </table:table-cell>
          <table:table-cell table:style-name="ce2" table:formula="of:=DEC2BIN([.$A147];8)" office:value-type="string" office:string-value="10010001" calcext:value-type="string">
            <text:p>10010001</text:p>
          </table:table-cell>
          <table:table-cell table:style-name="ce1" office:value-type="string" calcext:value-type="string">
            <text:p>MOV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table:formula="of:=DEC2HEX([.$A148];2)" office:value-type="string" office:string-value="92" calcext:value-type="string">
            <text:p>92</text:p>
          </table:table-cell>
          <table:table-cell table:style-name="ce2" table:formula="of:=DEC2BIN([.$A148];8)" office:value-type="string" office:string-value="10010010" calcext:value-type="string">
            <text:p>10010010</text:p>
          </table:table-cell>
          <table:table-cell table:style-name="ce1" office:value-type="string" calcext:value-type="string">
            <text:p>MOV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table:formula="of:=DEC2HEX([.$A149];2)" office:value-type="string" office:string-value="93" calcext:value-type="string">
            <text:p>93</text:p>
          </table:table-cell>
          <table:table-cell table:style-name="ce2" table:formula="of:=DEC2BIN([.$A149];8)" office:value-type="string" office:string-value="10010011" calcext:value-type="string">
            <text:p>10010011</text:p>
          </table:table-cell>
          <table:table-cell table:style-name="ce1" office:value-type="string" calcext:value-type="string">
            <text:p>MOV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table:formula="of:=DEC2HEX([.$A150];2)" office:value-type="string" office:string-value="94" calcext:value-type="string">
            <text:p>94</text:p>
          </table:table-cell>
          <table:table-cell table:style-name="ce2" table:formula="of:=DEC2BIN([.$A150];8)" office:value-type="string" office:string-value="10010100" calcext:value-type="string">
            <text:p>10010100</text:p>
          </table:table-cell>
          <table:table-cell table:style-name="ce1" office:value-type="string" calcext:value-type="string">
            <text:p>MOV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table:formula="of:=DEC2HEX([.$A151];2)" office:value-type="string" office:string-value="95" calcext:value-type="string">
            <text:p>95</text:p>
          </table:table-cell>
          <table:table-cell table:style-name="ce2" table:formula="of:=DEC2BIN([.$A151];8)" office:value-type="string" office:string-value="10010101" calcext:value-type="string">
            <text:p>10010101</text:p>
          </table:table-cell>
          <table:table-cell table:style-name="ce1" office:value-type="string" calcext:value-type="string">
            <text:p>MOV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table:formula="of:=DEC2HEX([.$A152];2)" office:value-type="string" office:string-value="96" calcext:value-type="string">
            <text:p>96</text:p>
          </table:table-cell>
          <table:table-cell table:style-name="ce2" table:formula="of:=DEC2BIN([.$A152];8)" office:value-type="string" office:string-value="10010110" calcext:value-type="string">
            <text:p>10010110</text:p>
          </table:table-cell>
          <table:table-cell table:style-name="ce1" office:value-type="string" calcext:value-type="string">
            <text:p>MOV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table:formula="of:=DEC2HEX([.$A153];2)" office:value-type="string" office:string-value="97" calcext:value-type="string">
            <text:p>97</text:p>
          </table:table-cell>
          <table:table-cell table:style-name="ce2" table:formula="of:=DEC2BIN([.$A153];8)" office:value-type="string" office:string-value="10010111" calcext:value-type="string">
            <text:p>10010111</text:p>
          </table:table-cell>
          <table:table-cell table:style-name="ce1" office:value-type="string" calcext:value-type="string">
            <text:p>MOV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table:formula="of:=DEC2HEX([.$A154];2)" office:value-type="string" office:string-value="98" calcext:value-type="string">
            <text:p>98</text:p>
          </table:table-cell>
          <table:table-cell table:style-name="ce2" table:formula="of:=DEC2BIN([.$A154];8)" office:value-type="string" office:string-value="10011000" calcext:value-type="string">
            <text:p>10011000</text:p>
          </table:table-cell>
          <table:table-cell table:style-name="ce1" office:value-type="string" calcext:value-type="string">
            <text:p>MOV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table:formula="of:=DEC2HEX([.$A155];2)" office:value-type="string" office:string-value="99" calcext:value-type="string">
            <text:p>99</text:p>
          </table:table-cell>
          <table:table-cell table:style-name="ce2" table:formula="of:=DEC2BIN([.$A155];8)" office:value-type="string" office:string-value="10011001" calcext:value-type="string">
            <text:p>10011001</text:p>
          </table:table-cell>
          <table:table-cell table:style-name="ce1" office:value-type="string" calcext:value-type="string">
            <text:p>MOV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table:formula="of:=DEC2HEX([.$A156];2)" office:value-type="string" office:string-value="9A" calcext:value-type="string">
            <text:p>9A</text:p>
          </table:table-cell>
          <table:table-cell table:style-name="ce2" table:formula="of:=DEC2BIN([.$A156];8)" office:value-type="string" office:string-value="10011010" calcext:value-type="string">
            <text:p>10011010</text:p>
          </table:table-cell>
          <table:table-cell table:style-name="ce1" office:value-type="string" calcext:value-type="string">
            <text:p>MOV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table:formula="of:=DEC2HEX([.$A157];2)" office:value-type="string" office:string-value="9B" calcext:value-type="string">
            <text:p>9B</text:p>
          </table:table-cell>
          <table:table-cell table:style-name="ce2" table:formula="of:=DEC2BIN([.$A157];8)" office:value-type="string" office:string-value="10011011" calcext:value-type="string">
            <text:p>10011011</text:p>
          </table:table-cell>
          <table:table-cell table:style-name="ce1" office:value-type="string" calcext:value-type="string">
            <text:p>MOV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table:formula="of:=DEC2HEX([.$A158];2)" office:value-type="string" office:string-value="9C" calcext:value-type="string">
            <text:p>9C</text:p>
          </table:table-cell>
          <table:table-cell table:style-name="ce2" table:formula="of:=DEC2BIN([.$A158];8)" office:value-type="string" office:string-value="10011100" calcext:value-type="string">
            <text:p>10011100</text:p>
          </table:table-cell>
          <table:table-cell table:style-name="ce1" office:value-type="string" calcext:value-type="string">
            <text:p>MOV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table:formula="of:=DEC2HEX([.$A159];2)" office:value-type="string" office:string-value="9D" calcext:value-type="string">
            <text:p>9D</text:p>
          </table:table-cell>
          <table:table-cell table:style-name="ce2" table:formula="of:=DEC2BIN([.$A159];8)" office:value-type="string" office:string-value="10011101" calcext:value-type="string">
            <text:p>10011101</text:p>
          </table:table-cell>
          <table:table-cell table:style-name="ce1" office:value-type="string" calcext:value-type="string">
            <text:p>MOV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table:formula="of:=DEC2HEX([.$A160];2)" office:value-type="string" office:string-value="9E" calcext:value-type="string">
            <text:p>9E</text:p>
          </table:table-cell>
          <table:table-cell table:style-name="ce2" table:formula="of:=DEC2BIN([.$A160];8)" office:value-type="string" office:string-value="10011110" calcext:value-type="string">
            <text:p>10011110</text:p>
          </table:table-cell>
          <table:table-cell table:style-name="ce1" office:value-type="string" calcext:value-type="string">
            <text:p>MOV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table:formula="of:=DEC2HEX([.$A161];2)" office:value-type="string" office:string-value="9F" calcext:value-type="string">
            <text:p>9F</text:p>
          </table:table-cell>
          <table:table-cell table:style-name="ce2" table:formula="of:=DEC2BIN([.$A161];8)" office:value-type="string" office:string-value="10011111" calcext:value-type="string">
            <text:p>10011111</text:p>
          </table:table-cell>
          <table:table-cell table:style-name="ce1" office:value-type="string" calcext:value-type="string">
            <text:p>MOV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table:formula="of:=DEC2HEX([.$A162];2)" office:value-type="string" office:string-value="A0" calcext:value-type="string">
            <text:p>A0</text:p>
          </table:table-cell>
          <table:table-cell table:style-name="ce2" table:formula="of:=DEC2BIN([.$A162];8)" office:value-type="string" office:string-value="10100000" calcext:value-type="string">
            <text:p>10100000</text:p>
          </table:table-cell>
          <table:table-cell table:style-name="ce1" office:value-type="string" calcext:value-type="string">
            <text:p>ADD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table:formula="of:=DEC2HEX([.$A163];2)" office:value-type="string" office:string-value="A1" calcext:value-type="string">
            <text:p>A1</text:p>
          </table:table-cell>
          <table:table-cell table:style-name="ce2" table:formula="of:=DEC2BIN([.$A163];8)" office:value-type="string" office:string-value="10100001" calcext:value-type="string">
            <text:p>10100001</text:p>
          </table:table-cell>
          <table:table-cell table:style-name="ce1" office:value-type="string" calcext:value-type="string">
            <text:p>ADD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table:formula="of:=DEC2HEX([.$A164];2)" office:value-type="string" office:string-value="A2" calcext:value-type="string">
            <text:p>A2</text:p>
          </table:table-cell>
          <table:table-cell table:style-name="ce2" table:formula="of:=DEC2BIN([.$A164];8)" office:value-type="string" office:string-value="10100010" calcext:value-type="string">
            <text:p>10100010</text:p>
          </table:table-cell>
          <table:table-cell table:style-name="ce1" office:value-type="string" calcext:value-type="string">
            <text:p>ADD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table:formula="of:=DEC2HEX([.$A165];2)" office:value-type="string" office:string-value="A3" calcext:value-type="string">
            <text:p>A3</text:p>
          </table:table-cell>
          <table:table-cell table:style-name="ce2" table:formula="of:=DEC2BIN([.$A165];8)" office:value-type="string" office:string-value="10100011" calcext:value-type="string">
            <text:p>10100011</text:p>
          </table:table-cell>
          <table:table-cell table:style-name="ce1" office:value-type="string" calcext:value-type="string">
            <text:p>ADD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table:formula="of:=DEC2HEX([.$A166];2)" office:value-type="string" office:string-value="A4" calcext:value-type="string">
            <text:p>A4</text:p>
          </table:table-cell>
          <table:table-cell table:style-name="ce2" table:formula="of:=DEC2BIN([.$A166];8)" office:value-type="string" office:string-value="10100100" calcext:value-type="string">
            <text:p>10100100</text:p>
          </table:table-cell>
          <table:table-cell table:style-name="ce1" office:value-type="string" calcext:value-type="string">
            <text:p>ADD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table:formula="of:=DEC2HEX([.$A167];2)" office:value-type="string" office:string-value="A5" calcext:value-type="string">
            <text:p>A5</text:p>
          </table:table-cell>
          <table:table-cell table:style-name="ce2" table:formula="of:=DEC2BIN([.$A167];8)" office:value-type="string" office:string-value="10100101" calcext:value-type="string">
            <text:p>10100101</text:p>
          </table:table-cell>
          <table:table-cell table:style-name="ce1" office:value-type="string" calcext:value-type="string">
            <text:p>ADD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table:formula="of:=DEC2HEX([.$A168];2)" office:value-type="string" office:string-value="A6" calcext:value-type="string">
            <text:p>A6</text:p>
          </table:table-cell>
          <table:table-cell table:style-name="ce2" table:formula="of:=DEC2BIN([.$A168];8)" office:value-type="string" office:string-value="10100110" calcext:value-type="string">
            <text:p>10100110</text:p>
          </table:table-cell>
          <table:table-cell table:style-name="ce1" office:value-type="string" calcext:value-type="string">
            <text:p>ADD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table:formula="of:=DEC2HEX([.$A169];2)" office:value-type="string" office:string-value="A7" calcext:value-type="string">
            <text:p>A7</text:p>
          </table:table-cell>
          <table:table-cell table:style-name="ce2" table:formula="of:=DEC2BIN([.$A169];8)" office:value-type="string" office:string-value="10100111" calcext:value-type="string">
            <text:p>10100111</text:p>
          </table:table-cell>
          <table:table-cell table:style-name="ce1" office:value-type="string" calcext:value-type="string">
            <text:p>ADD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table:formula="of:=DEC2HEX([.$A170];2)" office:value-type="string" office:string-value="A8" calcext:value-type="string">
            <text:p>A8</text:p>
          </table:table-cell>
          <table:table-cell table:style-name="ce2" table:formula="of:=DEC2BIN([.$A170];8)" office:value-type="string" office:string-value="10101000" calcext:value-type="string">
            <text:p>10101000</text:p>
          </table:table-cell>
          <table:table-cell table:style-name="ce1" office:value-type="string" calcext:value-type="string">
            <text:p>ADD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table:formula="of:=DEC2HEX([.$A171];2)" office:value-type="string" office:string-value="A9" calcext:value-type="string">
            <text:p>A9</text:p>
          </table:table-cell>
          <table:table-cell table:style-name="ce2" table:formula="of:=DEC2BIN([.$A171];8)" office:value-type="string" office:string-value="10101001" calcext:value-type="string">
            <text:p>10101001</text:p>
          </table:table-cell>
          <table:table-cell table:style-name="ce1" office:value-type="string" calcext:value-type="string">
            <text:p>ADD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table:formula="of:=DEC2HEX([.$A172];2)" office:value-type="string" office:string-value="AA" calcext:value-type="string">
            <text:p>AA</text:p>
          </table:table-cell>
          <table:table-cell table:style-name="ce2" table:formula="of:=DEC2BIN([.$A172];8)" office:value-type="string" office:string-value="10101010" calcext:value-type="string">
            <text:p>10101010</text:p>
          </table:table-cell>
          <table:table-cell table:style-name="ce1" office:value-type="string" calcext:value-type="string">
            <text:p>ADD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table:formula="of:=DEC2HEX([.$A173];2)" office:value-type="string" office:string-value="AB" calcext:value-type="string">
            <text:p>AB</text:p>
          </table:table-cell>
          <table:table-cell table:style-name="ce2" table:formula="of:=DEC2BIN([.$A173];8)" office:value-type="string" office:string-value="10101011" calcext:value-type="string">
            <text:p>10101011</text:p>
          </table:table-cell>
          <table:table-cell table:style-name="ce1" office:value-type="string" calcext:value-type="string">
            <text:p>ADD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table:formula="of:=DEC2HEX([.$A174];2)" office:value-type="string" office:string-value="AC" calcext:value-type="string">
            <text:p>AC</text:p>
          </table:table-cell>
          <table:table-cell table:style-name="ce2" table:formula="of:=DEC2BIN([.$A174];8)" office:value-type="string" office:string-value="10101100" calcext:value-type="string">
            <text:p>10101100</text:p>
          </table:table-cell>
          <table:table-cell table:style-name="ce1" office:value-type="string" calcext:value-type="string">
            <text:p>ADD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table:formula="of:=DEC2HEX([.$A175];2)" office:value-type="string" office:string-value="AD" calcext:value-type="string">
            <text:p>AD</text:p>
          </table:table-cell>
          <table:table-cell table:style-name="ce2" table:formula="of:=DEC2BIN([.$A175];8)" office:value-type="string" office:string-value="10101101" calcext:value-type="string">
            <text:p>10101101</text:p>
          </table:table-cell>
          <table:table-cell table:style-name="ce1" office:value-type="string" calcext:value-type="string">
            <text:p>ADD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table:formula="of:=DEC2HEX([.$A176];2)" office:value-type="string" office:string-value="AE" calcext:value-type="string">
            <text:p>AE</text:p>
          </table:table-cell>
          <table:table-cell table:style-name="ce2" table:formula="of:=DEC2BIN([.$A176];8)" office:value-type="string" office:string-value="10101110" calcext:value-type="string">
            <text:p>10101110</text:p>
          </table:table-cell>
          <table:table-cell table:style-name="ce1" office:value-type="string" calcext:value-type="string">
            <text:p>ADD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table:formula="of:=DEC2HEX([.$A177];2)" office:value-type="string" office:string-value="AF" calcext:value-type="string">
            <text:p>AF</text:p>
          </table:table-cell>
          <table:table-cell table:style-name="ce2" table:formula="of:=DEC2BIN([.$A177];8)" office:value-type="string" office:string-value="10101111" calcext:value-type="string">
            <text:p>10101111</text:p>
          </table:table-cell>
          <table:table-cell table:style-name="ce1" office:value-type="string" calcext:value-type="string">
            <text:p>ADD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table:formula="of:=DEC2HEX([.$A178];2)" office:value-type="string" office:string-value="B0" calcext:value-type="string">
            <text:p>B0</text:p>
          </table:table-cell>
          <table:table-cell table:style-name="ce2" table:formula="of:=DEC2BIN([.$A178];8)" office:value-type="string" office:string-value="10110000" calcext:value-type="string">
            <text:p>10110000</text:p>
          </table:table-cell>
          <table:table-cell table:style-name="ce1" office:value-type="string" calcext:value-type="string">
            <text:p>SUB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table:formula="of:=DEC2HEX([.$A179];2)" office:value-type="string" office:string-value="B1" calcext:value-type="string">
            <text:p>B1</text:p>
          </table:table-cell>
          <table:table-cell table:style-name="ce2" table:formula="of:=DEC2BIN([.$A179];8)" office:value-type="string" office:string-value="10110001" calcext:value-type="string">
            <text:p>10110001</text:p>
          </table:table-cell>
          <table:table-cell table:style-name="ce1" office:value-type="string" calcext:value-type="string">
            <text:p>SUB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table:formula="of:=DEC2HEX([.$A180];2)" office:value-type="string" office:string-value="B2" calcext:value-type="string">
            <text:p>B2</text:p>
          </table:table-cell>
          <table:table-cell table:style-name="ce2" table:formula="of:=DEC2BIN([.$A180];8)" office:value-type="string" office:string-value="10110010" calcext:value-type="string">
            <text:p>10110010</text:p>
          </table:table-cell>
          <table:table-cell table:style-name="ce1" office:value-type="string" calcext:value-type="string">
            <text:p>SUB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table:formula="of:=DEC2HEX([.$A181];2)" office:value-type="string" office:string-value="B3" calcext:value-type="string">
            <text:p>B3</text:p>
          </table:table-cell>
          <table:table-cell table:style-name="ce2" table:formula="of:=DEC2BIN([.$A181];8)" office:value-type="string" office:string-value="10110011" calcext:value-type="string">
            <text:p>10110011</text:p>
          </table:table-cell>
          <table:table-cell table:style-name="ce1" office:value-type="string" calcext:value-type="string">
            <text:p>SUB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table:formula="of:=DEC2HEX([.$A182];2)" office:value-type="string" office:string-value="B4" calcext:value-type="string">
            <text:p>B4</text:p>
          </table:table-cell>
          <table:table-cell table:style-name="ce2" table:formula="of:=DEC2BIN([.$A182];8)" office:value-type="string" office:string-value="10110100" calcext:value-type="string">
            <text:p>10110100</text:p>
          </table:table-cell>
          <table:table-cell table:style-name="ce1" office:value-type="string" calcext:value-type="string">
            <text:p>SUB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table:formula="of:=DEC2HEX([.$A183];2)" office:value-type="string" office:string-value="B5" calcext:value-type="string">
            <text:p>B5</text:p>
          </table:table-cell>
          <table:table-cell table:style-name="ce2" table:formula="of:=DEC2BIN([.$A183];8)" office:value-type="string" office:string-value="10110101" calcext:value-type="string">
            <text:p>10110101</text:p>
          </table:table-cell>
          <table:table-cell table:style-name="ce1" office:value-type="string" calcext:value-type="string">
            <text:p>SUB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table:formula="of:=DEC2HEX([.$A184];2)" office:value-type="string" office:string-value="B6" calcext:value-type="string">
            <text:p>B6</text:p>
          </table:table-cell>
          <table:table-cell table:style-name="ce2" table:formula="of:=DEC2BIN([.$A184];8)" office:value-type="string" office:string-value="10110110" calcext:value-type="string">
            <text:p>10110110</text:p>
          </table:table-cell>
          <table:table-cell table:style-name="ce1" office:value-type="string" calcext:value-type="string">
            <text:p>SUB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table:formula="of:=DEC2HEX([.$A185];2)" office:value-type="string" office:string-value="B7" calcext:value-type="string">
            <text:p>B7</text:p>
          </table:table-cell>
          <table:table-cell table:style-name="ce2" table:formula="of:=DEC2BIN([.$A185];8)" office:value-type="string" office:string-value="10110111" calcext:value-type="string">
            <text:p>10110111</text:p>
          </table:table-cell>
          <table:table-cell table:style-name="ce1" office:value-type="string" calcext:value-type="string">
            <text:p>SUB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table:formula="of:=DEC2HEX([.$A186];2)" office:value-type="string" office:string-value="B8" calcext:value-type="string">
            <text:p>B8</text:p>
          </table:table-cell>
          <table:table-cell table:style-name="ce2" table:formula="of:=DEC2BIN([.$A186];8)" office:value-type="string" office:string-value="10111000" calcext:value-type="string">
            <text:p>10111000</text:p>
          </table:table-cell>
          <table:table-cell table:style-name="ce1" office:value-type="string" calcext:value-type="string">
            <text:p>SUB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table:formula="of:=DEC2HEX([.$A187];2)" office:value-type="string" office:string-value="B9" calcext:value-type="string">
            <text:p>B9</text:p>
          </table:table-cell>
          <table:table-cell table:style-name="ce2" table:formula="of:=DEC2BIN([.$A187];8)" office:value-type="string" office:string-value="10111001" calcext:value-type="string">
            <text:p>10111001</text:p>
          </table:table-cell>
          <table:table-cell table:style-name="ce1" office:value-type="string" calcext:value-type="string">
            <text:p>SUB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table:formula="of:=DEC2HEX([.$A188];2)" office:value-type="string" office:string-value="BA" calcext:value-type="string">
            <text:p>BA</text:p>
          </table:table-cell>
          <table:table-cell table:style-name="ce2" table:formula="of:=DEC2BIN([.$A188];8)" office:value-type="string" office:string-value="10111010" calcext:value-type="string">
            <text:p>10111010</text:p>
          </table:table-cell>
          <table:table-cell table:style-name="ce1" office:value-type="string" calcext:value-type="string">
            <text:p>SUB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table:formula="of:=DEC2HEX([.$A189];2)" office:value-type="string" office:string-value="BB" calcext:value-type="string">
            <text:p>BB</text:p>
          </table:table-cell>
          <table:table-cell table:style-name="ce2" table:formula="of:=DEC2BIN([.$A189];8)" office:value-type="string" office:string-value="10111011" calcext:value-type="string">
            <text:p>10111011</text:p>
          </table:table-cell>
          <table:table-cell table:style-name="ce1" office:value-type="string" calcext:value-type="string">
            <text:p>SUB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table:formula="of:=DEC2HEX([.$A190];2)" office:value-type="string" office:string-value="BC" calcext:value-type="string">
            <text:p>BC</text:p>
          </table:table-cell>
          <table:table-cell table:style-name="ce2" table:formula="of:=DEC2BIN([.$A190];8)" office:value-type="string" office:string-value="10111100" calcext:value-type="string">
            <text:p>10111100</text:p>
          </table:table-cell>
          <table:table-cell table:style-name="ce1" office:value-type="string" calcext:value-type="string">
            <text:p>SUB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table:formula="of:=DEC2HEX([.$A191];2)" office:value-type="string" office:string-value="BD" calcext:value-type="string">
            <text:p>BD</text:p>
          </table:table-cell>
          <table:table-cell table:style-name="ce2" table:formula="of:=DEC2BIN([.$A191];8)" office:value-type="string" office:string-value="10111101" calcext:value-type="string">
            <text:p>10111101</text:p>
          </table:table-cell>
          <table:table-cell table:style-name="ce1" office:value-type="string" calcext:value-type="string">
            <text:p>SUB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table:formula="of:=DEC2HEX([.$A192];2)" office:value-type="string" office:string-value="BE" calcext:value-type="string">
            <text:p>BE</text:p>
          </table:table-cell>
          <table:table-cell table:style-name="ce2" table:formula="of:=DEC2BIN([.$A192];8)" office:value-type="string" office:string-value="10111110" calcext:value-type="string">
            <text:p>10111110</text:p>
          </table:table-cell>
          <table:table-cell table:style-name="ce1" office:value-type="string" calcext:value-type="string">
            <text:p>SUB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table:formula="of:=DEC2HEX([.$A193];2)" office:value-type="string" office:string-value="BF" calcext:value-type="string">
            <text:p>BF</text:p>
          </table:table-cell>
          <table:table-cell table:style-name="ce2" table:formula="of:=DEC2BIN([.$A193];8)" office:value-type="string" office:string-value="10111111" calcext:value-type="string">
            <text:p>10111111</text:p>
          </table:table-cell>
          <table:table-cell table:style-name="ce1" office:value-type="string" calcext:value-type="string">
            <text:p>SUB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table:formula="of:=DEC2HEX([.$A194];2)" office:value-type="string" office:string-value="C0" calcext:value-type="string">
            <text:p>C0</text:p>
          </table:table-cell>
          <table:table-cell table:style-name="ce2" table:formula="of:=DEC2BIN([.$A194];8)" office:value-type="string" office:string-value="11000000" calcext:value-type="string">
            <text:p>11000000</text:p>
          </table:table-cell>
          <table:table-cell table:style-name="ce1" office:value-type="string" calcext:value-type="string">
            <text:p>AND R0,R0</text:p>
          </table:table-cell>
          <table:table-cell table:number-columns-repeated="1020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table:formula="of:=DEC2HEX([.$A195];2)" office:value-type="string" office:string-value="C1" calcext:value-type="string">
            <text:p>C1</text:p>
          </table:table-cell>
          <table:table-cell table:style-name="ce2" table:formula="of:=DEC2BIN([.$A195];8)" office:value-type="string" office:string-value="11000001" calcext:value-type="string">
            <text:p>11000001</text:p>
          </table:table-cell>
          <table:table-cell table:style-name="ce1" office:value-type="string" calcext:value-type="string">
            <text:p>AND R0,R1</text:p>
          </table:table-cell>
          <table:table-cell table:number-columns-repeated="1020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table:formula="of:=DEC2HEX([.$A196];2)" office:value-type="string" office:string-value="C2" calcext:value-type="string">
            <text:p>C2</text:p>
          </table:table-cell>
          <table:table-cell table:style-name="ce2" table:formula="of:=DEC2BIN([.$A196];8)" office:value-type="string" office:string-value="11000010" calcext:value-type="string">
            <text:p>11000010</text:p>
          </table:table-cell>
          <table:table-cell table:style-name="ce1" office:value-type="string" calcext:value-type="string">
            <text:p>AND R0,R2</text:p>
          </table:table-cell>
          <table:table-cell table:number-columns-repeated="1020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table:formula="of:=DEC2HEX([.$A197];2)" office:value-type="string" office:string-value="C3" calcext:value-type="string">
            <text:p>C3</text:p>
          </table:table-cell>
          <table:table-cell table:style-name="ce2" table:formula="of:=DEC2BIN([.$A197];8)" office:value-type="string" office:string-value="11000011" calcext:value-type="string">
            <text:p>11000011</text:p>
          </table:table-cell>
          <table:table-cell table:style-name="ce1" office:value-type="string" calcext:value-type="string">
            <text:p>AND R0,R3</text:p>
          </table:table-cell>
          <table:table-cell table:number-columns-repeated="1020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table:formula="of:=DEC2HEX([.$A198];2)" office:value-type="string" office:string-value="C4" calcext:value-type="string">
            <text:p>C4</text:p>
          </table:table-cell>
          <table:table-cell table:style-name="ce2" table:formula="of:=DEC2BIN([.$A198];8)" office:value-type="string" office:string-value="11000100" calcext:value-type="string">
            <text:p>11000100</text:p>
          </table:table-cell>
          <table:table-cell table:style-name="ce1" office:value-type="string" calcext:value-type="string">
            <text:p>AND R1,R0</text:p>
          </table:table-cell>
          <table:table-cell table:number-columns-repeated="1020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table:formula="of:=DEC2HEX([.$A199];2)" office:value-type="string" office:string-value="C5" calcext:value-type="string">
            <text:p>C5</text:p>
          </table:table-cell>
          <table:table-cell table:style-name="ce2" table:formula="of:=DEC2BIN([.$A199];8)" office:value-type="string" office:string-value="11000101" calcext:value-type="string">
            <text:p>11000101</text:p>
          </table:table-cell>
          <table:table-cell table:style-name="ce1" office:value-type="string" calcext:value-type="string">
            <text:p>AND R1,R1</text:p>
          </table:table-cell>
          <table:table-cell table:number-columns-repeated="1020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table:formula="of:=DEC2HEX([.$A200];2)" office:value-type="string" office:string-value="C6" calcext:value-type="string">
            <text:p>C6</text:p>
          </table:table-cell>
          <table:table-cell table:style-name="ce2" table:formula="of:=DEC2BIN([.$A200];8)" office:value-type="string" office:string-value="11000110" calcext:value-type="string">
            <text:p>11000110</text:p>
          </table:table-cell>
          <table:table-cell table:style-name="ce1" office:value-type="string" calcext:value-type="string">
            <text:p>AND R1,R2</text:p>
          </table:table-cell>
          <table:table-cell table:number-columns-repeated="1020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table:formula="of:=DEC2HEX([.$A201];2)" office:value-type="string" office:string-value="C7" calcext:value-type="string">
            <text:p>C7</text:p>
          </table:table-cell>
          <table:table-cell table:style-name="ce2" table:formula="of:=DEC2BIN([.$A201];8)" office:value-type="string" office:string-value="11000111" calcext:value-type="string">
            <text:p>11000111</text:p>
          </table:table-cell>
          <table:table-cell table:style-name="ce1" office:value-type="string" calcext:value-type="string">
            <text:p>AND R1,R3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table:formula="of:=DEC2HEX([.$A202];2)" office:value-type="string" office:string-value="C8" calcext:value-type="string">
            <text:p>C8</text:p>
          </table:table-cell>
          <table:table-cell table:style-name="ce2" table:formula="of:=DEC2BIN([.$A202];8)" office:value-type="string" office:string-value="11001000" calcext:value-type="string">
            <text:p>11001000</text:p>
          </table:table-cell>
          <table:table-cell table:style-name="ce1" office:value-type="string" calcext:value-type="string">
            <text:p>AND R2,R0</text:p>
          </table:table-cell>
          <table:table-cell table:number-columns-repeated="1020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table:formula="of:=DEC2HEX([.$A203];2)" office:value-type="string" office:string-value="C9" calcext:value-type="string">
            <text:p>C9</text:p>
          </table:table-cell>
          <table:table-cell table:style-name="ce2" table:formula="of:=DEC2BIN([.$A203];8)" office:value-type="string" office:string-value="11001001" calcext:value-type="string">
            <text:p>11001001</text:p>
          </table:table-cell>
          <table:table-cell table:style-name="ce1" office:value-type="string" calcext:value-type="string">
            <text:p>AND R2,R1</text:p>
          </table:table-cell>
          <table:table-cell table:number-columns-repeated="1020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table:formula="of:=DEC2HEX([.$A204];2)" office:value-type="string" office:string-value="CA" calcext:value-type="string">
            <text:p>CA</text:p>
          </table:table-cell>
          <table:table-cell table:style-name="ce2" table:formula="of:=DEC2BIN([.$A204];8)" office:value-type="string" office:string-value="11001010" calcext:value-type="string">
            <text:p>11001010</text:p>
          </table:table-cell>
          <table:table-cell table:style-name="ce1" office:value-type="string" calcext:value-type="string">
            <text:p>AND R2,R2</text:p>
          </table:table-cell>
          <table:table-cell table:number-columns-repeated="1020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table:formula="of:=DEC2HEX([.$A205];2)" office:value-type="string" office:string-value="CB" calcext:value-type="string">
            <text:p>CB</text:p>
          </table:table-cell>
          <table:table-cell table:style-name="ce2" table:formula="of:=DEC2BIN([.$A205];8)" office:value-type="string" office:string-value="11001011" calcext:value-type="string">
            <text:p>11001011</text:p>
          </table:table-cell>
          <table:table-cell table:style-name="ce1" office:value-type="string" calcext:value-type="string">
            <text:p>AND R2,R3</text:p>
          </table:table-cell>
          <table:table-cell table:number-columns-repeated="1020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table:formula="of:=DEC2HEX([.$A206];2)" office:value-type="string" office:string-value="CC" calcext:value-type="string">
            <text:p>CC</text:p>
          </table:table-cell>
          <table:table-cell table:style-name="ce2" table:formula="of:=DEC2BIN([.$A206];8)" office:value-type="string" office:string-value="11001100" calcext:value-type="string">
            <text:p>11001100</text:p>
          </table:table-cell>
          <table:table-cell table:style-name="ce1" office:value-type="string" calcext:value-type="string">
            <text:p>AND R3,R0</text:p>
          </table:table-cell>
          <table:table-cell table:number-columns-repeated="1020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table:formula="of:=DEC2HEX([.$A207];2)" office:value-type="string" office:string-value="CD" calcext:value-type="string">
            <text:p>CD</text:p>
          </table:table-cell>
          <table:table-cell table:style-name="ce2" table:formula="of:=DEC2BIN([.$A207];8)" office:value-type="string" office:string-value="11001101" calcext:value-type="string">
            <text:p>11001101</text:p>
          </table:table-cell>
          <table:table-cell table:style-name="ce1" office:value-type="string" calcext:value-type="string">
            <text:p>AND R3,R1</text:p>
          </table:table-cell>
          <table:table-cell table:number-columns-repeated="1020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table:formula="of:=DEC2HEX([.$A208];2)" office:value-type="string" office:string-value="CE" calcext:value-type="string">
            <text:p>CE</text:p>
          </table:table-cell>
          <table:table-cell table:style-name="ce2" table:formula="of:=DEC2BIN([.$A208];8)" office:value-type="string" office:string-value="11001110" calcext:value-type="string">
            <text:p>11001110</text:p>
          </table:table-cell>
          <table:table-cell table:style-name="ce1" office:value-type="string" calcext:value-type="string">
            <text:p>AND R3,R2</text:p>
          </table:table-cell>
          <table:table-cell table:number-columns-repeated="1020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table:formula="of:=DEC2HEX([.$A209];2)" office:value-type="string" office:string-value="CF" calcext:value-type="string">
            <text:p>CF</text:p>
          </table:table-cell>
          <table:table-cell table:style-name="ce2" table:formula="of:=DEC2BIN([.$A209];8)" office:value-type="string" office:string-value="11001111" calcext:value-type="string">
            <text:p>11001111</text:p>
          </table:table-cell>
          <table:table-cell table:style-name="ce1" office:value-type="string" calcext:value-type="string">
            <text:p>AND R3,R3</text:p>
          </table:table-cell>
          <table:table-cell table:number-columns-repeated="1020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table:formula="of:=DEC2HEX([.$A210];2)" office:value-type="string" office:string-value="D0" calcext:value-type="string">
            <text:p>D0</text:p>
          </table:table-cell>
          <table:table-cell table:style-name="ce2" table:formula="of:=DEC2BIN([.$A210];8)" office:value-type="string" office:string-value="11010000" calcext:value-type="string">
            <text:p>11010000</text:p>
          </table:table-cell>
          <table:table-cell table:style-name="ce1" office:value-type="string" calcext:value-type="string">
            <text:p>OR R0,R0</text:p>
          </table:table-cell>
          <table:table-cell table:number-columns-repeated="1020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table:formula="of:=DEC2HEX([.$A211];2)" office:value-type="string" office:string-value="D1" calcext:value-type="string">
            <text:p>D1</text:p>
          </table:table-cell>
          <table:table-cell table:style-name="ce2" table:formula="of:=DEC2BIN([.$A211];8)" office:value-type="string" office:string-value="11010001" calcext:value-type="string">
            <text:p>11010001</text:p>
          </table:table-cell>
          <table:table-cell table:style-name="ce1" office:value-type="string" calcext:value-type="string">
            <text:p>OR R0,R1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table:formula="of:=DEC2HEX([.$A212];2)" office:value-type="string" office:string-value="D2" calcext:value-type="string">
            <text:p>D2</text:p>
          </table:table-cell>
          <table:table-cell table:style-name="ce2" table:formula="of:=DEC2BIN([.$A212];8)" office:value-type="string" office:string-value="11010010" calcext:value-type="string">
            <text:p>11010010</text:p>
          </table:table-cell>
          <table:table-cell table:style-name="ce1" office:value-type="string" calcext:value-type="string">
            <text:p>OR R0,R2</text:p>
          </table:table-cell>
          <table:table-cell table:number-columns-repeated="1020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table:formula="of:=DEC2HEX([.$A213];2)" office:value-type="string" office:string-value="D3" calcext:value-type="string">
            <text:p>D3</text:p>
          </table:table-cell>
          <table:table-cell table:style-name="ce2" table:formula="of:=DEC2BIN([.$A213];8)" office:value-type="string" office:string-value="11010011" calcext:value-type="string">
            <text:p>11010011</text:p>
          </table:table-cell>
          <table:table-cell table:style-name="ce1" office:value-type="string" calcext:value-type="string">
            <text:p>OR R0,R3</text:p>
          </table:table-cell>
          <table:table-cell table:number-columns-repeated="102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table:formula="of:=DEC2HEX([.$A214];2)" office:value-type="string" office:string-value="D4" calcext:value-type="string">
            <text:p>D4</text:p>
          </table:table-cell>
          <table:table-cell table:style-name="ce2" table:formula="of:=DEC2BIN([.$A214];8)" office:value-type="string" office:string-value="11010100" calcext:value-type="string">
            <text:p>11010100</text:p>
          </table:table-cell>
          <table:table-cell table:style-name="ce1" office:value-type="string" calcext:value-type="string">
            <text:p>OR R1,R0</text:p>
          </table:table-cell>
          <table:table-cell table:number-columns-repeated="1020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table:formula="of:=DEC2HEX([.$A215];2)" office:value-type="string" office:string-value="D5" calcext:value-type="string">
            <text:p>D5</text:p>
          </table:table-cell>
          <table:table-cell table:style-name="ce2" table:formula="of:=DEC2BIN([.$A215];8)" office:value-type="string" office:string-value="11010101" calcext:value-type="string">
            <text:p>11010101</text:p>
          </table:table-cell>
          <table:table-cell table:style-name="ce1" office:value-type="string" calcext:value-type="string">
            <text:p>OR R1,R1</text:p>
          </table:table-cell>
          <table:table-cell table:number-columns-repeated="102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table:formula="of:=DEC2HEX([.$A216];2)" office:value-type="string" office:string-value="D6" calcext:value-type="string">
            <text:p>D6</text:p>
          </table:table-cell>
          <table:table-cell table:style-name="ce2" table:formula="of:=DEC2BIN([.$A216];8)" office:value-type="string" office:string-value="11010110" calcext:value-type="string">
            <text:p>11010110</text:p>
          </table:table-cell>
          <table:table-cell table:style-name="ce1" office:value-type="string" calcext:value-type="string">
            <text:p>OR R1,R2</text:p>
          </table:table-cell>
          <table:table-cell table:number-columns-repeated="1020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table:formula="of:=DEC2HEX([.$A217];2)" office:value-type="string" office:string-value="D7" calcext:value-type="string">
            <text:p>D7</text:p>
          </table:table-cell>
          <table:table-cell table:style-name="ce2" table:formula="of:=DEC2BIN([.$A217];8)" office:value-type="string" office:string-value="11010111" calcext:value-type="string">
            <text:p>11010111</text:p>
          </table:table-cell>
          <table:table-cell table:style-name="ce1" office:value-type="string" calcext:value-type="string">
            <text:p>OR R1,R3</text:p>
          </table:table-cell>
          <table:table-cell table:number-columns-repeated="1020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table:formula="of:=DEC2HEX([.$A218];2)" office:value-type="string" office:string-value="D8" calcext:value-type="string">
            <text:p>D8</text:p>
          </table:table-cell>
          <table:table-cell table:style-name="ce2" table:formula="of:=DEC2BIN([.$A218];8)" office:value-type="string" office:string-value="11011000" calcext:value-type="string">
            <text:p>11011000</text:p>
          </table:table-cell>
          <table:table-cell table:style-name="ce1" office:value-type="string" calcext:value-type="string">
            <text:p>OR R2,R0</text:p>
          </table:table-cell>
          <table:table-cell table:number-columns-repeated="102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table:formula="of:=DEC2HEX([.$A219];2)" office:value-type="string" office:string-value="D9" calcext:value-type="string">
            <text:p>D9</text:p>
          </table:table-cell>
          <table:table-cell table:style-name="ce2" table:formula="of:=DEC2BIN([.$A219];8)" office:value-type="string" office:string-value="11011001" calcext:value-type="string">
            <text:p>11011001</text:p>
          </table:table-cell>
          <table:table-cell table:style-name="ce1" office:value-type="string" calcext:value-type="string">
            <text:p>OR R2,R1</text:p>
          </table:table-cell>
          <table:table-cell table:number-columns-repeated="102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table:formula="of:=DEC2HEX([.$A220];2)" office:value-type="string" office:string-value="DA" calcext:value-type="string">
            <text:p>DA</text:p>
          </table:table-cell>
          <table:table-cell table:style-name="ce2" table:formula="of:=DEC2BIN([.$A220];8)" office:value-type="string" office:string-value="11011010" calcext:value-type="string">
            <text:p>11011010</text:p>
          </table:table-cell>
          <table:table-cell table:style-name="ce1" office:value-type="string" calcext:value-type="string">
            <text:p>OR R2,R2</text:p>
          </table:table-cell>
          <table:table-cell table:number-columns-repeated="1020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table:formula="of:=DEC2HEX([.$A221];2)" office:value-type="string" office:string-value="DB" calcext:value-type="string">
            <text:p>DB</text:p>
          </table:table-cell>
          <table:table-cell table:style-name="ce2" table:formula="of:=DEC2BIN([.$A221];8)" office:value-type="string" office:string-value="11011011" calcext:value-type="string">
            <text:p>11011011</text:p>
          </table:table-cell>
          <table:table-cell table:style-name="ce1" office:value-type="string" calcext:value-type="string">
            <text:p>OR R2,R3</text:p>
          </table:table-cell>
          <table:table-cell table:number-columns-repeated="1020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table:formula="of:=DEC2HEX([.$A222];2)" office:value-type="string" office:string-value="DC" calcext:value-type="string">
            <text:p>DC</text:p>
          </table:table-cell>
          <table:table-cell table:style-name="ce2" table:formula="of:=DEC2BIN([.$A222];8)" office:value-type="string" office:string-value="11011100" calcext:value-type="string">
            <text:p>11011100</text:p>
          </table:table-cell>
          <table:table-cell table:style-name="ce1" office:value-type="string" calcext:value-type="string">
            <text:p>OR R3,R0</text:p>
          </table:table-cell>
          <table:table-cell table:number-columns-repeated="1020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table:formula="of:=DEC2HEX([.$A223];2)" office:value-type="string" office:string-value="DD" calcext:value-type="string">
            <text:p>DD</text:p>
          </table:table-cell>
          <table:table-cell table:style-name="ce2" table:formula="of:=DEC2BIN([.$A223];8)" office:value-type="string" office:string-value="11011101" calcext:value-type="string">
            <text:p>11011101</text:p>
          </table:table-cell>
          <table:table-cell table:style-name="ce1" office:value-type="string" calcext:value-type="string">
            <text:p>OR R3,R1</text:p>
          </table:table-cell>
          <table:table-cell table:number-columns-repeated="1020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table:formula="of:=DEC2HEX([.$A224];2)" office:value-type="string" office:string-value="DE" calcext:value-type="string">
            <text:p>DE</text:p>
          </table:table-cell>
          <table:table-cell table:style-name="ce2" table:formula="of:=DEC2BIN([.$A224];8)" office:value-type="string" office:string-value="11011110" calcext:value-type="string">
            <text:p>11011110</text:p>
          </table:table-cell>
          <table:table-cell table:style-name="ce1" office:value-type="string" calcext:value-type="string">
            <text:p>OR R3,R2</text:p>
          </table:table-cell>
          <table:table-cell table:number-columns-repeated="102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table:formula="of:=DEC2HEX([.$A225];2)" office:value-type="string" office:string-value="DF" calcext:value-type="string">
            <text:p>DF</text:p>
          </table:table-cell>
          <table:table-cell table:style-name="ce2" table:formula="of:=DEC2BIN([.$A225];8)" office:value-type="string" office:string-value="11011111" calcext:value-type="string">
            <text:p>11011111</text:p>
          </table:table-cell>
          <table:table-cell table:style-name="ce1" office:value-type="string" calcext:value-type="string">
            <text:p>OR R3,R3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table:formula="of:=DEC2HEX([.$A226];2)" office:value-type="string" office:string-value="E0" calcext:value-type="string">
            <text:p>E0</text:p>
          </table:table-cell>
          <table:table-cell table:style-name="ce2" table:formula="of:=DEC2BIN([.$A226];8)" office:value-type="string" office:string-value="11100000" calcext:value-type="string">
            <text:p>11100000</text:p>
          </table:table-cell>
          <table:table-cell table:style-name="ce1" office:value-type="string" calcext:value-type="string">
            <text:p>XOR R0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table:formula="of:=DEC2HEX([.$A227];2)" office:value-type="string" office:string-value="E1" calcext:value-type="string">
            <text:p>E1</text:p>
          </table:table-cell>
          <table:table-cell table:style-name="ce2" table:formula="of:=DEC2BIN([.$A227];8)" office:value-type="string" office:string-value="11100001" calcext:value-type="string">
            <text:p>11100001</text:p>
          </table:table-cell>
          <table:table-cell table:style-name="ce1" office:value-type="string" calcext:value-type="string">
            <text:p>XOR R0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table:formula="of:=DEC2HEX([.$A228];2)" office:value-type="string" office:string-value="E2" calcext:value-type="string">
            <text:p>E2</text:p>
          </table:table-cell>
          <table:table-cell table:style-name="ce2" table:formula="of:=DEC2BIN([.$A228];8)" office:value-type="string" office:string-value="11100010" calcext:value-type="string">
            <text:p>11100010</text:p>
          </table:table-cell>
          <table:table-cell table:style-name="ce1" office:value-type="string" calcext:value-type="string">
            <text:p>XOR R0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table:formula="of:=DEC2HEX([.$A229];2)" office:value-type="string" office:string-value="E3" calcext:value-type="string">
            <text:p>E3</text:p>
          </table:table-cell>
          <table:table-cell table:style-name="ce2" table:formula="of:=DEC2BIN([.$A229];8)" office:value-type="string" office:string-value="11100011" calcext:value-type="string">
            <text:p>11100011</text:p>
          </table:table-cell>
          <table:table-cell table:style-name="ce1" office:value-type="string" calcext:value-type="string">
            <text:p>XOR R0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table:formula="of:=DEC2HEX([.$A230];2)" office:value-type="string" office:string-value="E4" calcext:value-type="string">
            <text:p>E4</text:p>
          </table:table-cell>
          <table:table-cell table:style-name="ce2" table:formula="of:=DEC2BIN([.$A230];8)" office:value-type="string" office:string-value="11100100" calcext:value-type="string">
            <text:p>11100100</text:p>
          </table:table-cell>
          <table:table-cell table:style-name="ce1" office:value-type="string" calcext:value-type="string">
            <text:p>XOR R1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table:formula="of:=DEC2HEX([.$A231];2)" office:value-type="string" office:string-value="E5" calcext:value-type="string">
            <text:p>E5</text:p>
          </table:table-cell>
          <table:table-cell table:style-name="ce2" table:formula="of:=DEC2BIN([.$A231];8)" office:value-type="string" office:string-value="11100101" calcext:value-type="string">
            <text:p>11100101</text:p>
          </table:table-cell>
          <table:table-cell table:style-name="ce1" office:value-type="string" calcext:value-type="string">
            <text:p>XOR R1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table:formula="of:=DEC2HEX([.$A232];2)" office:value-type="string" office:string-value="E6" calcext:value-type="string">
            <text:p>E6</text:p>
          </table:table-cell>
          <table:table-cell table:style-name="ce2" table:formula="of:=DEC2BIN([.$A232];8)" office:value-type="string" office:string-value="11100110" calcext:value-type="string">
            <text:p>11100110</text:p>
          </table:table-cell>
          <table:table-cell table:style-name="ce1" office:value-type="string" calcext:value-type="string">
            <text:p>XOR R1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table:formula="of:=DEC2HEX([.$A233];2)" office:value-type="string" office:string-value="E7" calcext:value-type="string">
            <text:p>E7</text:p>
          </table:table-cell>
          <table:table-cell table:style-name="ce2" table:formula="of:=DEC2BIN([.$A233];8)" office:value-type="string" office:string-value="11100111" calcext:value-type="string">
            <text:p>11100111</text:p>
          </table:table-cell>
          <table:table-cell table:style-name="ce1" office:value-type="string" calcext:value-type="string">
            <text:p>XOR R1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table:formula="of:=DEC2HEX([.$A234];2)" office:value-type="string" office:string-value="E8" calcext:value-type="string">
            <text:p>E8</text:p>
          </table:table-cell>
          <table:table-cell table:style-name="ce2" table:formula="of:=DEC2BIN([.$A234];8)" office:value-type="string" office:string-value="11101000" calcext:value-type="string">
            <text:p>11101000</text:p>
          </table:table-cell>
          <table:table-cell table:style-name="ce1" office:value-type="string" calcext:value-type="string">
            <text:p>XOR R2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table:formula="of:=DEC2HEX([.$A235];2)" office:value-type="string" office:string-value="E9" calcext:value-type="string">
            <text:p>E9</text:p>
          </table:table-cell>
          <table:table-cell table:style-name="ce2" table:formula="of:=DEC2BIN([.$A235];8)" office:value-type="string" office:string-value="11101001" calcext:value-type="string">
            <text:p>11101001</text:p>
          </table:table-cell>
          <table:table-cell table:style-name="ce1" office:value-type="string" calcext:value-type="string">
            <text:p>XOR R2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table:formula="of:=DEC2HEX([.$A236];2)" office:value-type="string" office:string-value="EA" calcext:value-type="string">
            <text:p>EA</text:p>
          </table:table-cell>
          <table:table-cell table:style-name="ce2" table:formula="of:=DEC2BIN([.$A236];8)" office:value-type="string" office:string-value="11101010" calcext:value-type="string">
            <text:p>11101010</text:p>
          </table:table-cell>
          <table:table-cell table:style-name="ce1" office:value-type="string" calcext:value-type="string">
            <text:p>XOR R2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table:formula="of:=DEC2HEX([.$A237];2)" office:value-type="string" office:string-value="EB" calcext:value-type="string">
            <text:p>EB</text:p>
          </table:table-cell>
          <table:table-cell table:style-name="ce2" table:formula="of:=DEC2BIN([.$A237];8)" office:value-type="string" office:string-value="11101011" calcext:value-type="string">
            <text:p>11101011</text:p>
          </table:table-cell>
          <table:table-cell table:style-name="ce1" office:value-type="string" calcext:value-type="string">
            <text:p>XOR R2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table:formula="of:=DEC2HEX([.$A238];2)" office:value-type="string" office:string-value="EC" calcext:value-type="string">
            <text:p>EC</text:p>
          </table:table-cell>
          <table:table-cell table:style-name="ce2" table:formula="of:=DEC2BIN([.$A238];8)" office:value-type="string" office:string-value="11101100" calcext:value-type="string">
            <text:p>11101100</text:p>
          </table:table-cell>
          <table:table-cell table:style-name="ce1" office:value-type="string" calcext:value-type="string">
            <text:p>XOR R3,R0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table:formula="of:=DEC2HEX([.$A239];2)" office:value-type="string" office:string-value="ED" calcext:value-type="string">
            <text:p>ED</text:p>
          </table:table-cell>
          <table:table-cell table:style-name="ce2" table:formula="of:=DEC2BIN([.$A239];8)" office:value-type="string" office:string-value="11101101" calcext:value-type="string">
            <text:p>11101101</text:p>
          </table:table-cell>
          <table:table-cell table:style-name="ce1" office:value-type="string" calcext:value-type="string">
            <text:p>XOR R3,R1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table:formula="of:=DEC2HEX([.$A240];2)" office:value-type="string" office:string-value="EE" calcext:value-type="string">
            <text:p>EE</text:p>
          </table:table-cell>
          <table:table-cell table:style-name="ce2" table:formula="of:=DEC2BIN([.$A240];8)" office:value-type="string" office:string-value="11101110" calcext:value-type="string">
            <text:p>11101110</text:p>
          </table:table-cell>
          <table:table-cell table:style-name="ce1" office:value-type="string" calcext:value-type="string">
            <text:p>XOR R3,R2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table:formula="of:=DEC2HEX([.$A241];2)" office:value-type="string" office:string-value="EF" calcext:value-type="string">
            <text:p>EF</text:p>
          </table:table-cell>
          <table:table-cell table:style-name="ce2" table:formula="of:=DEC2BIN([.$A241];8)" office:value-type="string" office:string-value="11101111" calcext:value-type="string">
            <text:p>11101111</text:p>
          </table:table-cell>
          <table:table-cell table:style-name="ce1" office:value-type="string" calcext:value-type="string">
            <text:p>XOR R3,R3</text:p>
          </table:table-cell>
          <table:table-cell table:style-name="ce1" office:value-type="string" calcext:value-type="string">
            <text:p>TESTED</text:p>
          </table:table-cell>
          <table:table-cell table:number-columns-repeated="1019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table:formula="of:=DEC2HEX([.$A242];2)" office:value-type="string" office:string-value="F0" calcext:value-type="string">
            <text:p>F0</text:p>
          </table:table-cell>
          <table:table-cell table:style-name="ce2" table:formula="of:=DEC2BIN([.$A242];8)" office:value-type="string" office:string-value="11110000" calcext:value-type="string">
            <text:p>11110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table:formula="of:=DEC2HEX([.$A243];2)" office:value-type="string" office:string-value="F1" calcext:value-type="string">
            <text:p>F1</text:p>
          </table:table-cell>
          <table:table-cell table:style-name="ce2" table:formula="of:=DEC2BIN([.$A243];8)" office:value-type="string" office:string-value="11110001" calcext:value-type="string">
            <text:p>1111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table:formula="of:=DEC2HEX([.$A244];2)" office:value-type="string" office:string-value="F2" calcext:value-type="string">
            <text:p>F2</text:p>
          </table:table-cell>
          <table:table-cell table:style-name="ce2" table:formula="of:=DEC2BIN([.$A244];8)" office:value-type="string" office:string-value="11110010" calcext:value-type="string">
            <text:p>11110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table:formula="of:=DEC2HEX([.$A245];2)" office:value-type="string" office:string-value="F3" calcext:value-type="string">
            <text:p>F3</text:p>
          </table:table-cell>
          <table:table-cell table:style-name="ce2" table:formula="of:=DEC2BIN([.$A245];8)" office:value-type="string" office:string-value="11110011" calcext:value-type="string">
            <text:p>1111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table:formula="of:=DEC2HEX([.$A246];2)" office:value-type="string" office:string-value="F4" calcext:value-type="string">
            <text:p>F4</text:p>
          </table:table-cell>
          <table:table-cell table:style-name="ce2" table:formula="of:=DEC2BIN([.$A246];8)" office:value-type="string" office:string-value="11110100" calcext:value-type="string">
            <text:p>11110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table:formula="of:=DEC2HEX([.$A247];2)" office:value-type="string" office:string-value="F5" calcext:value-type="string">
            <text:p>F5</text:p>
          </table:table-cell>
          <table:table-cell table:style-name="ce2" table:formula="of:=DEC2BIN([.$A247];8)" office:value-type="string" office:string-value="11110101" calcext:value-type="string">
            <text:p>11110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table:formula="of:=DEC2HEX([.$A248];2)" office:value-type="string" office:string-value="F6" calcext:value-type="string">
            <text:p>F6</text:p>
          </table:table-cell>
          <table:table-cell table:style-name="ce2" table:formula="of:=DEC2BIN([.$A248];8)" office:value-type="string" office:string-value="11110110" calcext:value-type="string">
            <text:p>11110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table:formula="of:=DEC2HEX([.$A249];2)" office:value-type="string" office:string-value="F7" calcext:value-type="string">
            <text:p>F7</text:p>
          </table:table-cell>
          <table:table-cell table:style-name="ce2" table:formula="of:=DEC2BIN([.$A249];8)" office:value-type="string" office:string-value="11110111" calcext:value-type="string">
            <text:p>11110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table:formula="of:=DEC2HEX([.$A250];2)" office:value-type="string" office:string-value="F8" calcext:value-type="string">
            <text:p>F8</text:p>
          </table:table-cell>
          <table:table-cell table:style-name="ce2" table:formula="of:=DEC2BIN([.$A250];8)" office:value-type="string" office:string-value="11111000" calcext:value-type="string">
            <text:p>1111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table:formula="of:=DEC2HEX([.$A251];2)" office:value-type="string" office:string-value="F9" calcext:value-type="string">
            <text:p>F9</text:p>
          </table:table-cell>
          <table:table-cell table:style-name="ce2" table:formula="of:=DEC2BIN([.$A251];8)" office:value-type="string" office:string-value="11111001" calcext:value-type="string">
            <text:p>1111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table:formula="of:=DEC2HEX([.$A252];2)" office:value-type="string" office:string-value="FA" calcext:value-type="string">
            <text:p>FA</text:p>
          </table:table-cell>
          <table:table-cell table:style-name="ce2" table:formula="of:=DEC2BIN([.$A252];8)" office:value-type="string" office:string-value="11111010" calcext:value-type="string">
            <text:p>1111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table:formula="of:=DEC2HEX([.$A253];2)" office:value-type="string" office:string-value="FB" calcext:value-type="string">
            <text:p>FB</text:p>
          </table:table-cell>
          <table:table-cell table:style-name="ce2" table:formula="of:=DEC2BIN([.$A253];8)" office:value-type="string" office:string-value="11111011" calcext:value-type="string">
            <text:p>1111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table:formula="of:=DEC2HEX([.$A254];2)" office:value-type="string" office:string-value="FC" calcext:value-type="string">
            <text:p>FC</text:p>
          </table:table-cell>
          <table:table-cell table:style-name="ce2" table:formula="of:=DEC2BIN([.$A254];8)" office:value-type="string" office:string-value="11111100" calcext:value-type="string">
            <text:p>1111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table:formula="of:=DEC2HEX([.$A255];2)" office:value-type="string" office:string-value="FD" calcext:value-type="string">
            <text:p>FD</text:p>
          </table:table-cell>
          <table:table-cell table:style-name="ce2" table:formula="of:=DEC2BIN([.$A255];8)" office:value-type="string" office:string-value="11111101" calcext:value-type="string">
            <text:p>1111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table:formula="of:=DEC2HEX([.$A256];2)" office:value-type="string" office:string-value="FE" calcext:value-type="string">
            <text:p>FE</text:p>
          </table:table-cell>
          <table:table-cell table:style-name="ce2" table:formula="of:=DEC2BIN([.$A256];8)" office:value-type="string" office:string-value="11111110" calcext:value-type="string">
            <text:p>1111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DEC2HEX([.$A257];2)" office:value-type="string" office:string-value="FF" calcext:value-type="string">
            <text:p>FF</text:p>
          </table:table-cell>
          <table:table-cell table:style-name="ce2" table:formula="of:=DEC2BIN([.$A257];8)" office:value-type="string" office:string-value="11111111" calcext:value-type="string">
            <text:p>11111111</text:p>
          </table:table-cell>
          <table:table-cell table:style-name="ce1" office:value-type="string" calcext:value-type="string">
            <text:p>HLT</text:p>
          </table:table-cell>
          <table:table-cell table:number-columns-repeated="1020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osed New ISA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formula="of:=DEC2HEX([.$A2];2)" office:value-type="string" office:string-value="00" calcext:value-type="string">
            <text:p>00</text:p>
          </table:table-cell>
          <table:table-cell table:style-name="ce2" table:formula="of:=DEC2BIN([.$A2];8)" office:value-type="string" office:string-value="00000000" calcext:value-type="string">
            <text:p>00000000</text:p>
          </table:table-cell>
          <table:table-cell table:style-name="ce1" table:formula="of:=LOOKUP(bitand(bitrshift([.$A2];2);7);[$AluFuncs.$A$2:.$B$9]) &amp; &quot;I &quot;&amp; &quot;&quot; &amp; LOOKUP(bitand([.$A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formula="of:=DEC2HEX([.$A3];2)" office:value-type="string" office:string-value="01" calcext:value-type="string">
            <text:p>01</text:p>
          </table:table-cell>
          <table:table-cell table:style-name="ce2" table:formula="of:=DEC2BIN([.$A3];8)" office:value-type="string" office:string-value="00000001" calcext:value-type="string">
            <text:p>00000001</text:p>
          </table:table-cell>
          <table:table-cell table:style-name="ce1" table:formula="of:=LOOKUP(bitand(bitrshift([.$A3];2);7);[$AluFuncs.$A$2:.$B$9]) &amp; &quot;I &quot;&amp; &quot;&quot; &amp; LOOKUP(bitand([.$A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formula="of:=DEC2HEX([.$A4];2)" office:value-type="string" office:string-value="02" calcext:value-type="string">
            <text:p>02</text:p>
          </table:table-cell>
          <table:table-cell table:style-name="ce2" table:formula="of:=DEC2BIN([.$A4];8)" office:value-type="string" office:string-value="00000010" calcext:value-type="string">
            <text:p>00000010</text:p>
          </table:table-cell>
          <table:table-cell table:style-name="ce1" table:formula="of:=LOOKUP(bitand(bitrshift([.$A4];2);7);[$AluFuncs.$A$2:.$B$9]) &amp; &quot;I &quot;&amp; &quot;&quot; &amp; LOOKUP(bitand([.$A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table:formula="of:=DEC2HEX([.$A5];2)" office:value-type="string" office:string-value="03" calcext:value-type="string">
            <text:p>03</text:p>
          </table:table-cell>
          <table:table-cell table:style-name="ce2" table:formula="of:=DEC2BIN([.$A5];8)" office:value-type="string" office:string-value="00000011" calcext:value-type="string">
            <text:p>00000011</text:p>
          </table:table-cell>
          <table:table-cell table:style-name="ce1" table:formula="of:=LOOKUP(bitand(bitrshift([.$A5];2);7);[$AluFuncs.$A$2:.$B$9]) &amp; &quot;I &quot;&amp; &quot;&quot; &amp; LOOKUP(bitand([.$A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formula="of:=DEC2HEX([.$A6];2)" office:value-type="string" office:string-value="04" calcext:value-type="string">
            <text:p>04</text:p>
          </table:table-cell>
          <table:table-cell table:style-name="ce2" table:formula="of:=DEC2BIN([.$A6];8)" office:value-type="string" office:string-value="00000100" calcext:value-type="string">
            <text:p>00000100</text:p>
          </table:table-cell>
          <table:table-cell table:style-name="ce1" table:formula="of:=LOOKUP(bitand(bitrshift([.$A6];2);7);[$AluFuncs.$A$2:.$B$9]) &amp; &quot;I &quot;&amp; &quot;&quot; &amp; LOOKUP(bitand([.$A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table:formula="of:=DEC2HEX([.$A7];2)" office:value-type="string" office:string-value="05" calcext:value-type="string">
            <text:p>05</text:p>
          </table:table-cell>
          <table:table-cell table:style-name="ce2" table:formula="of:=DEC2BIN([.$A7];8)" office:value-type="string" office:string-value="00000101" calcext:value-type="string">
            <text:p>00000101</text:p>
          </table:table-cell>
          <table:table-cell table:style-name="ce1" table:formula="of:=LOOKUP(bitand(bitrshift([.$A7];2);7);[$AluFuncs.$A$2:.$B$9]) &amp; &quot;I &quot;&amp; &quot;&quot; &amp; LOOKUP(bitand([.$A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table:formula="of:=DEC2HEX([.$A8];2)" office:value-type="string" office:string-value="06" calcext:value-type="string">
            <text:p>06</text:p>
          </table:table-cell>
          <table:table-cell table:style-name="ce2" table:formula="of:=DEC2BIN([.$A8];8)" office:value-type="string" office:string-value="00000110" calcext:value-type="string">
            <text:p>00000110</text:p>
          </table:table-cell>
          <table:table-cell table:style-name="ce1" table:formula="of:=LOOKUP(bitand(bitrshift([.$A8];2);7);[$AluFuncs.$A$2:.$B$9]) &amp; &quot;I &quot;&amp; &quot;&quot; &amp; LOOKUP(bitand([.$A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table:formula="of:=DEC2HEX([.$A9];2)" office:value-type="string" office:string-value="07" calcext:value-type="string">
            <text:p>07</text:p>
          </table:table-cell>
          <table:table-cell table:style-name="ce2" table:formula="of:=DEC2BIN([.$A9];8)" office:value-type="string" office:string-value="00000111" calcext:value-type="string">
            <text:p>00000111</text:p>
          </table:table-cell>
          <table:table-cell table:style-name="ce1" table:formula="of:=LOOKUP(bitand(bitrshift([.$A9];2);7);[$AluFuncs.$A$2:.$B$9]) &amp; &quot;I &quot;&amp; &quot;&quot; &amp; LOOKUP(bitand([.$A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table:formula="of:=DEC2HEX([.$A10];2)" office:value-type="string" office:string-value="08" calcext:value-type="string">
            <text:p>08</text:p>
          </table:table-cell>
          <table:table-cell table:style-name="ce2" table:formula="of:=DEC2BIN([.$A10];8)" office:value-type="string" office:string-value="00001000" calcext:value-type="string">
            <text:p>00001000</text:p>
          </table:table-cell>
          <table:table-cell table:style-name="ce1" table:formula="of:=LOOKUP(bitand(bitrshift([.$A10];2);7);[$AluFuncs.$A$2:.$B$9]) &amp; &quot;I &quot;&amp; &quot;&quot; &amp; LOOKUP(bitand([.$A1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table:formula="of:=DEC2HEX([.$A11];2)" office:value-type="string" office:string-value="09" calcext:value-type="string">
            <text:p>09</text:p>
          </table:table-cell>
          <table:table-cell table:style-name="ce2" table:formula="of:=DEC2BIN([.$A11];8)" office:value-type="string" office:string-value="00001001" calcext:value-type="string">
            <text:p>00001001</text:p>
          </table:table-cell>
          <table:table-cell table:style-name="ce1" table:formula="of:=LOOKUP(bitand(bitrshift([.$A11];2);7);[$AluFuncs.$A$2:.$B$9]) &amp; &quot;I &quot;&amp; &quot;&quot; &amp; LOOKUP(bitand([.$A1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table:formula="of:=DEC2HEX([.$A12];2)" office:value-type="string" office:string-value="0A" calcext:value-type="string">
            <text:p>0A</text:p>
          </table:table-cell>
          <table:table-cell table:style-name="ce2" table:formula="of:=DEC2BIN([.$A12];8)" office:value-type="string" office:string-value="00001010" calcext:value-type="string">
            <text:p>00001010</text:p>
          </table:table-cell>
          <table:table-cell table:style-name="ce1" table:formula="of:=LOOKUP(bitand(bitrshift([.$A12];2);7);[$AluFuncs.$A$2:.$B$9]) &amp; &quot;I &quot;&amp; &quot;&quot; &amp; LOOKUP(bitand([.$A1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table:formula="of:=DEC2HEX([.$A13];2)" office:value-type="string" office:string-value="0B" calcext:value-type="string">
            <text:p>0B</text:p>
          </table:table-cell>
          <table:table-cell table:style-name="ce2" table:formula="of:=DEC2BIN([.$A13];8)" office:value-type="string" office:string-value="00001011" calcext:value-type="string">
            <text:p>00001011</text:p>
          </table:table-cell>
          <table:table-cell table:style-name="ce1" table:formula="of:=LOOKUP(bitand(bitrshift([.$A13];2);7);[$AluFuncs.$A$2:.$B$9]) &amp; &quot;I &quot;&amp; &quot;&quot; &amp; LOOKUP(bitand([.$A1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table:formula="of:=DEC2HEX([.$A14];2)" office:value-type="string" office:string-value="0C" calcext:value-type="string">
            <text:p>0C</text:p>
          </table:table-cell>
          <table:table-cell table:style-name="ce2" table:formula="of:=DEC2BIN([.$A14];8)" office:value-type="string" office:string-value="00001100" calcext:value-type="string">
            <text:p>00001100</text:p>
          </table:table-cell>
          <table:table-cell table:style-name="ce1" table:formula="of:=LOOKUP(bitand(bitrshift([.$A14];2);7);[$AluFuncs.$A$2:.$B$9]) &amp; &quot;I &quot;&amp; &quot;&quot; &amp; LOOKUP(bitand([.$A1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table:formula="of:=DEC2HEX([.$A15];2)" office:value-type="string" office:string-value="0D" calcext:value-type="string">
            <text:p>0D</text:p>
          </table:table-cell>
          <table:table-cell table:style-name="ce2" table:formula="of:=DEC2BIN([.$A15];8)" office:value-type="string" office:string-value="00001101" calcext:value-type="string">
            <text:p>00001101</text:p>
          </table:table-cell>
          <table:table-cell table:style-name="ce1" table:formula="of:=LOOKUP(bitand(bitrshift([.$A15];2);7);[$AluFuncs.$A$2:.$B$9]) &amp; &quot;I &quot;&amp; &quot;&quot; &amp; LOOKUP(bitand([.$A1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table:formula="of:=DEC2HEX([.$A16];2)" office:value-type="string" office:string-value="0E" calcext:value-type="string">
            <text:p>0E</text:p>
          </table:table-cell>
          <table:table-cell table:style-name="ce2" table:formula="of:=DEC2BIN([.$A16];8)" office:value-type="string" office:string-value="00001110" calcext:value-type="string">
            <text:p>00001110</text:p>
          </table:table-cell>
          <table:table-cell table:style-name="ce1" table:formula="of:=LOOKUP(bitand(bitrshift([.$A16];2);7);[$AluFuncs.$A$2:.$B$9]) &amp; &quot;I &quot;&amp; &quot;&quot; &amp; LOOKUP(bitand([.$A1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DEC2HEX([.$A17];2)" office:value-type="string" office:string-value="0F" calcext:value-type="string">
            <text:p>0F</text:p>
          </table:table-cell>
          <table:table-cell table:style-name="ce2" table:formula="of:=DEC2BIN([.$A17];8)" office:value-type="string" office:string-value="00001111" calcext:value-type="string">
            <text:p>00001111</text:p>
          </table:table-cell>
          <table:table-cell table:style-name="ce1" table:formula="of:=LOOKUP(bitand(bitrshift([.$A17];2);7);[$AluFuncs.$A$2:.$B$9]) &amp; &quot;I &quot;&amp; &quot;&quot; &amp; LOOKUP(bitand([.$A1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table:formula="of:=DEC2HEX([.$A18];2)" office:value-type="string" office:string-value="10" calcext:value-type="string">
            <text:p>10</text:p>
          </table:table-cell>
          <table:table-cell table:style-name="ce2" table:formula="of:=DEC2BIN([.$A18];8)" office:value-type="string" office:string-value="00010000" calcext:value-type="string">
            <text:p>00010000</text:p>
          </table:table-cell>
          <table:table-cell table:style-name="ce1" table:formula="of:=LOOKUP(bitand(bitrshift([.$A18];2);7);[$AluFuncs.$A$2:.$B$9]) &amp; &quot;I &quot;&amp; &quot;&quot; &amp; LOOKUP(bitand([.$A1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table:formula="of:=DEC2HEX([.$A19];2)" office:value-type="string" office:string-value="11" calcext:value-type="string">
            <text:p>11</text:p>
          </table:table-cell>
          <table:table-cell table:style-name="ce2" table:formula="of:=DEC2BIN([.$A19];8)" office:value-type="string" office:string-value="00010001" calcext:value-type="string">
            <text:p>00010001</text:p>
          </table:table-cell>
          <table:table-cell table:style-name="ce1" table:formula="of:=LOOKUP(bitand(bitrshift([.$A19];2);7);[$AluFuncs.$A$2:.$B$9]) &amp; &quot;I &quot;&amp; &quot;&quot; &amp; LOOKUP(bitand([.$A1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table:formula="of:=DEC2HEX([.$A20];2)" office:value-type="string" office:string-value="12" calcext:value-type="string">
            <text:p>12</text:p>
          </table:table-cell>
          <table:table-cell table:style-name="ce2" table:formula="of:=DEC2BIN([.$A20];8)" office:value-type="string" office:string-value="00010010" calcext:value-type="string">
            <text:p>00010010</text:p>
          </table:table-cell>
          <table:table-cell table:style-name="ce1" table:formula="of:=LOOKUP(bitand(bitrshift([.$A20];2);7);[$AluFuncs.$A$2:.$B$9]) &amp; &quot;I &quot;&amp; &quot;&quot; &amp; LOOKUP(bitand([.$A2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table:formula="of:=DEC2HEX([.$A21];2)" office:value-type="string" office:string-value="13" calcext:value-type="string">
            <text:p>13</text:p>
          </table:table-cell>
          <table:table-cell table:style-name="ce2" table:formula="of:=DEC2BIN([.$A21];8)" office:value-type="string" office:string-value="00010011" calcext:value-type="string">
            <text:p>00010011</text:p>
          </table:table-cell>
          <table:table-cell table:style-name="ce1" table:formula="of:=LOOKUP(bitand(bitrshift([.$A21];2);7);[$AluFuncs.$A$2:.$B$9]) &amp; &quot;I &quot;&amp; &quot;&quot; &amp; LOOKUP(bitand([.$A2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table:formula="of:=DEC2HEX([.$A22];2)" office:value-type="string" office:string-value="14" calcext:value-type="string">
            <text:p>14</text:p>
          </table:table-cell>
          <table:table-cell table:style-name="ce2" table:formula="of:=DEC2BIN([.$A22];8)" office:value-type="string" office:string-value="00010100" calcext:value-type="string">
            <text:p>00010100</text:p>
          </table:table-cell>
          <table:table-cell table:style-name="ce1" table:formula="of:=LOOKUP(bitand(bitrshift([.$A22];2);7);[$AluFuncs.$A$2:.$B$9]) &amp; &quot;I &quot;&amp; &quot;&quot; &amp; LOOKUP(bitand([.$A2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table:formula="of:=DEC2HEX([.$A23];2)" office:value-type="string" office:string-value="15" calcext:value-type="string">
            <text:p>15</text:p>
          </table:table-cell>
          <table:table-cell table:style-name="ce2" table:formula="of:=DEC2BIN([.$A23];8)" office:value-type="string" office:string-value="00010101" calcext:value-type="string">
            <text:p>00010101</text:p>
          </table:table-cell>
          <table:table-cell table:style-name="ce1" table:formula="of:=LOOKUP(bitand(bitrshift([.$A23];2);7);[$AluFuncs.$A$2:.$B$9]) &amp; &quot;I &quot;&amp; &quot;&quot; &amp; LOOKUP(bitand([.$A2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table:formula="of:=DEC2HEX([.$A24];2)" office:value-type="string" office:string-value="16" calcext:value-type="string">
            <text:p>16</text:p>
          </table:table-cell>
          <table:table-cell table:style-name="ce2" table:formula="of:=DEC2BIN([.$A24];8)" office:value-type="string" office:string-value="00010110" calcext:value-type="string">
            <text:p>00010110</text:p>
          </table:table-cell>
          <table:table-cell table:style-name="ce1" table:formula="of:=LOOKUP(bitand(bitrshift([.$A24];2);7);[$AluFuncs.$A$2:.$B$9]) &amp; &quot;I &quot;&amp; &quot;&quot; &amp; LOOKUP(bitand([.$A2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table:formula="of:=DEC2HEX([.$A25];2)" office:value-type="string" office:string-value="17" calcext:value-type="string">
            <text:p>17</text:p>
          </table:table-cell>
          <table:table-cell table:style-name="ce2" table:formula="of:=DEC2BIN([.$A25];8)" office:value-type="string" office:string-value="00010111" calcext:value-type="string">
            <text:p>00010111</text:p>
          </table:table-cell>
          <table:table-cell table:style-name="ce1" table:formula="of:=LOOKUP(bitand(bitrshift([.$A25];2);7);[$AluFuncs.$A$2:.$B$9]) &amp; &quot;I &quot;&amp; &quot;&quot; &amp; LOOKUP(bitand([.$A2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table:formula="of:=DEC2HEX([.$A26];2)" office:value-type="string" office:string-value="18" calcext:value-type="string">
            <text:p>18</text:p>
          </table:table-cell>
          <table:table-cell table:style-name="ce2" table:formula="of:=DEC2BIN([.$A26];8)" office:value-type="string" office:string-value="00011000" calcext:value-type="string">
            <text:p>00011000</text:p>
          </table:table-cell>
          <table:table-cell table:style-name="ce1" table:formula="of:=LOOKUP(bitand(bitrshift([.$A26];2);7);[$AluFuncs.$A$2:.$B$9]) &amp; &quot; &quot; &amp; LOOKUP(bitand([.$A2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table:formula="of:=DEC2HEX([.$A27];2)" office:value-type="string" office:string-value="19" calcext:value-type="string">
            <text:p>19</text:p>
          </table:table-cell>
          <table:table-cell table:style-name="ce2" table:formula="of:=DEC2BIN([.$A27];8)" office:value-type="string" office:string-value="00011001" calcext:value-type="string">
            <text:p>00011001</text:p>
          </table:table-cell>
          <table:table-cell table:style-name="ce1" table:formula="of:=LOOKUP(bitand(bitrshift([.$A27];2);7);[$AluFuncs.$A$2:.$B$9]) &amp; &quot; &quot; &amp; LOOKUP(bitand([.$A2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table:formula="of:=DEC2HEX([.$A28];2)" office:value-type="string" office:string-value="1A" calcext:value-type="string">
            <text:p>1A</text:p>
          </table:table-cell>
          <table:table-cell table:style-name="ce2" table:formula="of:=DEC2BIN([.$A28];8)" office:value-type="string" office:string-value="00011010" calcext:value-type="string">
            <text:p>00011010</text:p>
          </table:table-cell>
          <table:table-cell table:style-name="ce1" table:formula="of:=LOOKUP(bitand(bitrshift([.$A28];2);7);[$AluFuncs.$A$2:.$B$9]) &amp; &quot; &quot; &amp; LOOKUP(bitand([.$A2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table:formula="of:=DEC2HEX([.$A29];2)" office:value-type="string" office:string-value="1B" calcext:value-type="string">
            <text:p>1B</text:p>
          </table:table-cell>
          <table:table-cell table:style-name="ce2" table:formula="of:=DEC2BIN([.$A29];8)" office:value-type="string" office:string-value="00011011" calcext:value-type="string">
            <text:p>00011011</text:p>
          </table:table-cell>
          <table:table-cell table:style-name="ce1" table:formula="of:=LOOKUP(bitand(bitrshift([.$A29];2);7);[$AluFuncs.$A$2:.$B$9]) &amp; &quot; &quot; &amp; LOOKUP(bitand([.$A2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table:formula="of:=DEC2HEX([.$A30];2)" office:value-type="string" office:string-value="1C" calcext:value-type="string">
            <text:p>1C</text:p>
          </table:table-cell>
          <table:table-cell table:style-name="ce2" table:formula="of:=DEC2BIN([.$A30];8)" office:value-type="string" office:string-value="00011100" calcext:value-type="string">
            <text:p>00011100</text:p>
          </table:table-cell>
          <table:table-cell table:style-name="ce1" table:formula="of:=LOOKUP(bitand(bitrshift([.$A30];2);7);[$AluFuncs.$A$2:.$B$9]) &amp; &quot; &quot; &amp; LOOKUP(bitand([.$A3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table:formula="of:=DEC2HEX([.$A31];2)" office:value-type="string" office:string-value="1D" calcext:value-type="string">
            <text:p>1D</text:p>
          </table:table-cell>
          <table:table-cell table:style-name="ce2" table:formula="of:=DEC2BIN([.$A31];8)" office:value-type="string" office:string-value="00011101" calcext:value-type="string">
            <text:p>00011101</text:p>
          </table:table-cell>
          <table:table-cell table:style-name="ce1" table:formula="of:=LOOKUP(bitand(bitrshift([.$A31];2);7);[$AluFuncs.$A$2:.$B$9]) &amp; &quot; &quot; &amp; LOOKUP(bitand([.$A3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table:formula="of:=DEC2HEX([.$A32];2)" office:value-type="string" office:string-value="1E" calcext:value-type="string">
            <text:p>1E</text:p>
          </table:table-cell>
          <table:table-cell table:style-name="ce2" table:formula="of:=DEC2BIN([.$A32];8)" office:value-type="string" office:string-value="00011110" calcext:value-type="string">
            <text:p>00011110</text:p>
          </table:table-cell>
          <table:table-cell table:style-name="ce1" table:formula="of:=LOOKUP(bitand(bitrshift([.$A32];2);7);[$AluFuncs.$A$2:.$B$9]) &amp; &quot; &quot; &amp; LOOKUP(bitand([.$A3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table:formula="of:=DEC2HEX([.$A33];2)" office:value-type="string" office:string-value="1F" calcext:value-type="string">
            <text:p>1F</text:p>
          </table:table-cell>
          <table:table-cell table:style-name="ce2" table:formula="of:=DEC2BIN([.$A33];8)" office:value-type="string" office:string-value="00011111" calcext:value-type="string">
            <text:p>00011111</text:p>
          </table:table-cell>
          <table:table-cell table:style-name="ce1" table:formula="of:=LOOKUP(bitand(bitrshift([.$A33];2);7);[$AluFuncs.$A$2:.$B$9]) &amp; &quot; &quot; &amp; LOOKUP(bitand([.$A3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6" table:formula="of:=DEC2HEX([.$A34];2)" office:value-type="string" office:string-value="20" calcext:value-type="string">
            <text:p>20</text:p>
          </table:table-cell>
          <table:table-cell table:style-name="ce6" table:formula="of:=DEC2BIN([.$A34];8)" office:value-type="string" office:string-value="00100000" calcext:value-type="string">
            <text:p>00100000</text:p>
          </table:table-cell>
          <table:table-cell table:style-name="ce5" office:value-type="string" calcext:value-type="string">
            <text:p>JPNZ</text:p>
          </table:table-cell>
          <table:table-cell table:style-name="ce5" office:value-type="string" calcext:value-type="string">
            <text:p>Non Zero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6" table:formula="of:=DEC2HEX([.$A35];2)" office:value-type="string" office:string-value="21" calcext:value-type="string">
            <text:p>21</text:p>
          </table:table-cell>
          <table:table-cell table:style-name="ce6" table:formula="of:=DEC2BIN([.$A35];8)" office:value-type="string" office:string-value="00100001" calcext:value-type="string">
            <text:p>00100001</text:p>
          </table:table-cell>
          <table:table-cell table:style-name="ce5" office:value-type="string" calcext:value-type="string">
            <text:p>JPZ</text:p>
          </table:table-cell>
          <table:table-cell table:style-name="ce5" office:value-type="string" calcext:value-type="string">
            <text:p>Zero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6" table:formula="of:=DEC2HEX([.$A36];2)" office:value-type="string" office:string-value="22" calcext:value-type="string">
            <text:p>22</text:p>
          </table:table-cell>
          <table:table-cell table:style-name="ce6" table:formula="of:=DEC2BIN([.$A36];8)" office:value-type="string" office:string-value="00100010" calcext:value-type="string">
            <text:p>00100010</text:p>
          </table:table-cell>
          <table:table-cell table:style-name="ce5" office:value-type="string" calcext:value-type="string">
            <text:p>JPNC</text:p>
          </table:table-cell>
          <table:table-cell table:style-name="ce5" office:value-type="string" calcext:value-type="string">
            <text:p>Non Carry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6" table:formula="of:=DEC2HEX([.$A37];2)" office:value-type="string" office:string-value="23" calcext:value-type="string">
            <text:p>23</text:p>
          </table:table-cell>
          <table:table-cell table:style-name="ce6" table:formula="of:=DEC2BIN([.$A37];8)" office:value-type="string" office:string-value="00100011" calcext:value-type="string">
            <text:p>00100011</text:p>
          </table:table-cell>
          <table:table-cell table:style-name="ce5" office:value-type="string" calcext:value-type="string">
            <text:p>JPC</text:p>
          </table:table-cell>
          <table:table-cell table:style-name="ce5" office:value-type="string" calcext:value-type="string">
            <text:p>Carry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6" table:formula="of:=DEC2HEX([.$A38];2)" office:value-type="string" office:string-value="24" calcext:value-type="string">
            <text:p>24</text:p>
          </table:table-cell>
          <table:table-cell table:style-name="ce6" table:formula="of:=DEC2BIN([.$A38];8)" office:value-type="string" office:string-value="00100100" calcext:value-type="string">
            <text:p>00100100</text:p>
          </table:table-cell>
          <table:table-cell table:style-name="ce7" office:value-type="string" calcext:value-type="string">
            <text:p>DONTJMP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5" office:value-type="string" calcext:value-type="string">
            <text:p>00100ccc</text:p>
          </table:table-cell>
          <table:table-cell table:style-name="ce5" office:value-type="string" calcext:value-type="string">
            <text:p>NOT USED!</text:p>
          </table:table-cell>
          <table:table-cell table:style-name="ce6" table:number-columns-repeated="20"/>
          <table:table-cell table:number-columns-repeated="997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6" table:formula="of:=DEC2HEX([.$A39];2)" office:value-type="string" office:string-value="25" calcext:value-type="string">
            <text:p>25</text:p>
          </table:table-cell>
          <table:table-cell table:style-name="ce6" table:formula="of:=DEC2BIN([.$A39];8)" office:value-type="string" office:string-value="00100101" calcext:value-type="string">
            <text:p>00100101</text:p>
          </table:table-cell>
          <table:table-cell table:style-name="ce5" office:value-type="string" calcext:value-type="string">
            <text:p>JMP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6" table:formula="of:=DEC2HEX([.$A40];2)" office:value-type="string" office:string-value="26" calcext:value-type="string">
            <text:p>26</text:p>
          </table:table-cell>
          <table:table-cell table:style-name="ce6" table:formula="of:=DEC2BIN([.$A40];8)" office:value-type="string" office:string-value="00100110" calcext:value-type="string">
            <text:p>00100110</text:p>
          </table:table-cell>
          <table:table-cell table:style-name="ce5" office:value-type="string" calcext:value-type="string">
            <text:p>JPNS</text:p>
          </table:table-cell>
          <table:table-cell table:style-name="ce5" office:value-type="string" calcext:value-type="string">
            <text:p>Non Sign 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6" table:formula="of:=DEC2HEX([.$A41];2)" office:value-type="string" office:string-value="27" calcext:value-type="string">
            <text:p>27</text:p>
          </table:table-cell>
          <table:table-cell table:style-name="ce6" table:formula="of:=DEC2BIN([.$A41];8)" office:value-type="string" office:string-value="00100111" calcext:value-type="string">
            <text:p>00100111</text:p>
          </table:table-cell>
          <table:table-cell table:style-name="ce5" office:value-type="string" calcext:value-type="string">
            <text:p>JPS</text:p>
          </table:table-cell>
          <table:table-cell table:style-name="ce5" office:value-type="string" calcext:value-type="string">
            <text:p>Sign</text:p>
          </table:table-cell>
          <table:table-cell table:style-name="ce5" office:value-type="string" calcext:value-type="string">
            <text:p>00100ccc</text:p>
          </table:table-cell>
          <table:table-cell table:style-name="ce6" table:number-columns-repeated="21"/>
          <table:table-cell table:number-columns-repeated="99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table:formula="of:=DEC2HEX([.$A42];2)" office:value-type="string" office:string-value="28" calcext:value-type="string">
            <text:p>28</text:p>
          </table:table-cell>
          <table:table-cell table:style-name="ce2" table:formula="of:=DEC2BIN([.$A42];8)" office:value-type="string" office:string-value="00101000" calcext:value-type="string">
            <text:p>0010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2" table:formula="of:=DEC2HEX([.$A43];2)" office:value-type="string" office:string-value="29" calcext:value-type="string">
            <text:p>29</text:p>
          </table:table-cell>
          <table:table-cell table:style-name="ce2" table:formula="of:=DEC2BIN([.$A43];8)" office:value-type="string" office:string-value="00101001" calcext:value-type="string">
            <text:p>0010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2" table:formula="of:=DEC2HEX([.$A44];2)" office:value-type="string" office:string-value="2A" calcext:value-type="string">
            <text:p>2A</text:p>
          </table:table-cell>
          <table:table-cell table:style-name="ce2" table:formula="of:=DEC2BIN([.$A44];8)" office:value-type="string" office:string-value="00101010" calcext:value-type="string">
            <text:p>00101010</text:p>
          </table:table-cell>
          <table:table-cell table:style-name="ce1" office:value-type="string" calcext:value-type="string">
            <text:p>CALL</text:p>
          </table:table-cell>
          <table:table-cell table:number-columns-repeated="1020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2" table:formula="of:=DEC2HEX([.$A45];2)" office:value-type="string" office:string-value="2B" calcext:value-type="string">
            <text:p>2B</text:p>
          </table:table-cell>
          <table:table-cell table:style-name="ce2" table:formula="of:=DEC2BIN([.$A45];8)" office:value-type="string" office:string-value="00101011" calcext:value-type="string">
            <text:p>0010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2" table:formula="of:=DEC2HEX([.$A46];2)" office:value-type="string" office:string-value="2C" calcext:value-type="string">
            <text:p>2C</text:p>
          </table:table-cell>
          <table:table-cell table:style-name="ce2" table:formula="of:=DEC2BIN([.$A46];8)" office:value-type="string" office:string-value="00101100" calcext:value-type="string">
            <text:p>0010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table:formula="of:=DEC2HEX([.$A47];2)" office:value-type="string" office:string-value="2D" calcext:value-type="string">
            <text:p>2D</text:p>
          </table:table-cell>
          <table:table-cell table:style-name="ce2" table:formula="of:=DEC2BIN([.$A47];8)" office:value-type="string" office:string-value="00101101" calcext:value-type="string">
            <text:p>00101101</text:p>
          </table:table-cell>
          <table:table-cell table:style-name="ce1" office:value-type="string" calcext:value-type="string">
            <text:p>RET</text:p>
          </table:table-cell>
          <table:table-cell table:number-columns-repeated="102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2" table:formula="of:=DEC2HEX([.$A48];2)" office:value-type="string" office:string-value="2E" calcext:value-type="string">
            <text:p>2E</text:p>
          </table:table-cell>
          <table:table-cell table:style-name="ce2" table:formula="of:=DEC2BIN([.$A48];8)" office:value-type="string" office:string-value="00101110" calcext:value-type="string">
            <text:p>0010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" table:formula="of:=DEC2HEX([.$A49];2)" office:value-type="string" office:string-value="2F" calcext:value-type="string">
            <text:p>2F</text:p>
          </table:table-cell>
          <table:table-cell table:style-name="ce2" table:formula="of:=DEC2BIN([.$A49];8)" office:value-type="string" office:string-value="00101111" calcext:value-type="string">
            <text:p>0010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2" table:formula="of:=DEC2HEX([.$A50];2)" office:value-type="string" office:string-value="30" calcext:value-type="string">
            <text:p>30</text:p>
          </table:table-cell>
          <table:table-cell table:style-name="ce2" table:formula="of:=DEC2BIN([.$A50];8)" office:value-type="string" office:string-value="00110000" calcext:value-type="string">
            <text:p>00110000</text:p>
          </table:table-cell>
          <table:table-cell table:style-name="ce1" office:value-type="string" calcext:value-type="string">
            <text:p>OUT R0</text:p>
          </table:table-cell>
          <table:table-cell/>
          <table:table-cell table:style-name="ce1" office:value-type="string" calcext:value-type="string">
            <text:p>b001100ss</text:p>
          </table:table-cell>
          <table:table-cell table:number-columns-repeated="101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" table:formula="of:=DEC2HEX([.$A51];2)" office:value-type="string" office:string-value="31" calcext:value-type="string">
            <text:p>31</text:p>
          </table:table-cell>
          <table:table-cell table:style-name="ce2" table:formula="of:=DEC2BIN([.$A51];8)" office:value-type="string" office:string-value="00110001" calcext:value-type="string">
            <text:p>00110001</text:p>
          </table:table-cell>
          <table:table-cell table:style-name="ce1" office:value-type="string" calcext:value-type="string">
            <text:p>OUT R1</text:p>
          </table:table-cell>
          <table:table-cell/>
          <table:table-cell table:style-name="ce1" office:value-type="string" calcext:value-type="string">
            <text:p>b001100ss</text:p>
          </table:table-cell>
          <table:table-cell table:number-columns-repeated="101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" table:formula="of:=DEC2HEX([.$A52];2)" office:value-type="string" office:string-value="32" calcext:value-type="string">
            <text:p>32</text:p>
          </table:table-cell>
          <table:table-cell table:style-name="ce2" table:formula="of:=DEC2BIN([.$A52];8)" office:value-type="string" office:string-value="00110010" calcext:value-type="string">
            <text:p>00110010</text:p>
          </table:table-cell>
          <table:table-cell table:style-name="ce1" office:value-type="string" calcext:value-type="string">
            <text:p>OUT R2</text:p>
          </table:table-cell>
          <table:table-cell/>
          <table:table-cell table:style-name="ce1" office:value-type="string" calcext:value-type="string">
            <text:p>b001100ss</text:p>
          </table:table-cell>
          <table:table-cell table:number-columns-repeated="101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2" table:formula="of:=DEC2HEX([.$A53];2)" office:value-type="string" office:string-value="33" calcext:value-type="string">
            <text:p>33</text:p>
          </table:table-cell>
          <table:table-cell table:style-name="ce2" table:formula="of:=DEC2BIN([.$A53];8)" office:value-type="string" office:string-value="00110011" calcext:value-type="string">
            <text:p>00110011</text:p>
          </table:table-cell>
          <table:table-cell table:style-name="ce1" office:value-type="string" calcext:value-type="string">
            <text:p>OUT R3</text:p>
          </table:table-cell>
          <table:table-cell/>
          <table:table-cell table:style-name="ce1" office:value-type="string" calcext:value-type="string">
            <text:p>b001100ss</text:p>
          </table:table-cell>
          <table:table-cell table:number-columns-repeated="101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2" table:formula="of:=DEC2HEX([.$A54];2)" office:value-type="string" office:string-value="34" calcext:value-type="string">
            <text:p>34</text:p>
          </table:table-cell>
          <table:table-cell table:style-name="ce2" table:formula="of:=DEC2BIN([.$A54];8)" office:value-type="string" office:string-value="00110100" calcext:value-type="string">
            <text:p>00110100</text:p>
          </table:table-cell>
          <table:table-cell table:style-name="ce1" office:value-type="string" calcext:value-type="string">
            <text:p>LD R0, _16bitaddr</text:p>
          </table:table-cell>
          <table:table-cell/>
          <table:table-cell table:style-name="ce1" office:value-type="string" calcext:value-type="string">
            <text:p>b001101dd</text:p>
          </table:table-cell>
          <table:table-cell table:number-columns-repeated="101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" table:formula="of:=DEC2HEX([.$A55];2)" office:value-type="string" office:string-value="35" calcext:value-type="string">
            <text:p>35</text:p>
          </table:table-cell>
          <table:table-cell table:style-name="ce2" table:formula="of:=DEC2BIN([.$A55];8)" office:value-type="string" office:string-value="00110101" calcext:value-type="string">
            <text:p>00110101</text:p>
          </table:table-cell>
          <table:table-cell table:style-name="ce1" office:value-type="string" calcext:value-type="string">
            <text:p>LD R1, _16bitaddr</text:p>
          </table:table-cell>
          <table:table-cell/>
          <table:table-cell table:style-name="ce1" office:value-type="string" calcext:value-type="string">
            <text:p>b001101dd</text:p>
          </table:table-cell>
          <table:table-cell table:number-columns-repeated="101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2" table:formula="of:=DEC2HEX([.$A56];2)" office:value-type="string" office:string-value="36" calcext:value-type="string">
            <text:p>36</text:p>
          </table:table-cell>
          <table:table-cell table:style-name="ce2" table:formula="of:=DEC2BIN([.$A56];8)" office:value-type="string" office:string-value="00110110" calcext:value-type="string">
            <text:p>00110110</text:p>
          </table:table-cell>
          <table:table-cell table:style-name="ce1" office:value-type="string" calcext:value-type="string">
            <text:p>LD R2, _16bitaddr</text:p>
          </table:table-cell>
          <table:table-cell/>
          <table:table-cell table:style-name="ce1" office:value-type="string" calcext:value-type="string">
            <text:p>b001101dd</text:p>
          </table:table-cell>
          <table:table-cell table:number-columns-repeated="101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2" table:formula="of:=DEC2HEX([.$A57];2)" office:value-type="string" office:string-value="37" calcext:value-type="string">
            <text:p>37</text:p>
          </table:table-cell>
          <table:table-cell table:style-name="ce2" table:formula="of:=DEC2BIN([.$A57];8)" office:value-type="string" office:string-value="00110111" calcext:value-type="string">
            <text:p>00110111</text:p>
          </table:table-cell>
          <table:table-cell table:style-name="ce1" office:value-type="string" calcext:value-type="string">
            <text:p>LD R3, _16bitaddr</text:p>
          </table:table-cell>
          <table:table-cell/>
          <table:table-cell table:style-name="ce1" office:value-type="string" calcext:value-type="string">
            <text:p>b001101dd</text:p>
          </table:table-cell>
          <table:table-cell table:number-columns-repeated="101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2" table:formula="of:=DEC2HEX([.$A58];2)" office:value-type="string" office:string-value="38" calcext:value-type="string">
            <text:p>38</text:p>
          </table:table-cell>
          <table:table-cell table:style-name="ce2" table:formula="of:=DEC2BIN([.$A58];8)" office:value-type="string" office:string-value="00111000" calcext:value-type="string">
            <text:p>00111000</text:p>
          </table:table-cell>
          <table:table-cell table:style-name="ce1" office:value-type="string" calcext:value-type="string">
            <text:p>ST R0,_16bitaddr</text:p>
          </table:table-cell>
          <table:table-cell/>
          <table:table-cell table:style-name="ce1" office:value-type="string" calcext:value-type="string">
            <text:p>b001110ss</text:p>
          </table:table-cell>
          <table:table-cell table:number-columns-repeated="101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2" table:formula="of:=DEC2HEX([.$A59];2)" office:value-type="string" office:string-value="39" calcext:value-type="string">
            <text:p>39</text:p>
          </table:table-cell>
          <table:table-cell table:style-name="ce2" table:formula="of:=DEC2BIN([.$A59];8)" office:value-type="string" office:string-value="00111001" calcext:value-type="string">
            <text:p>00111001</text:p>
          </table:table-cell>
          <table:table-cell table:style-name="ce1" office:value-type="string" calcext:value-type="string">
            <text:p>ST R1,_16bitaddr</text:p>
          </table:table-cell>
          <table:table-cell/>
          <table:table-cell table:style-name="ce1" office:value-type="string" calcext:value-type="string">
            <text:p>b001110ss</text:p>
          </table:table-cell>
          <table:table-cell table:number-columns-repeated="101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2" table:formula="of:=DEC2HEX([.$A60];2)" office:value-type="string" office:string-value="3A" calcext:value-type="string">
            <text:p>3A</text:p>
          </table:table-cell>
          <table:table-cell table:style-name="ce2" table:formula="of:=DEC2BIN([.$A60];8)" office:value-type="string" office:string-value="00111010" calcext:value-type="string">
            <text:p>00111010</text:p>
          </table:table-cell>
          <table:table-cell table:style-name="ce1" office:value-type="string" calcext:value-type="string">
            <text:p>ST R2,_16bitaddr</text:p>
          </table:table-cell>
          <table:table-cell/>
          <table:table-cell table:style-name="ce1" office:value-type="string" calcext:value-type="string">
            <text:p>b001110ss</text:p>
          </table:table-cell>
          <table:table-cell table:number-columns-repeated="101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2" table:formula="of:=DEC2HEX([.$A61];2)" office:value-type="string" office:string-value="3B" calcext:value-type="string">
            <text:p>3B</text:p>
          </table:table-cell>
          <table:table-cell table:style-name="ce2" table:formula="of:=DEC2BIN([.$A61];8)" office:value-type="string" office:string-value="00111011" calcext:value-type="string">
            <text:p>00111011</text:p>
          </table:table-cell>
          <table:table-cell table:style-name="ce1" office:value-type="string" calcext:value-type="string">
            <text:p>ST R3,_16bitaddr</text:p>
          </table:table-cell>
          <table:table-cell/>
          <table:table-cell table:style-name="ce1" office:value-type="string" calcext:value-type="string">
            <text:p>b001110ss</text:p>
          </table:table-cell>
          <table:table-cell table:number-columns-repeated="101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2" table:formula="of:=DEC2HEX([.$A62];2)" office:value-type="string" office:string-value="3C" calcext:value-type="string">
            <text:p>3C</text:p>
          </table:table-cell>
          <table:table-cell table:style-name="ce2" table:formula="of:=DEC2BIN([.$A62];8)" office:value-type="string" office:string-value="00111100" calcext:value-type="string">
            <text:p>00111100</text:p>
          </table:table-cell>
          <table:table-cell table:style-name="ce1" office:value-type="string" calcext:value-type="string">
            <text:p>MOVWI SP, _16bitaddr</text:p>
          </table:table-cell>
          <table:table-cell table:number-columns-repeated="102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2" table:formula="of:=DEC2HEX([.$A63];2)" office:value-type="string" office:string-value="3D" calcext:value-type="string">
            <text:p>3D</text:p>
          </table:table-cell>
          <table:table-cell table:style-name="ce2" table:formula="of:=DEC2BIN([.$A63];8)" office:value-type="string" office:string-value="00111101" calcext:value-type="string">
            <text:p>00111101</text:p>
          </table:table-cell>
          <table:table-cell table:style-name="ce1" office:value-type="string" calcext:value-type="string">
            <text:p>INC SP</text:p>
          </table:table-cell>
          <table:table-cell table:number-columns-repeated="102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2" table:formula="of:=DEC2HEX([.$A64];2)" office:value-type="string" office:string-value="3E" calcext:value-type="string">
            <text:p>3E</text:p>
          </table:table-cell>
          <table:table-cell table:style-name="ce2" table:formula="of:=DEC2BIN([.$A64];8)" office:value-type="string" office:string-value="00111110" calcext:value-type="string">
            <text:p>00111110</text:p>
          </table:table-cell>
          <table:table-cell table:style-name="ce1" office:value-type="string" calcext:value-type="string">
            <text:p>DEC SP</text:p>
          </table:table-cell>
          <table:table-cell table:number-columns-repeated="102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2" table:formula="of:=DEC2HEX([.$A65];2)" office:value-type="string" office:string-value="3F" calcext:value-type="string">
            <text:p>3F</text:p>
          </table:table-cell>
          <table:table-cell table:style-name="ce2" table:formula="of:=DEC2BIN([.$A65];8)" office:value-type="string" office:string-value="00111111" calcext:value-type="string">
            <text:p>00111111</text:p>
          </table:table-cell>
          <table:table-cell table:style-name="ce1" office:value-type="string" calcext:value-type="string">
            <text:p>PUSH R0R1</text:p>
          </table:table-cell>
          <table:table-cell table:number-columns-repeated="102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2" table:formula="of:=DEC2HEX([.$A66];2)" office:value-type="string" office:string-value="40" calcext:value-type="string">
            <text:p>40</text:p>
          </table:table-cell>
          <table:table-cell table:style-name="ce2" table:formula="of:=DEC2BIN([.$A66];8)" office:value-type="string" office:string-value="01000000" calcext:value-type="string">
            <text:p>01000000</text:p>
          </table:table-cell>
          <table:table-cell table:style-name="ce1" office:value-type="string" calcext:value-type="string">
            <text:p>PUSH R2R3</text:p>
          </table:table-cell>
          <table:table-cell table:number-columns-repeated="102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 table:formula="of:=DEC2HEX([.$A67];2)" office:value-type="string" office:string-value="41" calcext:value-type="string">
            <text:p>41</text:p>
          </table:table-cell>
          <table:table-cell table:style-name="ce2" table:formula="of:=DEC2BIN([.$A67];8)" office:value-type="string" office:string-value="01000001" calcext:value-type="string">
            <text:p>01000001</text:p>
          </table:table-cell>
          <table:table-cell table:style-name="ce1" office:value-type="string" calcext:value-type="string">
            <text:p>PUSHALL</text:p>
          </table:table-cell>
          <table:table-cell table:number-columns-repeated="102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 table:formula="of:=DEC2HEX([.$A68];2)" office:value-type="string" office:string-value="42" calcext:value-type="string">
            <text:p>42</text:p>
          </table:table-cell>
          <table:table-cell table:style-name="ce2" table:formula="of:=DEC2BIN([.$A68];8)" office:value-type="string" office:string-value="01000010" calcext:value-type="string">
            <text:p>01000010</text:p>
          </table:table-cell>
          <table:table-cell table:style-name="ce1" office:value-type="string" calcext:value-type="string">
            <text:p>POP R0R1</text:p>
          </table:table-cell>
          <table:table-cell table:number-columns-repeated="1020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2" table:formula="of:=DEC2HEX([.$A69];2)" office:value-type="string" office:string-value="43" calcext:value-type="string">
            <text:p>43</text:p>
          </table:table-cell>
          <table:table-cell table:style-name="ce2" table:formula="of:=DEC2BIN([.$A69];8)" office:value-type="string" office:string-value="01000011" calcext:value-type="string">
            <text:p>01000011</text:p>
          </table:table-cell>
          <table:table-cell table:style-name="ce1" office:value-type="string" calcext:value-type="string">
            <text:p>POP R2R3</text:p>
          </table:table-cell>
          <table:table-cell table:number-columns-repeated="1020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2" table:formula="of:=DEC2HEX([.$A70];2)" office:value-type="string" office:string-value="44" calcext:value-type="string">
            <text:p>44</text:p>
          </table:table-cell>
          <table:table-cell table:style-name="ce2" table:formula="of:=DEC2BIN([.$A70];8)" office:value-type="string" office:string-value="01000100" calcext:value-type="string">
            <text:p>01000100</text:p>
          </table:table-cell>
          <table:table-cell table:style-name="ce1" office:value-type="string" calcext:value-type="string">
            <text:p>POPALL</text:p>
          </table:table-cell>
          <table:table-cell table:number-columns-repeated="1020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2" table:formula="of:=DEC2HEX([.$A71];2)" office:value-type="string" office:string-value="45" calcext:value-type="string">
            <text:p>45</text:p>
          </table:table-cell>
          <table:table-cell table:style-name="ce2" table:formula="of:=DEC2BIN([.$A71];8)" office:value-type="string" office:string-value="01000101" calcext:value-type="string">
            <text:p>01000101</text:p>
          </table:table-cell>
          <table:table-cell table:style-name="ce1" office:value-type="string" calcext:value-type="string">
            <text:p>EXX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2" table:formula="of:=DEC2HEX([.$A72];2)" office:value-type="string" office:string-value="46" calcext:value-type="string">
            <text:p>46</text:p>
          </table:table-cell>
          <table:table-cell table:style-name="ce2" table:formula="of:=DEC2BIN([.$A72];8)" office:value-type="string" office:string-value="01000110" calcext:value-type="string">
            <text:p>01000110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2" table:formula="of:=DEC2HEX([.$A73];2)" office:value-type="string" office:string-value="47" calcext:value-type="string">
            <text:p>47</text:p>
          </table:table-cell>
          <table:table-cell table:style-name="ce2" table:formula="of:=DEC2BIN([.$A73];8)" office:value-type="string" office:string-value="01000111" calcext:value-type="string">
            <text:p>01000111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2" table:formula="of:=DEC2HEX([.$A74];2)" office:value-type="string" office:string-value="48" calcext:value-type="string">
            <text:p>48</text:p>
          </table:table-cell>
          <table:table-cell table:style-name="ce2" table:formula="of:=DEC2BIN([.$A74];8)" office:value-type="string" office:string-value="01001000" calcext:value-type="string">
            <text:p>01001000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2" table:formula="of:=DEC2HEX([.$A75];2)" office:value-type="string" office:string-value="49" calcext:value-type="string">
            <text:p>49</text:p>
          </table:table-cell>
          <table:table-cell table:style-name="ce2" table:formula="of:=DEC2BIN([.$A75];8)" office:value-type="string" office:string-value="01001001" calcext:value-type="string">
            <text:p>01001001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2" table:formula="of:=DEC2HEX([.$A76];2)" office:value-type="string" office:string-value="4A" calcext:value-type="string">
            <text:p>4A</text:p>
          </table:table-cell>
          <table:table-cell table:style-name="ce2" table:formula="of:=DEC2BIN([.$A76];8)" office:value-type="string" office:string-value="01001010" calcext:value-type="string">
            <text:p>01001010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2" table:formula="of:=DEC2HEX([.$A77];2)" office:value-type="string" office:string-value="4B" calcext:value-type="string">
            <text:p>4B</text:p>
          </table:table-cell>
          <table:table-cell table:style-name="ce2" table:formula="of:=DEC2BIN([.$A77];8)" office:value-type="string" office:string-value="01001011" calcext:value-type="string">
            <text:p>01001011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2" table:formula="of:=DEC2HEX([.$A78];2)" office:value-type="string" office:string-value="4C" calcext:value-type="string">
            <text:p>4C</text:p>
          </table:table-cell>
          <table:table-cell table:style-name="ce2" table:formula="of:=DEC2BIN([.$A78];8)" office:value-type="string" office:string-value="01001100" calcext:value-type="string">
            <text:p>01001100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2" table:formula="of:=DEC2HEX([.$A79];2)" office:value-type="string" office:string-value="4D" calcext:value-type="string">
            <text:p>4D</text:p>
          </table:table-cell>
          <table:table-cell table:style-name="ce2" table:formula="of:=DEC2BIN([.$A79];8)" office:value-type="string" office:string-value="01001101" calcext:value-type="string">
            <text:p>01001101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2" table:formula="of:=DEC2HEX([.$A80];2)" office:value-type="string" office:string-value="4E" calcext:value-type="string">
            <text:p>4E</text:p>
          </table:table-cell>
          <table:table-cell table:style-name="ce2" table:formula="of:=DEC2BIN([.$A80];8)" office:value-type="string" office:string-value="01001110" calcext:value-type="string">
            <text:p>01001110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2" table:formula="of:=DEC2HEX([.$A81];2)" office:value-type="string" office:string-value="4F" calcext:value-type="string">
            <text:p>4F</text:p>
          </table:table-cell>
          <table:table-cell table:style-name="ce2" table:formula="of:=DEC2BIN([.$A81];8)" office:value-type="string" office:string-value="01001111" calcext:value-type="string">
            <text:p>01001111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2" table:formula="of:=DEC2HEX([.$A82];2)" office:value-type="string" office:string-value="50" calcext:value-type="string">
            <text:p>50</text:p>
          </table:table-cell>
          <table:table-cell table:style-name="ce2" table:formula="of:=DEC2BIN([.$A82];8)" office:value-type="string" office:string-value="01010000" calcext:value-type="string">
            <text:p>01010000</text:p>
          </table:table-cell>
          <table:table-cell table:style-name="ce1" office:value-type="string" calcext:value-type="string">
            <text:p>NOP</text:p>
          </table:table-cell>
          <table:table-cell table:number-columns-repeated="1020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2" table:formula="of:=DEC2HEX([.$A83];2)" office:value-type="string" office:string-value="51" calcext:value-type="string">
            <text:p>51</text:p>
          </table:table-cell>
          <table:table-cell table:style-name="ce2" table:formula="of:=DEC2BIN([.$A83];8)" office:value-type="string" office:string-value="01010001" calcext:value-type="string">
            <text:p>0101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2" table:formula="of:=DEC2HEX([.$A84];2)" office:value-type="string" office:string-value="52" calcext:value-type="string">
            <text:p>52</text:p>
          </table:table-cell>
          <table:table-cell table:style-name="ce2" table:formula="of:=DEC2BIN([.$A84];8)" office:value-type="string" office:string-value="01010010" calcext:value-type="string">
            <text:p>01010010</text:p>
          </table:table-cell>
          <table:table-cell table:style-name="ce1" office:value-type="string" calcext:value-type="string">
            <text:p>CLS</text:p>
          </table:table-cell>
          <table:table-cell table:number-columns-repeated="1020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2" table:formula="of:=DEC2HEX([.$A85];2)" office:value-type="string" office:string-value="53" calcext:value-type="string">
            <text:p>53</text:p>
          </table:table-cell>
          <table:table-cell table:style-name="ce2" table:formula="of:=DEC2BIN([.$A85];8)" office:value-type="string" office:string-value="01010011" calcext:value-type="string">
            <text:p>0101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2" table:formula="of:=DEC2HEX([.$A86];2)" office:value-type="string" office:string-value="54" calcext:value-type="string">
            <text:p>54</text:p>
          </table:table-cell>
          <table:table-cell table:style-name="ce2" table:formula="of:=DEC2BIN([.$A86];8)" office:value-type="string" office:string-value="01010100" calcext:value-type="string">
            <text:p>01010100</text:p>
          </table:table-cell>
          <table:table-cell table:style-name="ce1" office:value-type="string" calcext:value-type="string">
            <text:p>SETC</text:p>
          </table:table-cell>
          <table:table-cell table:number-columns-repeated="1020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2" table:formula="of:=DEC2HEX([.$A87];2)" office:value-type="string" office:string-value="55" calcext:value-type="string">
            <text:p>55</text:p>
          </table:table-cell>
          <table:table-cell table:style-name="ce2" table:formula="of:=DEC2BIN([.$A87];8)" office:value-type="string" office:string-value="01010101" calcext:value-type="string">
            <text:p>01010101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2" table:formula="of:=DEC2HEX([.$A88];2)" office:value-type="string" office:string-value="56" calcext:value-type="string">
            <text:p>56</text:p>
          </table:table-cell>
          <table:table-cell table:style-name="ce2" table:formula="of:=DEC2BIN([.$A88];8)" office:value-type="string" office:string-value="01010110" calcext:value-type="string">
            <text:p>01010110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2" table:formula="of:=DEC2HEX([.$A89];2)" office:value-type="string" office:string-value="57" calcext:value-type="string">
            <text:p>57</text:p>
          </table:table-cell>
          <table:table-cell table:style-name="ce2" table:formula="of:=DEC2BIN([.$A89];8)" office:value-type="string" office:string-value="01010111" calcext:value-type="string">
            <text:p>01010111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2" table:formula="of:=DEC2HEX([.$A90];2)" office:value-type="string" office:string-value="58" calcext:value-type="string">
            <text:p>58</text:p>
          </table:table-cell>
          <table:table-cell table:style-name="ce2" table:formula="of:=DEC2BIN([.$A90];8)" office:value-type="string" office:string-value="01011000" calcext:value-type="string">
            <text:p>01011000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2" table:formula="of:=DEC2HEX([.$A91];2)" office:value-type="string" office:string-value="59" calcext:value-type="string">
            <text:p>59</text:p>
          </table:table-cell>
          <table:table-cell table:style-name="ce2" table:formula="of:=DEC2BIN([.$A91];8)" office:value-type="string" office:string-value="01011001" calcext:value-type="string">
            <text:p>01011001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2" table:formula="of:=DEC2HEX([.$A92];2)" office:value-type="string" office:string-value="5A" calcext:value-type="string">
            <text:p>5A</text:p>
          </table:table-cell>
          <table:table-cell table:style-name="ce2" table:formula="of:=DEC2BIN([.$A92];8)" office:value-type="string" office:string-value="01011010" calcext:value-type="string">
            <text:p>01011010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2" table:formula="of:=DEC2HEX([.$A93];2)" office:value-type="string" office:string-value="5B" calcext:value-type="string">
            <text:p>5B</text:p>
          </table:table-cell>
          <table:table-cell table:style-name="ce2" table:formula="of:=DEC2BIN([.$A93];8)" office:value-type="string" office:string-value="01011011" calcext:value-type="string">
            <text:p>01011011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2" table:formula="of:=DEC2HEX([.$A94];2)" office:value-type="string" office:string-value="5C" calcext:value-type="string">
            <text:p>5C</text:p>
          </table:table-cell>
          <table:table-cell table:style-name="ce2" table:formula="of:=DEC2BIN([.$A94];8)" office:value-type="string" office:string-value="01011100" calcext:value-type="string">
            <text:p>01011100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2" table:formula="of:=DEC2HEX([.$A95];2)" office:value-type="string" office:string-value="5D" calcext:value-type="string">
            <text:p>5D</text:p>
          </table:table-cell>
          <table:table-cell table:style-name="ce2" table:formula="of:=DEC2BIN([.$A95];8)" office:value-type="string" office:string-value="01011101" calcext:value-type="string">
            <text:p>01011101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2" table:formula="of:=DEC2HEX([.$A96];2)" office:value-type="string" office:string-value="5E" calcext:value-type="string">
            <text:p>5E</text:p>
          </table:table-cell>
          <table:table-cell table:style-name="ce2" table:formula="of:=DEC2BIN([.$A96];8)" office:value-type="string" office:string-value="01011110" calcext:value-type="string">
            <text:p>01011110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2" table:formula="of:=DEC2HEX([.$A97];2)" office:value-type="string" office:string-value="5F" calcext:value-type="string">
            <text:p>5F</text:p>
          </table:table-cell>
          <table:table-cell table:style-name="ce2" table:formula="of:=DEC2BIN([.$A97];8)" office:value-type="string" office:string-value="01011111" calcext:value-type="string">
            <text:p>01011111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2" table:formula="of:=DEC2HEX([.$A98];2)" office:value-type="string" office:string-value="60" calcext:value-type="string">
            <text:p>60</text:p>
          </table:table-cell>
          <table:table-cell table:style-name="ce2" table:formula="of:=DEC2BIN([.$A98];8)" office:value-type="string" office:string-value="01100000" calcext:value-type="string">
            <text:p>01100000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2" table:formula="of:=DEC2HEX([.$A99];2)" office:value-type="string" office:string-value="61" calcext:value-type="string">
            <text:p>61</text:p>
          </table:table-cell>
          <table:table-cell table:style-name="ce2" table:formula="of:=DEC2BIN([.$A99];8)" office:value-type="string" office:string-value="01100001" calcext:value-type="string">
            <text:p>01100001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2" table:formula="of:=DEC2HEX([.$A100];2)" office:value-type="string" office:string-value="62" calcext:value-type="string">
            <text:p>62</text:p>
          </table:table-cell>
          <table:table-cell table:style-name="ce2" table:formula="of:=DEC2BIN([.$A100];8)" office:value-type="string" office:string-value="01100010" calcext:value-type="string">
            <text:p>01100010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2" table:formula="of:=DEC2HEX([.$A101];2)" office:value-type="string" office:string-value="63" calcext:value-type="string">
            <text:p>63</text:p>
          </table:table-cell>
          <table:table-cell table:style-name="ce2" table:formula="of:=DEC2BIN([.$A101];8)" office:value-type="string" office:string-value="01100011" calcext:value-type="string">
            <text:p>01100011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table:formula="of:=DEC2HEX([.$A102];2)" office:value-type="string" office:string-value="64" calcext:value-type="string">
            <text:p>64</text:p>
          </table:table-cell>
          <table:table-cell table:style-name="ce2" table:formula="of:=DEC2BIN([.$A102];8)" office:value-type="string" office:string-value="01100100" calcext:value-type="string">
            <text:p>01100100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2" table:formula="of:=DEC2HEX([.$A103];2)" office:value-type="string" office:string-value="65" calcext:value-type="string">
            <text:p>65</text:p>
          </table:table-cell>
          <table:table-cell table:style-name="ce2" table:formula="of:=DEC2BIN([.$A103];8)" office:value-type="string" office:string-value="01100101" calcext:value-type="string">
            <text:p>01100101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2" table:formula="of:=DEC2HEX([.$A104];2)" office:value-type="string" office:string-value="66" calcext:value-type="string">
            <text:p>66</text:p>
          </table:table-cell>
          <table:table-cell table:style-name="ce2" table:formula="of:=DEC2BIN([.$A104];8)" office:value-type="string" office:string-value="01100110" calcext:value-type="string">
            <text:p>01100110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2" table:formula="of:=DEC2HEX([.$A105];2)" office:value-type="string" office:string-value="67" calcext:value-type="string">
            <text:p>67</text:p>
          </table:table-cell>
          <table:table-cell table:style-name="ce2" table:formula="of:=DEC2BIN([.$A105];8)" office:value-type="string" office:string-value="01100111" calcext:value-type="string">
            <text:p>01100111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2" table:formula="of:=DEC2HEX([.$A106];2)" office:value-type="string" office:string-value="68" calcext:value-type="string">
            <text:p>68</text:p>
          </table:table-cell>
          <table:table-cell table:style-name="ce2" table:formula="of:=DEC2BIN([.$A106];8)" office:value-type="string" office:string-value="01101000" calcext:value-type="string">
            <text:p>01101000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2" table:formula="of:=DEC2HEX([.$A107];2)" office:value-type="string" office:string-value="69" calcext:value-type="string">
            <text:p>69</text:p>
          </table:table-cell>
          <table:table-cell table:style-name="ce2" table:formula="of:=DEC2BIN([.$A107];8)" office:value-type="string" office:string-value="01101001" calcext:value-type="string">
            <text:p>01101001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2" table:formula="of:=DEC2HEX([.$A108];2)" office:value-type="string" office:string-value="6A" calcext:value-type="string">
            <text:p>6A</text:p>
          </table:table-cell>
          <table:table-cell table:style-name="ce2" table:formula="of:=DEC2BIN([.$A108];8)" office:value-type="string" office:string-value="01101010" calcext:value-type="string">
            <text:p>01101010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2" table:formula="of:=DEC2HEX([.$A109];2)" office:value-type="string" office:string-value="6B" calcext:value-type="string">
            <text:p>6B</text:p>
          </table:table-cell>
          <table:table-cell table:style-name="ce2" table:formula="of:=DEC2BIN([.$A109];8)" office:value-type="string" office:string-value="01101011" calcext:value-type="string">
            <text:p>01101011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2" table:formula="of:=DEC2HEX([.$A110];2)" office:value-type="string" office:string-value="6C" calcext:value-type="string">
            <text:p>6C</text:p>
          </table:table-cell>
          <table:table-cell table:style-name="ce2" table:formula="of:=DEC2BIN([.$A110];8)" office:value-type="string" office:string-value="01101100" calcext:value-type="string">
            <text:p>01101100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2" table:formula="of:=DEC2HEX([.$A111];2)" office:value-type="string" office:string-value="6D" calcext:value-type="string">
            <text:p>6D</text:p>
          </table:table-cell>
          <table:table-cell table:style-name="ce2" table:formula="of:=DEC2BIN([.$A111];8)" office:value-type="string" office:string-value="01101101" calcext:value-type="string">
            <text:p>01101101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2" table:formula="of:=DEC2HEX([.$A112];2)" office:value-type="string" office:string-value="6E" calcext:value-type="string">
            <text:p>6E</text:p>
          </table:table-cell>
          <table:table-cell table:style-name="ce2" table:formula="of:=DEC2BIN([.$A112];8)" office:value-type="string" office:string-value="01101110" calcext:value-type="string">
            <text:p>01101110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2" table:formula="of:=DEC2HEX([.$A113];2)" office:value-type="string" office:string-value="6F" calcext:value-type="string">
            <text:p>6F</text:p>
          </table:table-cell>
          <table:table-cell table:style-name="ce2" table:formula="of:=DEC2BIN([.$A113];8)" office:value-type="string" office:string-value="01101111" calcext:value-type="string">
            <text:p>01101111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2" table:formula="of:=DEC2HEX([.$A114];2)" office:value-type="string" office:string-value="70" calcext:value-type="string">
            <text:p>70</text:p>
          </table:table-cell>
          <table:table-cell table:style-name="ce2" table:formula="of:=DEC2BIN([.$A114];8)" office:value-type="string" office:string-value="01110000" calcext:value-type="string">
            <text:p>01110000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2" table:formula="of:=DEC2HEX([.$A115];2)" office:value-type="string" office:string-value="71" calcext:value-type="string">
            <text:p>71</text:p>
          </table:table-cell>
          <table:table-cell table:style-name="ce2" table:formula="of:=DEC2BIN([.$A115];8)" office:value-type="string" office:string-value="01110001" calcext:value-type="string">
            <text:p>01110001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2" table:formula="of:=DEC2HEX([.$A116];2)" office:value-type="string" office:string-value="72" calcext:value-type="string">
            <text:p>72</text:p>
          </table:table-cell>
          <table:table-cell table:style-name="ce2" table:formula="of:=DEC2BIN([.$A116];8)" office:value-type="string" office:string-value="01110010" calcext:value-type="string">
            <text:p>01110010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2" table:formula="of:=DEC2HEX([.$A117];2)" office:value-type="string" office:string-value="73" calcext:value-type="string">
            <text:p>73</text:p>
          </table:table-cell>
          <table:table-cell table:style-name="ce2" table:formula="of:=DEC2BIN([.$A117];8)" office:value-type="string" office:string-value="01110011" calcext:value-type="string">
            <text:p>01110011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2" table:formula="of:=DEC2HEX([.$A118];2)" office:value-type="string" office:string-value="74" calcext:value-type="string">
            <text:p>74</text:p>
          </table:table-cell>
          <table:table-cell table:style-name="ce2" table:formula="of:=DEC2BIN([.$A118];8)" office:value-type="string" office:string-value="01110100" calcext:value-type="string">
            <text:p>01110100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2" table:formula="of:=DEC2HEX([.$A119];2)" office:value-type="string" office:string-value="75" calcext:value-type="string">
            <text:p>75</text:p>
          </table:table-cell>
          <table:table-cell table:style-name="ce2" table:formula="of:=DEC2BIN([.$A119];8)" office:value-type="string" office:string-value="01110101" calcext:value-type="string">
            <text:p>01110101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2" table:formula="of:=DEC2HEX([.$A120];2)" office:value-type="string" office:string-value="76" calcext:value-type="string">
            <text:p>76</text:p>
          </table:table-cell>
          <table:table-cell table:style-name="ce2" table:formula="of:=DEC2BIN([.$A120];8)" office:value-type="string" office:string-value="01110110" calcext:value-type="string">
            <text:p>01110110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2" table:formula="of:=DEC2HEX([.$A121];2)" office:value-type="string" office:string-value="77" calcext:value-type="string">
            <text:p>77</text:p>
          </table:table-cell>
          <table:table-cell table:style-name="ce2" table:formula="of:=DEC2BIN([.$A121];8)" office:value-type="string" office:string-value="01110111" calcext:value-type="string">
            <text:p>01110111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2" table:formula="of:=DEC2HEX([.$A122];2)" office:value-type="string" office:string-value="78" calcext:value-type="string">
            <text:p>78</text:p>
          </table:table-cell>
          <table:table-cell table:style-name="ce2" table:formula="of:=DEC2BIN([.$A122];8)" office:value-type="string" office:string-value="01111000" calcext:value-type="string">
            <text:p>01111000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2" table:formula="of:=DEC2HEX([.$A123];2)" office:value-type="string" office:string-value="79" calcext:value-type="string">
            <text:p>79</text:p>
          </table:table-cell>
          <table:table-cell table:style-name="ce2" table:formula="of:=DEC2BIN([.$A123];8)" office:value-type="string" office:string-value="01111001" calcext:value-type="string">
            <text:p>01111001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2" table:formula="of:=DEC2HEX([.$A124];2)" office:value-type="string" office:string-value="7A" calcext:value-type="string">
            <text:p>7A</text:p>
          </table:table-cell>
          <table:table-cell table:style-name="ce2" table:formula="of:=DEC2BIN([.$A124];8)" office:value-type="string" office:string-value="01111010" calcext:value-type="string">
            <text:p>01111010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2" table:formula="of:=DEC2HEX([.$A125];2)" office:value-type="string" office:string-value="7B" calcext:value-type="string">
            <text:p>7B</text:p>
          </table:table-cell>
          <table:table-cell table:style-name="ce2" table:formula="of:=DEC2BIN([.$A125];8)" office:value-type="string" office:string-value="01111011" calcext:value-type="string">
            <text:p>01111011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2" table:formula="of:=DEC2HEX([.$A126];2)" office:value-type="string" office:string-value="7C" calcext:value-type="string">
            <text:p>7C</text:p>
          </table:table-cell>
          <table:table-cell table:style-name="ce2" table:formula="of:=DEC2BIN([.$A126];8)" office:value-type="string" office:string-value="01111100" calcext:value-type="string">
            <text:p>01111100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2" table:formula="of:=DEC2HEX([.$A127];2)" office:value-type="string" office:string-value="7D" calcext:value-type="string">
            <text:p>7D</text:p>
          </table:table-cell>
          <table:table-cell table:style-name="ce2" table:formula="of:=DEC2BIN([.$A127];8)" office:value-type="string" office:string-value="01111101" calcext:value-type="string">
            <text:p>01111101</text:p>
          </table:table-cell>
          <table:table-cell table:number-columns-repeated="4"/>
          <table:table-cell table:style-name="ce1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2" table:formula="of:=DEC2HEX([.$A128];2)" office:value-type="string" office:string-value="7E" calcext:value-type="string">
            <text:p>7E</text:p>
          </table:table-cell>
          <table:table-cell table:style-name="ce2" table:formula="of:=DEC2BIN([.$A128];8)" office:value-type="string" office:string-value="01111110" calcext:value-type="string">
            <text:p>01111110</text:p>
          </table:table-cell>
          <table:table-cell table:number-columns-repeated="4"/>
          <table:table-cell table:style-name="ce1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2" table:formula="of:=DEC2HEX([.$A129];2)" office:value-type="string" office:string-value="7F" calcext:value-type="string">
            <text:p>7F</text:p>
          </table:table-cell>
          <table:table-cell table:style-name="ce2" table:formula="of:=DEC2BIN([.$A129];8)" office:value-type="string" office:string-value="01111111" calcext:value-type="string">
            <text:p>01111111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2" table:formula="of:=DEC2HEX([.$A130];2)" office:value-type="string" office:string-value="80" calcext:value-type="string">
            <text:p>80</text:p>
          </table:table-cell>
          <table:table-cell table:style-name="ce2" table:formula="of:=DEC2BIN([.$A130];8)" office:value-type="string" office:string-value="10000000" calcext:value-type="string">
            <text:p>10000000</text:p>
          </table:table-cell>
          <table:table-cell table:style-name="ce1" table:formula="of:=LOOKUP(bitand(bitrshift([.$A130];4);7);[$AluFuncs.$A$2:.$B$9]) &amp; &quot; &quot; &amp; LOOKUP(bitand(bitrshift([.$A130];2);3);[$Regs.$A$2:.$B$5]) &amp; &quot;,&quot; &amp; LOOKUP(bitand([.$A130];3);[$Regs.$A$2:.$B$5])" office:value-type="string" office:string-value="" calcext:value-type="error">
            <text:p>#NAME?</text:p>
          </table:table-cell>
          <table:table-cell/>
          <table:table-cell table:style-name="ce1" office:value-type="string" calcext:value-type="string">
            <text:p>1aaaddss</text:p>
          </table:table-cell>
          <table:table-cell table:style-name="ce1" office:value-type="string" calcext:value-type="string">
            <text:p>aaa = ALU func</text:p>
          </table:table-cell>
          <table:table-cell table:style-name="ce1" office:value-type="string" calcext:value-type="string">
            <text:p>dd = Dest Reg</text:p>
          </table:table-cell>
          <table:table-cell table:style-name="ce1" office:value-type="string" calcext:value-type="string">
            <text:p>ss = Source Reg</text:p>
          </table:table-cell>
          <table:table-cell table:number-columns-repeated="1015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2" table:formula="of:=DEC2HEX([.$A131];2)" office:value-type="string" office:string-value="81" calcext:value-type="string">
            <text:p>81</text:p>
          </table:table-cell>
          <table:table-cell table:style-name="ce2" table:formula="of:=DEC2BIN([.$A131];8)" office:value-type="string" office:string-value="10000001" calcext:value-type="string">
            <text:p>10000001</text:p>
          </table:table-cell>
          <table:table-cell table:style-name="ce1" table:formula="of:=LOOKUP(bitand(bitrshift([.$A131];4);7);[$AluFuncs.$A$2:.$B$9]) &amp; &quot; &quot; &amp; LOOKUP(bitand(bitrshift([.$A131];2);3);[$Regs.$A$2:.$B$5]) &amp; &quot;,&quot; &amp; LOOKUP(bitand([.$A13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2" table:formula="of:=DEC2HEX([.$A132];2)" office:value-type="string" office:string-value="82" calcext:value-type="string">
            <text:p>82</text:p>
          </table:table-cell>
          <table:table-cell table:style-name="ce2" table:formula="of:=DEC2BIN([.$A132];8)" office:value-type="string" office:string-value="10000010" calcext:value-type="string">
            <text:p>10000010</text:p>
          </table:table-cell>
          <table:table-cell table:style-name="ce1" table:formula="of:=LOOKUP(bitand(bitrshift([.$A132];4);7);[$AluFuncs.$A$2:.$B$9]) &amp; &quot; &quot; &amp; LOOKUP(bitand(bitrshift([.$A132];2);3);[$Regs.$A$2:.$B$5]) &amp; &quot;,&quot; &amp; LOOKUP(bitand([.$A13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2" table:formula="of:=DEC2HEX([.$A133];2)" office:value-type="string" office:string-value="83" calcext:value-type="string">
            <text:p>83</text:p>
          </table:table-cell>
          <table:table-cell table:style-name="ce2" table:formula="of:=DEC2BIN([.$A133];8)" office:value-type="string" office:string-value="10000011" calcext:value-type="string">
            <text:p>10000011</text:p>
          </table:table-cell>
          <table:table-cell table:style-name="ce1" table:formula="of:=LOOKUP(bitand(bitrshift([.$A133];4);7);[$AluFuncs.$A$2:.$B$9]) &amp; &quot; &quot; &amp; LOOKUP(bitand(bitrshift([.$A133];2);3);[$Regs.$A$2:.$B$5]) &amp; &quot;,&quot; &amp; LOOKUP(bitand([.$A13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2" table:formula="of:=DEC2HEX([.$A134];2)" office:value-type="string" office:string-value="84" calcext:value-type="string">
            <text:p>84</text:p>
          </table:table-cell>
          <table:table-cell table:style-name="ce2" table:formula="of:=DEC2BIN([.$A134];8)" office:value-type="string" office:string-value="10000100" calcext:value-type="string">
            <text:p>10000100</text:p>
          </table:table-cell>
          <table:table-cell table:style-name="ce1" table:formula="of:=LOOKUP(bitand(bitrshift([.$A134];4);7);[$AluFuncs.$A$2:.$B$9]) &amp; &quot; &quot; &amp; LOOKUP(bitand(bitrshift([.$A134];2);3);[$Regs.$A$2:.$B$5]) &amp; &quot;,&quot; &amp; LOOKUP(bitand([.$A13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2" table:formula="of:=DEC2HEX([.$A135];2)" office:value-type="string" office:string-value="85" calcext:value-type="string">
            <text:p>85</text:p>
          </table:table-cell>
          <table:table-cell table:style-name="ce2" table:formula="of:=DEC2BIN([.$A135];8)" office:value-type="string" office:string-value="10000101" calcext:value-type="string">
            <text:p>10000101</text:p>
          </table:table-cell>
          <table:table-cell table:style-name="ce1" table:formula="of:=LOOKUP(bitand(bitrshift([.$A135];4);7);[$AluFuncs.$A$2:.$B$9]) &amp; &quot; &quot; &amp; LOOKUP(bitand(bitrshift([.$A135];2);3);[$Regs.$A$2:.$B$5]) &amp; &quot;,&quot; &amp; LOOKUP(bitand([.$A13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2" table:formula="of:=DEC2HEX([.$A136];2)" office:value-type="string" office:string-value="86" calcext:value-type="string">
            <text:p>86</text:p>
          </table:table-cell>
          <table:table-cell table:style-name="ce2" table:formula="of:=DEC2BIN([.$A136];8)" office:value-type="string" office:string-value="10000110" calcext:value-type="string">
            <text:p>10000110</text:p>
          </table:table-cell>
          <table:table-cell table:style-name="ce1" table:formula="of:=LOOKUP(bitand(bitrshift([.$A136];4);7);[$AluFuncs.$A$2:.$B$9]) &amp; &quot; &quot; &amp; LOOKUP(bitand(bitrshift([.$A136];2);3);[$Regs.$A$2:.$B$5]) &amp; &quot;,&quot; &amp; LOOKUP(bitand([.$A13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2" table:formula="of:=DEC2HEX([.$A137];2)" office:value-type="string" office:string-value="87" calcext:value-type="string">
            <text:p>87</text:p>
          </table:table-cell>
          <table:table-cell table:style-name="ce2" table:formula="of:=DEC2BIN([.$A137];8)" office:value-type="string" office:string-value="10000111" calcext:value-type="string">
            <text:p>10000111</text:p>
          </table:table-cell>
          <table:table-cell table:style-name="ce1" table:formula="of:=LOOKUP(bitand(bitrshift([.$A137];4);7);[$AluFuncs.$A$2:.$B$9]) &amp; &quot; &quot; &amp; LOOKUP(bitand(bitrshift([.$A137];2);3);[$Regs.$A$2:.$B$5]) &amp; &quot;,&quot; &amp; LOOKUP(bitand([.$A13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2" table:formula="of:=DEC2HEX([.$A138];2)" office:value-type="string" office:string-value="88" calcext:value-type="string">
            <text:p>88</text:p>
          </table:table-cell>
          <table:table-cell table:style-name="ce2" table:formula="of:=DEC2BIN([.$A138];8)" office:value-type="string" office:string-value="10001000" calcext:value-type="string">
            <text:p>10001000</text:p>
          </table:table-cell>
          <table:table-cell table:style-name="ce1" table:formula="of:=LOOKUP(bitand(bitrshift([.$A138];4);7);[$AluFuncs.$A$2:.$B$9]) &amp; &quot; &quot; &amp; LOOKUP(bitand(bitrshift([.$A138];2);3);[$Regs.$A$2:.$B$5]) &amp; &quot;,&quot; &amp; LOOKUP(bitand([.$A13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2" table:formula="of:=DEC2HEX([.$A139];2)" office:value-type="string" office:string-value="89" calcext:value-type="string">
            <text:p>89</text:p>
          </table:table-cell>
          <table:table-cell table:style-name="ce2" table:formula="of:=DEC2BIN([.$A139];8)" office:value-type="string" office:string-value="10001001" calcext:value-type="string">
            <text:p>10001001</text:p>
          </table:table-cell>
          <table:table-cell table:style-name="ce1" table:formula="of:=LOOKUP(bitand(bitrshift([.$A139];4);7);[$AluFuncs.$A$2:.$B$9]) &amp; &quot; &quot; &amp; LOOKUP(bitand(bitrshift([.$A139];2);3);[$Regs.$A$2:.$B$5]) &amp; &quot;,&quot; &amp; LOOKUP(bitand([.$A13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2" table:formula="of:=DEC2HEX([.$A140];2)" office:value-type="string" office:string-value="8A" calcext:value-type="string">
            <text:p>8A</text:p>
          </table:table-cell>
          <table:table-cell table:style-name="ce2" table:formula="of:=DEC2BIN([.$A140];8)" office:value-type="string" office:string-value="10001010" calcext:value-type="string">
            <text:p>10001010</text:p>
          </table:table-cell>
          <table:table-cell table:style-name="ce1" table:formula="of:=LOOKUP(bitand(bitrshift([.$A140];4);7);[$AluFuncs.$A$2:.$B$9]) &amp; &quot; &quot; &amp; LOOKUP(bitand(bitrshift([.$A140];2);3);[$Regs.$A$2:.$B$5]) &amp; &quot;,&quot; &amp; LOOKUP(bitand([.$A14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2" table:formula="of:=DEC2HEX([.$A141];2)" office:value-type="string" office:string-value="8B" calcext:value-type="string">
            <text:p>8B</text:p>
          </table:table-cell>
          <table:table-cell table:style-name="ce2" table:formula="of:=DEC2BIN([.$A141];8)" office:value-type="string" office:string-value="10001011" calcext:value-type="string">
            <text:p>10001011</text:p>
          </table:table-cell>
          <table:table-cell table:style-name="ce1" table:formula="of:=LOOKUP(bitand(bitrshift([.$A141];4);7);[$AluFuncs.$A$2:.$B$9]) &amp; &quot; &quot; &amp; LOOKUP(bitand(bitrshift([.$A141];2);3);[$Regs.$A$2:.$B$5]) &amp; &quot;,&quot; &amp; LOOKUP(bitand([.$A14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" table:formula="of:=DEC2HEX([.$A142];2)" office:value-type="string" office:string-value="8C" calcext:value-type="string">
            <text:p>8C</text:p>
          </table:table-cell>
          <table:table-cell table:style-name="ce2" table:formula="of:=DEC2BIN([.$A142];8)" office:value-type="string" office:string-value="10001100" calcext:value-type="string">
            <text:p>10001100</text:p>
          </table:table-cell>
          <table:table-cell table:style-name="ce1" table:formula="of:=LOOKUP(bitand(bitrshift([.$A142];4);7);[$AluFuncs.$A$2:.$B$9]) &amp; &quot; &quot; &amp; LOOKUP(bitand(bitrshift([.$A142];2);3);[$Regs.$A$2:.$B$5]) &amp; &quot;,&quot; &amp; LOOKUP(bitand([.$A14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2" table:formula="of:=DEC2HEX([.$A143];2)" office:value-type="string" office:string-value="8D" calcext:value-type="string">
            <text:p>8D</text:p>
          </table:table-cell>
          <table:table-cell table:style-name="ce2" table:formula="of:=DEC2BIN([.$A143];8)" office:value-type="string" office:string-value="10001101" calcext:value-type="string">
            <text:p>10001101</text:p>
          </table:table-cell>
          <table:table-cell table:style-name="ce1" table:formula="of:=LOOKUP(bitand(bitrshift([.$A143];4);7);[$AluFuncs.$A$2:.$B$9]) &amp; &quot; &quot; &amp; LOOKUP(bitand(bitrshift([.$A143];2);3);[$Regs.$A$2:.$B$5]) &amp; &quot;,&quot; &amp; LOOKUP(bitand([.$A14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2" table:formula="of:=DEC2HEX([.$A144];2)" office:value-type="string" office:string-value="8E" calcext:value-type="string">
            <text:p>8E</text:p>
          </table:table-cell>
          <table:table-cell table:style-name="ce2" table:formula="of:=DEC2BIN([.$A144];8)" office:value-type="string" office:string-value="10001110" calcext:value-type="string">
            <text:p>10001110</text:p>
          </table:table-cell>
          <table:table-cell table:style-name="ce1" table:formula="of:=LOOKUP(bitand(bitrshift([.$A144];4);7);[$AluFuncs.$A$2:.$B$9]) &amp; &quot; &quot; &amp; LOOKUP(bitand(bitrshift([.$A144];2);3);[$Regs.$A$2:.$B$5]) &amp; &quot;,&quot; &amp; LOOKUP(bitand([.$A14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2" table:formula="of:=DEC2HEX([.$A145];2)" office:value-type="string" office:string-value="8F" calcext:value-type="string">
            <text:p>8F</text:p>
          </table:table-cell>
          <table:table-cell table:style-name="ce2" table:formula="of:=DEC2BIN([.$A145];8)" office:value-type="string" office:string-value="10001111" calcext:value-type="string">
            <text:p>10001111</text:p>
          </table:table-cell>
          <table:table-cell table:style-name="ce1" table:formula="of:=LOOKUP(bitand(bitrshift([.$A145];4);7);[$AluFuncs.$A$2:.$B$9]) &amp; &quot; &quot; &amp; LOOKUP(bitand(bitrshift([.$A145];2);3);[$Regs.$A$2:.$B$5]) &amp; &quot;,&quot; &amp; LOOKUP(bitand([.$A14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2" table:formula="of:=DEC2HEX([.$A146];2)" office:value-type="string" office:string-value="90" calcext:value-type="string">
            <text:p>90</text:p>
          </table:table-cell>
          <table:table-cell table:style-name="ce2" table:formula="of:=DEC2BIN([.$A146];8)" office:value-type="string" office:string-value="10010000" calcext:value-type="string">
            <text:p>10010000</text:p>
          </table:table-cell>
          <table:table-cell table:style-name="ce1" table:formula="of:=LOOKUP(bitand(bitrshift([.$A146];4);7);[$AluFuncs.$A$2:.$B$9]) &amp; &quot; &quot; &amp; LOOKUP(bitand(bitrshift([.$A146];2);3);[$Regs.$A$2:.$B$5]) &amp; &quot;,&quot; &amp; LOOKUP(bitand([.$A14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2" table:formula="of:=DEC2HEX([.$A147];2)" office:value-type="string" office:string-value="91" calcext:value-type="string">
            <text:p>91</text:p>
          </table:table-cell>
          <table:table-cell table:style-name="ce2" table:formula="of:=DEC2BIN([.$A147];8)" office:value-type="string" office:string-value="10010001" calcext:value-type="string">
            <text:p>10010001</text:p>
          </table:table-cell>
          <table:table-cell table:style-name="ce1" table:formula="of:=LOOKUP(bitand(bitrshift([.$A147];4);7);[$AluFuncs.$A$2:.$B$9]) &amp; &quot; &quot; &amp; LOOKUP(bitand(bitrshift([.$A147];2);3);[$Regs.$A$2:.$B$5]) &amp; &quot;,&quot; &amp; LOOKUP(bitand([.$A14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2" table:formula="of:=DEC2HEX([.$A148];2)" office:value-type="string" office:string-value="92" calcext:value-type="string">
            <text:p>92</text:p>
          </table:table-cell>
          <table:table-cell table:style-name="ce2" table:formula="of:=DEC2BIN([.$A148];8)" office:value-type="string" office:string-value="10010010" calcext:value-type="string">
            <text:p>10010010</text:p>
          </table:table-cell>
          <table:table-cell table:style-name="ce1" table:formula="of:=LOOKUP(bitand(bitrshift([.$A148];4);7);[$AluFuncs.$A$2:.$B$9]) &amp; &quot; &quot; &amp; LOOKUP(bitand(bitrshift([.$A148];2);3);[$Regs.$A$2:.$B$5]) &amp; &quot;,&quot; &amp; LOOKUP(bitand([.$A14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2" table:formula="of:=DEC2HEX([.$A149];2)" office:value-type="string" office:string-value="93" calcext:value-type="string">
            <text:p>93</text:p>
          </table:table-cell>
          <table:table-cell table:style-name="ce2" table:formula="of:=DEC2BIN([.$A149];8)" office:value-type="string" office:string-value="10010011" calcext:value-type="string">
            <text:p>10010011</text:p>
          </table:table-cell>
          <table:table-cell table:style-name="ce1" table:formula="of:=LOOKUP(bitand(bitrshift([.$A149];4);7);[$AluFuncs.$A$2:.$B$9]) &amp; &quot; &quot; &amp; LOOKUP(bitand(bitrshift([.$A149];2);3);[$Regs.$A$2:.$B$5]) &amp; &quot;,&quot; &amp; LOOKUP(bitand([.$A14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2" table:formula="of:=DEC2HEX([.$A150];2)" office:value-type="string" office:string-value="94" calcext:value-type="string">
            <text:p>94</text:p>
          </table:table-cell>
          <table:table-cell table:style-name="ce2" table:formula="of:=DEC2BIN([.$A150];8)" office:value-type="string" office:string-value="10010100" calcext:value-type="string">
            <text:p>10010100</text:p>
          </table:table-cell>
          <table:table-cell table:style-name="ce1" table:formula="of:=LOOKUP(bitand(bitrshift([.$A150];4);7);[$AluFuncs.$A$2:.$B$9]) &amp; &quot; &quot; &amp; LOOKUP(bitand(bitrshift([.$A150];2);3);[$Regs.$A$2:.$B$5]) &amp; &quot;,&quot; &amp; LOOKUP(bitand([.$A15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2" table:formula="of:=DEC2HEX([.$A151];2)" office:value-type="string" office:string-value="95" calcext:value-type="string">
            <text:p>95</text:p>
          </table:table-cell>
          <table:table-cell table:style-name="ce2" table:formula="of:=DEC2BIN([.$A151];8)" office:value-type="string" office:string-value="10010101" calcext:value-type="string">
            <text:p>10010101</text:p>
          </table:table-cell>
          <table:table-cell table:style-name="ce1" table:formula="of:=LOOKUP(bitand(bitrshift([.$A151];4);7);[$AluFuncs.$A$2:.$B$9]) &amp; &quot; &quot; &amp; LOOKUP(bitand(bitrshift([.$A151];2);3);[$Regs.$A$2:.$B$5]) &amp; &quot;,&quot; &amp; LOOKUP(bitand([.$A15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2" table:formula="of:=DEC2HEX([.$A152];2)" office:value-type="string" office:string-value="96" calcext:value-type="string">
            <text:p>96</text:p>
          </table:table-cell>
          <table:table-cell table:style-name="ce2" table:formula="of:=DEC2BIN([.$A152];8)" office:value-type="string" office:string-value="10010110" calcext:value-type="string">
            <text:p>10010110</text:p>
          </table:table-cell>
          <table:table-cell table:style-name="ce1" table:formula="of:=LOOKUP(bitand(bitrshift([.$A152];4);7);[$AluFuncs.$A$2:.$B$9]) &amp; &quot; &quot; &amp; LOOKUP(bitand(bitrshift([.$A152];2);3);[$Regs.$A$2:.$B$5]) &amp; &quot;,&quot; &amp; LOOKUP(bitand([.$A15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2" table:formula="of:=DEC2HEX([.$A153];2)" office:value-type="string" office:string-value="97" calcext:value-type="string">
            <text:p>97</text:p>
          </table:table-cell>
          <table:table-cell table:style-name="ce2" table:formula="of:=DEC2BIN([.$A153];8)" office:value-type="string" office:string-value="10010111" calcext:value-type="string">
            <text:p>10010111</text:p>
          </table:table-cell>
          <table:table-cell table:style-name="ce1" table:formula="of:=LOOKUP(bitand(bitrshift([.$A153];4);7);[$AluFuncs.$A$2:.$B$9]) &amp; &quot; &quot; &amp; LOOKUP(bitand(bitrshift([.$A153];2);3);[$Regs.$A$2:.$B$5]) &amp; &quot;,&quot; &amp; LOOKUP(bitand([.$A15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2" table:formula="of:=DEC2HEX([.$A154];2)" office:value-type="string" office:string-value="98" calcext:value-type="string">
            <text:p>98</text:p>
          </table:table-cell>
          <table:table-cell table:style-name="ce2" table:formula="of:=DEC2BIN([.$A154];8)" office:value-type="string" office:string-value="10011000" calcext:value-type="string">
            <text:p>10011000</text:p>
          </table:table-cell>
          <table:table-cell table:style-name="ce1" table:formula="of:=LOOKUP(bitand(bitrshift([.$A154];4);7);[$AluFuncs.$A$2:.$B$9]) &amp; &quot; &quot; &amp; LOOKUP(bitand(bitrshift([.$A154];2);3);[$Regs.$A$2:.$B$5]) &amp; &quot;,&quot; &amp; LOOKUP(bitand([.$A15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2" table:formula="of:=DEC2HEX([.$A155];2)" office:value-type="string" office:string-value="99" calcext:value-type="string">
            <text:p>99</text:p>
          </table:table-cell>
          <table:table-cell table:style-name="ce2" table:formula="of:=DEC2BIN([.$A155];8)" office:value-type="string" office:string-value="10011001" calcext:value-type="string">
            <text:p>10011001</text:p>
          </table:table-cell>
          <table:table-cell table:style-name="ce1" table:formula="of:=LOOKUP(bitand(bitrshift([.$A155];4);7);[$AluFuncs.$A$2:.$B$9]) &amp; &quot; &quot; &amp; LOOKUP(bitand(bitrshift([.$A155];2);3);[$Regs.$A$2:.$B$5]) &amp; &quot;,&quot; &amp; LOOKUP(bitand([.$A15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2" table:formula="of:=DEC2HEX([.$A156];2)" office:value-type="string" office:string-value="9A" calcext:value-type="string">
            <text:p>9A</text:p>
          </table:table-cell>
          <table:table-cell table:style-name="ce2" table:formula="of:=DEC2BIN([.$A156];8)" office:value-type="string" office:string-value="10011010" calcext:value-type="string">
            <text:p>10011010</text:p>
          </table:table-cell>
          <table:table-cell table:style-name="ce1" table:formula="of:=LOOKUP(bitand(bitrshift([.$A156];4);7);[$AluFuncs.$A$2:.$B$9]) &amp; &quot; &quot; &amp; LOOKUP(bitand(bitrshift([.$A156];2);3);[$Regs.$A$2:.$B$5]) &amp; &quot;,&quot; &amp; LOOKUP(bitand([.$A15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2" table:formula="of:=DEC2HEX([.$A157];2)" office:value-type="string" office:string-value="9B" calcext:value-type="string">
            <text:p>9B</text:p>
          </table:table-cell>
          <table:table-cell table:style-name="ce2" table:formula="of:=DEC2BIN([.$A157];8)" office:value-type="string" office:string-value="10011011" calcext:value-type="string">
            <text:p>10011011</text:p>
          </table:table-cell>
          <table:table-cell table:style-name="ce1" table:formula="of:=LOOKUP(bitand(bitrshift([.$A157];4);7);[$AluFuncs.$A$2:.$B$9]) &amp; &quot; &quot; &amp; LOOKUP(bitand(bitrshift([.$A157];2);3);[$Regs.$A$2:.$B$5]) &amp; &quot;,&quot; &amp; LOOKUP(bitand([.$A15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2" table:formula="of:=DEC2HEX([.$A158];2)" office:value-type="string" office:string-value="9C" calcext:value-type="string">
            <text:p>9C</text:p>
          </table:table-cell>
          <table:table-cell table:style-name="ce2" table:formula="of:=DEC2BIN([.$A158];8)" office:value-type="string" office:string-value="10011100" calcext:value-type="string">
            <text:p>10011100</text:p>
          </table:table-cell>
          <table:table-cell table:style-name="ce1" table:formula="of:=LOOKUP(bitand(bitrshift([.$A158];4);7);[$AluFuncs.$A$2:.$B$9]) &amp; &quot; &quot; &amp; LOOKUP(bitand(bitrshift([.$A158];2);3);[$Regs.$A$2:.$B$5]) &amp; &quot;,&quot; &amp; LOOKUP(bitand([.$A15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2" table:formula="of:=DEC2HEX([.$A159];2)" office:value-type="string" office:string-value="9D" calcext:value-type="string">
            <text:p>9D</text:p>
          </table:table-cell>
          <table:table-cell table:style-name="ce2" table:formula="of:=DEC2BIN([.$A159];8)" office:value-type="string" office:string-value="10011101" calcext:value-type="string">
            <text:p>10011101</text:p>
          </table:table-cell>
          <table:table-cell table:style-name="ce1" table:formula="of:=LOOKUP(bitand(bitrshift([.$A159];4);7);[$AluFuncs.$A$2:.$B$9]) &amp; &quot; &quot; &amp; LOOKUP(bitand(bitrshift([.$A159];2);3);[$Regs.$A$2:.$B$5]) &amp; &quot;,&quot; &amp; LOOKUP(bitand([.$A15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" table:formula="of:=DEC2HEX([.$A160];2)" office:value-type="string" office:string-value="9E" calcext:value-type="string">
            <text:p>9E</text:p>
          </table:table-cell>
          <table:table-cell table:style-name="ce2" table:formula="of:=DEC2BIN([.$A160];8)" office:value-type="string" office:string-value="10011110" calcext:value-type="string">
            <text:p>10011110</text:p>
          </table:table-cell>
          <table:table-cell table:style-name="ce1" table:formula="of:=LOOKUP(bitand(bitrshift([.$A160];4);7);[$AluFuncs.$A$2:.$B$9]) &amp; &quot; &quot; &amp; LOOKUP(bitand(bitrshift([.$A160];2);3);[$Regs.$A$2:.$B$5]) &amp; &quot;,&quot; &amp; LOOKUP(bitand([.$A16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" table:formula="of:=DEC2HEX([.$A161];2)" office:value-type="string" office:string-value="9F" calcext:value-type="string">
            <text:p>9F</text:p>
          </table:table-cell>
          <table:table-cell table:style-name="ce2" table:formula="of:=DEC2BIN([.$A161];8)" office:value-type="string" office:string-value="10011111" calcext:value-type="string">
            <text:p>10011111</text:p>
          </table:table-cell>
          <table:table-cell table:style-name="ce1" table:formula="of:=LOOKUP(bitand(bitrshift([.$A161];4);7);[$AluFuncs.$A$2:.$B$9]) &amp; &quot; &quot; &amp; LOOKUP(bitand(bitrshift([.$A161];2);3);[$Regs.$A$2:.$B$5]) &amp; &quot;,&quot; &amp; LOOKUP(bitand([.$A16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2" table:formula="of:=DEC2HEX([.$A162];2)" office:value-type="string" office:string-value="A0" calcext:value-type="string">
            <text:p>A0</text:p>
          </table:table-cell>
          <table:table-cell table:style-name="ce2" table:formula="of:=DEC2BIN([.$A162];8)" office:value-type="string" office:string-value="10100000" calcext:value-type="string">
            <text:p>10100000</text:p>
          </table:table-cell>
          <table:table-cell table:style-name="ce1" table:formula="of:=LOOKUP(bitand(bitrshift([.$A162];4);7);[$AluFuncs.$A$2:.$B$9]) &amp; &quot; &quot; &amp; LOOKUP(bitand(bitrshift([.$A162];2);3);[$Regs.$A$2:.$B$5]) &amp; &quot;,&quot; &amp; LOOKUP(bitand([.$A16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2" table:formula="of:=DEC2HEX([.$A163];2)" office:value-type="string" office:string-value="A1" calcext:value-type="string">
            <text:p>A1</text:p>
          </table:table-cell>
          <table:table-cell table:style-name="ce2" table:formula="of:=DEC2BIN([.$A163];8)" office:value-type="string" office:string-value="10100001" calcext:value-type="string">
            <text:p>10100001</text:p>
          </table:table-cell>
          <table:table-cell table:style-name="ce1" table:formula="of:=LOOKUP(bitand(bitrshift([.$A163];4);7);[$AluFuncs.$A$2:.$B$9]) &amp; &quot; &quot; &amp; LOOKUP(bitand(bitrshift([.$A163];2);3);[$Regs.$A$2:.$B$5]) &amp; &quot;,&quot; &amp; LOOKUP(bitand([.$A16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2" table:formula="of:=DEC2HEX([.$A164];2)" office:value-type="string" office:string-value="A2" calcext:value-type="string">
            <text:p>A2</text:p>
          </table:table-cell>
          <table:table-cell table:style-name="ce2" table:formula="of:=DEC2BIN([.$A164];8)" office:value-type="string" office:string-value="10100010" calcext:value-type="string">
            <text:p>10100010</text:p>
          </table:table-cell>
          <table:table-cell table:style-name="ce1" table:formula="of:=LOOKUP(bitand(bitrshift([.$A164];4);7);[$AluFuncs.$A$2:.$B$9]) &amp; &quot; &quot; &amp; LOOKUP(bitand(bitrshift([.$A164];2);3);[$Regs.$A$2:.$B$5]) &amp; &quot;,&quot; &amp; LOOKUP(bitand([.$A16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2" table:formula="of:=DEC2HEX([.$A165];2)" office:value-type="string" office:string-value="A3" calcext:value-type="string">
            <text:p>A3</text:p>
          </table:table-cell>
          <table:table-cell table:style-name="ce2" table:formula="of:=DEC2BIN([.$A165];8)" office:value-type="string" office:string-value="10100011" calcext:value-type="string">
            <text:p>10100011</text:p>
          </table:table-cell>
          <table:table-cell table:style-name="ce1" table:formula="of:=LOOKUP(bitand(bitrshift([.$A165];4);7);[$AluFuncs.$A$2:.$B$9]) &amp; &quot; &quot; &amp; LOOKUP(bitand(bitrshift([.$A165];2);3);[$Regs.$A$2:.$B$5]) &amp; &quot;,&quot; &amp; LOOKUP(bitand([.$A16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2" table:formula="of:=DEC2HEX([.$A166];2)" office:value-type="string" office:string-value="A4" calcext:value-type="string">
            <text:p>A4</text:p>
          </table:table-cell>
          <table:table-cell table:style-name="ce2" table:formula="of:=DEC2BIN([.$A166];8)" office:value-type="string" office:string-value="10100100" calcext:value-type="string">
            <text:p>10100100</text:p>
          </table:table-cell>
          <table:table-cell table:style-name="ce1" table:formula="of:=LOOKUP(bitand(bitrshift([.$A166];4);7);[$AluFuncs.$A$2:.$B$9]) &amp; &quot; &quot; &amp; LOOKUP(bitand(bitrshift([.$A166];2);3);[$Regs.$A$2:.$B$5]) &amp; &quot;,&quot; &amp; LOOKUP(bitand([.$A16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2" table:formula="of:=DEC2HEX([.$A167];2)" office:value-type="string" office:string-value="A5" calcext:value-type="string">
            <text:p>A5</text:p>
          </table:table-cell>
          <table:table-cell table:style-name="ce2" table:formula="of:=DEC2BIN([.$A167];8)" office:value-type="string" office:string-value="10100101" calcext:value-type="string">
            <text:p>10100101</text:p>
          </table:table-cell>
          <table:table-cell table:style-name="ce1" table:formula="of:=LOOKUP(bitand(bitrshift([.$A167];4);7);[$AluFuncs.$A$2:.$B$9]) &amp; &quot; &quot; &amp; LOOKUP(bitand(bitrshift([.$A167];2);3);[$Regs.$A$2:.$B$5]) &amp; &quot;,&quot; &amp; LOOKUP(bitand([.$A16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2" table:formula="of:=DEC2HEX([.$A168];2)" office:value-type="string" office:string-value="A6" calcext:value-type="string">
            <text:p>A6</text:p>
          </table:table-cell>
          <table:table-cell table:style-name="ce2" table:formula="of:=DEC2BIN([.$A168];8)" office:value-type="string" office:string-value="10100110" calcext:value-type="string">
            <text:p>10100110</text:p>
          </table:table-cell>
          <table:table-cell table:style-name="ce1" table:formula="of:=LOOKUP(bitand(bitrshift([.$A168];4);7);[$AluFuncs.$A$2:.$B$9]) &amp; &quot; &quot; &amp; LOOKUP(bitand(bitrshift([.$A168];2);3);[$Regs.$A$2:.$B$5]) &amp; &quot;,&quot; &amp; LOOKUP(bitand([.$A16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2" table:formula="of:=DEC2HEX([.$A169];2)" office:value-type="string" office:string-value="A7" calcext:value-type="string">
            <text:p>A7</text:p>
          </table:table-cell>
          <table:table-cell table:style-name="ce2" table:formula="of:=DEC2BIN([.$A169];8)" office:value-type="string" office:string-value="10100111" calcext:value-type="string">
            <text:p>10100111</text:p>
          </table:table-cell>
          <table:table-cell table:style-name="ce1" table:formula="of:=LOOKUP(bitand(bitrshift([.$A169];4);7);[$AluFuncs.$A$2:.$B$9]) &amp; &quot; &quot; &amp; LOOKUP(bitand(bitrshift([.$A169];2);3);[$Regs.$A$2:.$B$5]) &amp; &quot;,&quot; &amp; LOOKUP(bitand([.$A16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2" table:formula="of:=DEC2HEX([.$A170];2)" office:value-type="string" office:string-value="A8" calcext:value-type="string">
            <text:p>A8</text:p>
          </table:table-cell>
          <table:table-cell table:style-name="ce2" table:formula="of:=DEC2BIN([.$A170];8)" office:value-type="string" office:string-value="10101000" calcext:value-type="string">
            <text:p>10101000</text:p>
          </table:table-cell>
          <table:table-cell table:style-name="ce1" table:formula="of:=LOOKUP(bitand(bitrshift([.$A170];4);7);[$AluFuncs.$A$2:.$B$9]) &amp; &quot; &quot; &amp; LOOKUP(bitand(bitrshift([.$A170];2);3);[$Regs.$A$2:.$B$5]) &amp; &quot;,&quot; &amp; LOOKUP(bitand([.$A17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2" table:formula="of:=DEC2HEX([.$A171];2)" office:value-type="string" office:string-value="A9" calcext:value-type="string">
            <text:p>A9</text:p>
          </table:table-cell>
          <table:table-cell table:style-name="ce2" table:formula="of:=DEC2BIN([.$A171];8)" office:value-type="string" office:string-value="10101001" calcext:value-type="string">
            <text:p>10101001</text:p>
          </table:table-cell>
          <table:table-cell table:style-name="ce1" table:formula="of:=LOOKUP(bitand(bitrshift([.$A171];4);7);[$AluFuncs.$A$2:.$B$9]) &amp; &quot; &quot; &amp; LOOKUP(bitand(bitrshift([.$A171];2);3);[$Regs.$A$2:.$B$5]) &amp; &quot;,&quot; &amp; LOOKUP(bitand([.$A17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2" table:formula="of:=DEC2HEX([.$A172];2)" office:value-type="string" office:string-value="AA" calcext:value-type="string">
            <text:p>AA</text:p>
          </table:table-cell>
          <table:table-cell table:style-name="ce2" table:formula="of:=DEC2BIN([.$A172];8)" office:value-type="string" office:string-value="10101010" calcext:value-type="string">
            <text:p>10101010</text:p>
          </table:table-cell>
          <table:table-cell table:style-name="ce1" table:formula="of:=LOOKUP(bitand(bitrshift([.$A172];4);7);[$AluFuncs.$A$2:.$B$9]) &amp; &quot; &quot; &amp; LOOKUP(bitand(bitrshift([.$A172];2);3);[$Regs.$A$2:.$B$5]) &amp; &quot;,&quot; &amp; LOOKUP(bitand([.$A17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2" table:formula="of:=DEC2HEX([.$A173];2)" office:value-type="string" office:string-value="AB" calcext:value-type="string">
            <text:p>AB</text:p>
          </table:table-cell>
          <table:table-cell table:style-name="ce2" table:formula="of:=DEC2BIN([.$A173];8)" office:value-type="string" office:string-value="10101011" calcext:value-type="string">
            <text:p>10101011</text:p>
          </table:table-cell>
          <table:table-cell table:style-name="ce1" table:formula="of:=LOOKUP(bitand(bitrshift([.$A173];4);7);[$AluFuncs.$A$2:.$B$9]) &amp; &quot; &quot; &amp; LOOKUP(bitand(bitrshift([.$A173];2);3);[$Regs.$A$2:.$B$5]) &amp; &quot;,&quot; &amp; LOOKUP(bitand([.$A17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2" table:formula="of:=DEC2HEX([.$A174];2)" office:value-type="string" office:string-value="AC" calcext:value-type="string">
            <text:p>AC</text:p>
          </table:table-cell>
          <table:table-cell table:style-name="ce2" table:formula="of:=DEC2BIN([.$A174];8)" office:value-type="string" office:string-value="10101100" calcext:value-type="string">
            <text:p>10101100</text:p>
          </table:table-cell>
          <table:table-cell table:style-name="ce1" table:formula="of:=LOOKUP(bitand(bitrshift([.$A174];4);7);[$AluFuncs.$A$2:.$B$9]) &amp; &quot; &quot; &amp; LOOKUP(bitand(bitrshift([.$A174];2);3);[$Regs.$A$2:.$B$5]) &amp; &quot;,&quot; &amp; LOOKUP(bitand([.$A17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2" table:formula="of:=DEC2HEX([.$A175];2)" office:value-type="string" office:string-value="AD" calcext:value-type="string">
            <text:p>AD</text:p>
          </table:table-cell>
          <table:table-cell table:style-name="ce2" table:formula="of:=DEC2BIN([.$A175];8)" office:value-type="string" office:string-value="10101101" calcext:value-type="string">
            <text:p>10101101</text:p>
          </table:table-cell>
          <table:table-cell table:style-name="ce1" table:formula="of:=LOOKUP(bitand(bitrshift([.$A175];4);7);[$AluFuncs.$A$2:.$B$9]) &amp; &quot; &quot; &amp; LOOKUP(bitand(bitrshift([.$A175];2);3);[$Regs.$A$2:.$B$5]) &amp; &quot;,&quot; &amp; LOOKUP(bitand([.$A17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2" table:formula="of:=DEC2HEX([.$A176];2)" office:value-type="string" office:string-value="AE" calcext:value-type="string">
            <text:p>AE</text:p>
          </table:table-cell>
          <table:table-cell table:style-name="ce2" table:formula="of:=DEC2BIN([.$A176];8)" office:value-type="string" office:string-value="10101110" calcext:value-type="string">
            <text:p>10101110</text:p>
          </table:table-cell>
          <table:table-cell table:style-name="ce1" table:formula="of:=LOOKUP(bitand(bitrshift([.$A176];4);7);[$AluFuncs.$A$2:.$B$9]) &amp; &quot; &quot; &amp; LOOKUP(bitand(bitrshift([.$A176];2);3);[$Regs.$A$2:.$B$5]) &amp; &quot;,&quot; &amp; LOOKUP(bitand([.$A17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2" table:formula="of:=DEC2HEX([.$A177];2)" office:value-type="string" office:string-value="AF" calcext:value-type="string">
            <text:p>AF</text:p>
          </table:table-cell>
          <table:table-cell table:style-name="ce2" table:formula="of:=DEC2BIN([.$A177];8)" office:value-type="string" office:string-value="10101111" calcext:value-type="string">
            <text:p>10101111</text:p>
          </table:table-cell>
          <table:table-cell table:style-name="ce1" table:formula="of:=LOOKUP(bitand(bitrshift([.$A177];4);7);[$AluFuncs.$A$2:.$B$9]) &amp; &quot; &quot; &amp; LOOKUP(bitand(bitrshift([.$A177];2);3);[$Regs.$A$2:.$B$5]) &amp; &quot;,&quot; &amp; LOOKUP(bitand([.$A17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2" table:formula="of:=DEC2HEX([.$A178];2)" office:value-type="string" office:string-value="B0" calcext:value-type="string">
            <text:p>B0</text:p>
          </table:table-cell>
          <table:table-cell table:style-name="ce2" table:formula="of:=DEC2BIN([.$A178];8)" office:value-type="string" office:string-value="10110000" calcext:value-type="string">
            <text:p>10110000</text:p>
          </table:table-cell>
          <table:table-cell table:style-name="ce1" table:formula="of:=LOOKUP(bitand(bitrshift([.$A178];4);7);[$AluFuncs.$A$2:.$B$9]) &amp; &quot; &quot; &amp; LOOKUP(bitand(bitrshift([.$A178];2);3);[$Regs.$A$2:.$B$5]) &amp; &quot;,&quot; &amp; LOOKUP(bitand([.$A17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2" table:formula="of:=DEC2HEX([.$A179];2)" office:value-type="string" office:string-value="B1" calcext:value-type="string">
            <text:p>B1</text:p>
          </table:table-cell>
          <table:table-cell table:style-name="ce2" table:formula="of:=DEC2BIN([.$A179];8)" office:value-type="string" office:string-value="10110001" calcext:value-type="string">
            <text:p>10110001</text:p>
          </table:table-cell>
          <table:table-cell table:style-name="ce1" table:formula="of:=LOOKUP(bitand(bitrshift([.$A179];4);7);[$AluFuncs.$A$2:.$B$9]) &amp; &quot; &quot; &amp; LOOKUP(bitand(bitrshift([.$A179];2);3);[$Regs.$A$2:.$B$5]) &amp; &quot;,&quot; &amp; LOOKUP(bitand([.$A17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2" table:formula="of:=DEC2HEX([.$A180];2)" office:value-type="string" office:string-value="B2" calcext:value-type="string">
            <text:p>B2</text:p>
          </table:table-cell>
          <table:table-cell table:style-name="ce2" table:formula="of:=DEC2BIN([.$A180];8)" office:value-type="string" office:string-value="10110010" calcext:value-type="string">
            <text:p>10110010</text:p>
          </table:table-cell>
          <table:table-cell table:style-name="ce1" table:formula="of:=LOOKUP(bitand(bitrshift([.$A180];4);7);[$AluFuncs.$A$2:.$B$9]) &amp; &quot; &quot; &amp; LOOKUP(bitand(bitrshift([.$A180];2);3);[$Regs.$A$2:.$B$5]) &amp; &quot;,&quot; &amp; LOOKUP(bitand([.$A18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2" table:formula="of:=DEC2HEX([.$A181];2)" office:value-type="string" office:string-value="B3" calcext:value-type="string">
            <text:p>B3</text:p>
          </table:table-cell>
          <table:table-cell table:style-name="ce2" table:formula="of:=DEC2BIN([.$A181];8)" office:value-type="string" office:string-value="10110011" calcext:value-type="string">
            <text:p>10110011</text:p>
          </table:table-cell>
          <table:table-cell table:style-name="ce1" table:formula="of:=LOOKUP(bitand(bitrshift([.$A181];4);7);[$AluFuncs.$A$2:.$B$9]) &amp; &quot; &quot; &amp; LOOKUP(bitand(bitrshift([.$A181];2);3);[$Regs.$A$2:.$B$5]) &amp; &quot;,&quot; &amp; LOOKUP(bitand([.$A18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2" table:formula="of:=DEC2HEX([.$A182];2)" office:value-type="string" office:string-value="B4" calcext:value-type="string">
            <text:p>B4</text:p>
          </table:table-cell>
          <table:table-cell table:style-name="ce2" table:formula="of:=DEC2BIN([.$A182];8)" office:value-type="string" office:string-value="10110100" calcext:value-type="string">
            <text:p>10110100</text:p>
          </table:table-cell>
          <table:table-cell table:style-name="ce1" table:formula="of:=LOOKUP(bitand(bitrshift([.$A182];4);7);[$AluFuncs.$A$2:.$B$9]) &amp; &quot; &quot; &amp; LOOKUP(bitand(bitrshift([.$A182];2);3);[$Regs.$A$2:.$B$5]) &amp; &quot;,&quot; &amp; LOOKUP(bitand([.$A18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2" table:formula="of:=DEC2HEX([.$A183];2)" office:value-type="string" office:string-value="B5" calcext:value-type="string">
            <text:p>B5</text:p>
          </table:table-cell>
          <table:table-cell table:style-name="ce2" table:formula="of:=DEC2BIN([.$A183];8)" office:value-type="string" office:string-value="10110101" calcext:value-type="string">
            <text:p>10110101</text:p>
          </table:table-cell>
          <table:table-cell table:style-name="ce1" table:formula="of:=LOOKUP(bitand(bitrshift([.$A183];4);7);[$AluFuncs.$A$2:.$B$9]) &amp; &quot; &quot; &amp; LOOKUP(bitand(bitrshift([.$A183];2);3);[$Regs.$A$2:.$B$5]) &amp; &quot;,&quot; &amp; LOOKUP(bitand([.$A18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2" table:formula="of:=DEC2HEX([.$A184];2)" office:value-type="string" office:string-value="B6" calcext:value-type="string">
            <text:p>B6</text:p>
          </table:table-cell>
          <table:table-cell table:style-name="ce2" table:formula="of:=DEC2BIN([.$A184];8)" office:value-type="string" office:string-value="10110110" calcext:value-type="string">
            <text:p>10110110</text:p>
          </table:table-cell>
          <table:table-cell table:style-name="ce1" table:formula="of:=LOOKUP(bitand(bitrshift([.$A184];4);7);[$AluFuncs.$A$2:.$B$9]) &amp; &quot; &quot; &amp; LOOKUP(bitand(bitrshift([.$A184];2);3);[$Regs.$A$2:.$B$5]) &amp; &quot;,&quot; &amp; LOOKUP(bitand([.$A18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2" table:formula="of:=DEC2HEX([.$A185];2)" office:value-type="string" office:string-value="B7" calcext:value-type="string">
            <text:p>B7</text:p>
          </table:table-cell>
          <table:table-cell table:style-name="ce2" table:formula="of:=DEC2BIN([.$A185];8)" office:value-type="string" office:string-value="10110111" calcext:value-type="string">
            <text:p>10110111</text:p>
          </table:table-cell>
          <table:table-cell table:style-name="ce1" table:formula="of:=LOOKUP(bitand(bitrshift([.$A185];4);7);[$AluFuncs.$A$2:.$B$9]) &amp; &quot; &quot; &amp; LOOKUP(bitand(bitrshift([.$A185];2);3);[$Regs.$A$2:.$B$5]) &amp; &quot;,&quot; &amp; LOOKUP(bitand([.$A18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2" table:formula="of:=DEC2HEX([.$A186];2)" office:value-type="string" office:string-value="B8" calcext:value-type="string">
            <text:p>B8</text:p>
          </table:table-cell>
          <table:table-cell table:style-name="ce2" table:formula="of:=DEC2BIN([.$A186];8)" office:value-type="string" office:string-value="10111000" calcext:value-type="string">
            <text:p>10111000</text:p>
          </table:table-cell>
          <table:table-cell table:style-name="ce1" table:formula="of:=LOOKUP(bitand(bitrshift([.$A186];4);7);[$AluFuncs.$A$2:.$B$9]) &amp; &quot; &quot; &amp; LOOKUP(bitand(bitrshift([.$A186];2);3);[$Regs.$A$2:.$B$5]) &amp; &quot;,&quot; &amp; LOOKUP(bitand([.$A18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2" table:formula="of:=DEC2HEX([.$A187];2)" office:value-type="string" office:string-value="B9" calcext:value-type="string">
            <text:p>B9</text:p>
          </table:table-cell>
          <table:table-cell table:style-name="ce2" table:formula="of:=DEC2BIN([.$A187];8)" office:value-type="string" office:string-value="10111001" calcext:value-type="string">
            <text:p>10111001</text:p>
          </table:table-cell>
          <table:table-cell table:style-name="ce1" table:formula="of:=LOOKUP(bitand(bitrshift([.$A187];4);7);[$AluFuncs.$A$2:.$B$9]) &amp; &quot; &quot; &amp; LOOKUP(bitand(bitrshift([.$A187];2);3);[$Regs.$A$2:.$B$5]) &amp; &quot;,&quot; &amp; LOOKUP(bitand([.$A18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2" table:formula="of:=DEC2HEX([.$A188];2)" office:value-type="string" office:string-value="BA" calcext:value-type="string">
            <text:p>BA</text:p>
          </table:table-cell>
          <table:table-cell table:style-name="ce2" table:formula="of:=DEC2BIN([.$A188];8)" office:value-type="string" office:string-value="10111010" calcext:value-type="string">
            <text:p>10111010</text:p>
          </table:table-cell>
          <table:table-cell table:style-name="ce1" table:formula="of:=LOOKUP(bitand(bitrshift([.$A188];4);7);[$AluFuncs.$A$2:.$B$9]) &amp; &quot; &quot; &amp; LOOKUP(bitand(bitrshift([.$A188];2);3);[$Regs.$A$2:.$B$5]) &amp; &quot;,&quot; &amp; LOOKUP(bitand([.$A18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2" table:formula="of:=DEC2HEX([.$A189];2)" office:value-type="string" office:string-value="BB" calcext:value-type="string">
            <text:p>BB</text:p>
          </table:table-cell>
          <table:table-cell table:style-name="ce2" table:formula="of:=DEC2BIN([.$A189];8)" office:value-type="string" office:string-value="10111011" calcext:value-type="string">
            <text:p>10111011</text:p>
          </table:table-cell>
          <table:table-cell table:style-name="ce1" table:formula="of:=LOOKUP(bitand(bitrshift([.$A189];4);7);[$AluFuncs.$A$2:.$B$9]) &amp; &quot; &quot; &amp; LOOKUP(bitand(bitrshift([.$A189];2);3);[$Regs.$A$2:.$B$5]) &amp; &quot;,&quot; &amp; LOOKUP(bitand([.$A18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2" table:formula="of:=DEC2HEX([.$A190];2)" office:value-type="string" office:string-value="BC" calcext:value-type="string">
            <text:p>BC</text:p>
          </table:table-cell>
          <table:table-cell table:style-name="ce2" table:formula="of:=DEC2BIN([.$A190];8)" office:value-type="string" office:string-value="10111100" calcext:value-type="string">
            <text:p>10111100</text:p>
          </table:table-cell>
          <table:table-cell table:style-name="ce1" table:formula="of:=LOOKUP(bitand(bitrshift([.$A190];4);7);[$AluFuncs.$A$2:.$B$9]) &amp; &quot; &quot; &amp; LOOKUP(bitand(bitrshift([.$A190];2);3);[$Regs.$A$2:.$B$5]) &amp; &quot;,&quot; &amp; LOOKUP(bitand([.$A19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2" table:formula="of:=DEC2HEX([.$A191];2)" office:value-type="string" office:string-value="BD" calcext:value-type="string">
            <text:p>BD</text:p>
          </table:table-cell>
          <table:table-cell table:style-name="ce2" table:formula="of:=DEC2BIN([.$A191];8)" office:value-type="string" office:string-value="10111101" calcext:value-type="string">
            <text:p>10111101</text:p>
          </table:table-cell>
          <table:table-cell table:style-name="ce1" table:formula="of:=LOOKUP(bitand(bitrshift([.$A191];4);7);[$AluFuncs.$A$2:.$B$9]) &amp; &quot; &quot; &amp; LOOKUP(bitand(bitrshift([.$A191];2);3);[$Regs.$A$2:.$B$5]) &amp; &quot;,&quot; &amp; LOOKUP(bitand([.$A19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2" table:formula="of:=DEC2HEX([.$A192];2)" office:value-type="string" office:string-value="BE" calcext:value-type="string">
            <text:p>BE</text:p>
          </table:table-cell>
          <table:table-cell table:style-name="ce2" table:formula="of:=DEC2BIN([.$A192];8)" office:value-type="string" office:string-value="10111110" calcext:value-type="string">
            <text:p>10111110</text:p>
          </table:table-cell>
          <table:table-cell table:style-name="ce1" table:formula="of:=LOOKUP(bitand(bitrshift([.$A192];4);7);[$AluFuncs.$A$2:.$B$9]) &amp; &quot; &quot; &amp; LOOKUP(bitand(bitrshift([.$A192];2);3);[$Regs.$A$2:.$B$5]) &amp; &quot;,&quot; &amp; LOOKUP(bitand([.$A19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2" table:formula="of:=DEC2HEX([.$A193];2)" office:value-type="string" office:string-value="BF" calcext:value-type="string">
            <text:p>BF</text:p>
          </table:table-cell>
          <table:table-cell table:style-name="ce2" table:formula="of:=DEC2BIN([.$A193];8)" office:value-type="string" office:string-value="10111111" calcext:value-type="string">
            <text:p>10111111</text:p>
          </table:table-cell>
          <table:table-cell table:style-name="ce1" table:formula="of:=LOOKUP(bitand(bitrshift([.$A193];4);7);[$AluFuncs.$A$2:.$B$9]) &amp; &quot; &quot; &amp; LOOKUP(bitand(bitrshift([.$A193];2);3);[$Regs.$A$2:.$B$5]) &amp; &quot;,&quot; &amp; LOOKUP(bitand([.$A19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2" table:formula="of:=DEC2HEX([.$A194];2)" office:value-type="string" office:string-value="C0" calcext:value-type="string">
            <text:p>C0</text:p>
          </table:table-cell>
          <table:table-cell table:style-name="ce2" table:formula="of:=DEC2BIN([.$A194];8)" office:value-type="string" office:string-value="11000000" calcext:value-type="string">
            <text:p>11000000</text:p>
          </table:table-cell>
          <table:table-cell table:style-name="ce1" table:formula="of:=LOOKUP(bitand(bitrshift([.$A194];4);7);[$AluFuncs.$A$2:.$B$9]) &amp; &quot; &quot; &amp; LOOKUP(bitand(bitrshift([.$A194];2);3);[$Regs.$A$2:.$B$5]) &amp; &quot;,&quot; &amp; LOOKUP(bitand([.$A19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2" table:formula="of:=DEC2HEX([.$A195];2)" office:value-type="string" office:string-value="C1" calcext:value-type="string">
            <text:p>C1</text:p>
          </table:table-cell>
          <table:table-cell table:style-name="ce2" table:formula="of:=DEC2BIN([.$A195];8)" office:value-type="string" office:string-value="11000001" calcext:value-type="string">
            <text:p>11000001</text:p>
          </table:table-cell>
          <table:table-cell table:style-name="ce1" table:formula="of:=LOOKUP(bitand(bitrshift([.$A195];4);7);[$AluFuncs.$A$2:.$B$9]) &amp; &quot; &quot; &amp; LOOKUP(bitand(bitrshift([.$A195];2);3);[$Regs.$A$2:.$B$5]) &amp; &quot;,&quot; &amp; LOOKUP(bitand([.$A19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2" table:formula="of:=DEC2HEX([.$A196];2)" office:value-type="string" office:string-value="C2" calcext:value-type="string">
            <text:p>C2</text:p>
          </table:table-cell>
          <table:table-cell table:style-name="ce2" table:formula="of:=DEC2BIN([.$A196];8)" office:value-type="string" office:string-value="11000010" calcext:value-type="string">
            <text:p>11000010</text:p>
          </table:table-cell>
          <table:table-cell table:style-name="ce1" table:formula="of:=LOOKUP(bitand(bitrshift([.$A196];4);7);[$AluFuncs.$A$2:.$B$9]) &amp; &quot; &quot; &amp; LOOKUP(bitand(bitrshift([.$A196];2);3);[$Regs.$A$2:.$B$5]) &amp; &quot;,&quot; &amp; LOOKUP(bitand([.$A19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table:formula="of:=DEC2HEX([.$A197];2)" office:value-type="string" office:string-value="C3" calcext:value-type="string">
            <text:p>C3</text:p>
          </table:table-cell>
          <table:table-cell table:style-name="ce2" table:formula="of:=DEC2BIN([.$A197];8)" office:value-type="string" office:string-value="11000011" calcext:value-type="string">
            <text:p>11000011</text:p>
          </table:table-cell>
          <table:table-cell table:style-name="ce1" table:formula="of:=LOOKUP(bitand(bitrshift([.$A197];4);7);[$AluFuncs.$A$2:.$B$9]) &amp; &quot; &quot; &amp; LOOKUP(bitand(bitrshift([.$A197];2);3);[$Regs.$A$2:.$B$5]) &amp; &quot;,&quot; &amp; LOOKUP(bitand([.$A19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2" table:formula="of:=DEC2HEX([.$A198];2)" office:value-type="string" office:string-value="C4" calcext:value-type="string">
            <text:p>C4</text:p>
          </table:table-cell>
          <table:table-cell table:style-name="ce2" table:formula="of:=DEC2BIN([.$A198];8)" office:value-type="string" office:string-value="11000100" calcext:value-type="string">
            <text:p>11000100</text:p>
          </table:table-cell>
          <table:table-cell table:style-name="ce1" table:formula="of:=LOOKUP(bitand(bitrshift([.$A198];4);7);[$AluFuncs.$A$2:.$B$9]) &amp; &quot; &quot; &amp; LOOKUP(bitand(bitrshift([.$A198];2);3);[$Regs.$A$2:.$B$5]) &amp; &quot;,&quot; &amp; LOOKUP(bitand([.$A19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2" table:formula="of:=DEC2HEX([.$A199];2)" office:value-type="string" office:string-value="C5" calcext:value-type="string">
            <text:p>C5</text:p>
          </table:table-cell>
          <table:table-cell table:style-name="ce2" table:formula="of:=DEC2BIN([.$A199];8)" office:value-type="string" office:string-value="11000101" calcext:value-type="string">
            <text:p>11000101</text:p>
          </table:table-cell>
          <table:table-cell table:style-name="ce1" table:formula="of:=LOOKUP(bitand(bitrshift([.$A199];4);7);[$AluFuncs.$A$2:.$B$9]) &amp; &quot; &quot; &amp; LOOKUP(bitand(bitrshift([.$A199];2);3);[$Regs.$A$2:.$B$5]) &amp; &quot;,&quot; &amp; LOOKUP(bitand([.$A19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table:formula="of:=DEC2HEX([.$A200];2)" office:value-type="string" office:string-value="C6" calcext:value-type="string">
            <text:p>C6</text:p>
          </table:table-cell>
          <table:table-cell table:style-name="ce2" table:formula="of:=DEC2BIN([.$A200];8)" office:value-type="string" office:string-value="11000110" calcext:value-type="string">
            <text:p>11000110</text:p>
          </table:table-cell>
          <table:table-cell table:style-name="ce1" table:formula="of:=LOOKUP(bitand(bitrshift([.$A200];4);7);[$AluFuncs.$A$2:.$B$9]) &amp; &quot; &quot; &amp; LOOKUP(bitand(bitrshift([.$A200];2);3);[$Regs.$A$2:.$B$5]) &amp; &quot;,&quot; &amp; LOOKUP(bitand([.$A20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2" table:formula="of:=DEC2HEX([.$A201];2)" office:value-type="string" office:string-value="C7" calcext:value-type="string">
            <text:p>C7</text:p>
          </table:table-cell>
          <table:table-cell table:style-name="ce2" table:formula="of:=DEC2BIN([.$A201];8)" office:value-type="string" office:string-value="11000111" calcext:value-type="string">
            <text:p>11000111</text:p>
          </table:table-cell>
          <table:table-cell table:style-name="ce1" table:formula="of:=LOOKUP(bitand(bitrshift([.$A201];4);7);[$AluFuncs.$A$2:.$B$9]) &amp; &quot; &quot; &amp; LOOKUP(bitand(bitrshift([.$A201];2);3);[$Regs.$A$2:.$B$5]) &amp; &quot;,&quot; &amp; LOOKUP(bitand([.$A20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table:formula="of:=DEC2HEX([.$A202];2)" office:value-type="string" office:string-value="C8" calcext:value-type="string">
            <text:p>C8</text:p>
          </table:table-cell>
          <table:table-cell table:style-name="ce2" table:formula="of:=DEC2BIN([.$A202];8)" office:value-type="string" office:string-value="11001000" calcext:value-type="string">
            <text:p>11001000</text:p>
          </table:table-cell>
          <table:table-cell table:style-name="ce1" table:formula="of:=LOOKUP(bitand(bitrshift([.$A202];4);7);[$AluFuncs.$A$2:.$B$9]) &amp; &quot; &quot; &amp; LOOKUP(bitand(bitrshift([.$A202];2);3);[$Regs.$A$2:.$B$5]) &amp; &quot;,&quot; &amp; LOOKUP(bitand([.$A20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2" table:formula="of:=DEC2HEX([.$A203];2)" office:value-type="string" office:string-value="C9" calcext:value-type="string">
            <text:p>C9</text:p>
          </table:table-cell>
          <table:table-cell table:style-name="ce2" table:formula="of:=DEC2BIN([.$A203];8)" office:value-type="string" office:string-value="11001001" calcext:value-type="string">
            <text:p>11001001</text:p>
          </table:table-cell>
          <table:table-cell table:style-name="ce1" table:formula="of:=LOOKUP(bitand(bitrshift([.$A203];4);7);[$AluFuncs.$A$2:.$B$9]) &amp; &quot; &quot; &amp; LOOKUP(bitand(bitrshift([.$A203];2);3);[$Regs.$A$2:.$B$5]) &amp; &quot;,&quot; &amp; LOOKUP(bitand([.$A20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2" table:formula="of:=DEC2HEX([.$A204];2)" office:value-type="string" office:string-value="CA" calcext:value-type="string">
            <text:p>CA</text:p>
          </table:table-cell>
          <table:table-cell table:style-name="ce2" table:formula="of:=DEC2BIN([.$A204];8)" office:value-type="string" office:string-value="11001010" calcext:value-type="string">
            <text:p>11001010</text:p>
          </table:table-cell>
          <table:table-cell table:style-name="ce1" table:formula="of:=LOOKUP(bitand(bitrshift([.$A204];4);7);[$AluFuncs.$A$2:.$B$9]) &amp; &quot; &quot; &amp; LOOKUP(bitand(bitrshift([.$A204];2);3);[$Regs.$A$2:.$B$5]) &amp; &quot;,&quot; &amp; LOOKUP(bitand([.$A20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2" table:formula="of:=DEC2HEX([.$A205];2)" office:value-type="string" office:string-value="CB" calcext:value-type="string">
            <text:p>CB</text:p>
          </table:table-cell>
          <table:table-cell table:style-name="ce2" table:formula="of:=DEC2BIN([.$A205];8)" office:value-type="string" office:string-value="11001011" calcext:value-type="string">
            <text:p>11001011</text:p>
          </table:table-cell>
          <table:table-cell table:style-name="ce1" table:formula="of:=LOOKUP(bitand(bitrshift([.$A205];4);7);[$AluFuncs.$A$2:.$B$9]) &amp; &quot; &quot; &amp; LOOKUP(bitand(bitrshift([.$A205];2);3);[$Regs.$A$2:.$B$5]) &amp; &quot;,&quot; &amp; LOOKUP(bitand([.$A20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2" table:formula="of:=DEC2HEX([.$A206];2)" office:value-type="string" office:string-value="CC" calcext:value-type="string">
            <text:p>CC</text:p>
          </table:table-cell>
          <table:table-cell table:style-name="ce2" table:formula="of:=DEC2BIN([.$A206];8)" office:value-type="string" office:string-value="11001100" calcext:value-type="string">
            <text:p>11001100</text:p>
          </table:table-cell>
          <table:table-cell table:style-name="ce1" table:formula="of:=LOOKUP(bitand(bitrshift([.$A206];4);7);[$AluFuncs.$A$2:.$B$9]) &amp; &quot; &quot; &amp; LOOKUP(bitand(bitrshift([.$A206];2);3);[$Regs.$A$2:.$B$5]) &amp; &quot;,&quot; &amp; LOOKUP(bitand([.$A20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2" table:formula="of:=DEC2HEX([.$A207];2)" office:value-type="string" office:string-value="CD" calcext:value-type="string">
            <text:p>CD</text:p>
          </table:table-cell>
          <table:table-cell table:style-name="ce2" table:formula="of:=DEC2BIN([.$A207];8)" office:value-type="string" office:string-value="11001101" calcext:value-type="string">
            <text:p>11001101</text:p>
          </table:table-cell>
          <table:table-cell table:style-name="ce1" table:formula="of:=LOOKUP(bitand(bitrshift([.$A207];4);7);[$AluFuncs.$A$2:.$B$9]) &amp; &quot; &quot; &amp; LOOKUP(bitand(bitrshift([.$A207];2);3);[$Regs.$A$2:.$B$5]) &amp; &quot;,&quot; &amp; LOOKUP(bitand([.$A20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2" table:formula="of:=DEC2HEX([.$A208];2)" office:value-type="string" office:string-value="CE" calcext:value-type="string">
            <text:p>CE</text:p>
          </table:table-cell>
          <table:table-cell table:style-name="ce2" table:formula="of:=DEC2BIN([.$A208];8)" office:value-type="string" office:string-value="11001110" calcext:value-type="string">
            <text:p>11001110</text:p>
          </table:table-cell>
          <table:table-cell table:style-name="ce1" table:formula="of:=LOOKUP(bitand(bitrshift([.$A208];4);7);[$AluFuncs.$A$2:.$B$9]) &amp; &quot; &quot; &amp; LOOKUP(bitand(bitrshift([.$A208];2);3);[$Regs.$A$2:.$B$5]) &amp; &quot;,&quot; &amp; LOOKUP(bitand([.$A20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table:formula="of:=DEC2HEX([.$A209];2)" office:value-type="string" office:string-value="CF" calcext:value-type="string">
            <text:p>CF</text:p>
          </table:table-cell>
          <table:table-cell table:style-name="ce2" table:formula="of:=DEC2BIN([.$A209];8)" office:value-type="string" office:string-value="11001111" calcext:value-type="string">
            <text:p>11001111</text:p>
          </table:table-cell>
          <table:table-cell table:style-name="ce1" table:formula="of:=LOOKUP(bitand(bitrshift([.$A209];4);7);[$AluFuncs.$A$2:.$B$9]) &amp; &quot; &quot; &amp; LOOKUP(bitand(bitrshift([.$A209];2);3);[$Regs.$A$2:.$B$5]) &amp; &quot;,&quot; &amp; LOOKUP(bitand([.$A20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2" table:formula="of:=DEC2HEX([.$A210];2)" office:value-type="string" office:string-value="D0" calcext:value-type="string">
            <text:p>D0</text:p>
          </table:table-cell>
          <table:table-cell table:style-name="ce2" table:formula="of:=DEC2BIN([.$A210];8)" office:value-type="string" office:string-value="11010000" calcext:value-type="string">
            <text:p>11010000</text:p>
          </table:table-cell>
          <table:table-cell table:style-name="ce1" table:formula="of:=LOOKUP(bitand(bitrshift([.$A210];4);7);[$AluFuncs.$A$2:.$B$9]) &amp; &quot; &quot; &amp; LOOKUP(bitand(bitrshift([.$A210];2);3);[$Regs.$A$2:.$B$5]) &amp; &quot;,&quot; &amp; LOOKUP(bitand([.$A21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2" table:formula="of:=DEC2HEX([.$A211];2)" office:value-type="string" office:string-value="D1" calcext:value-type="string">
            <text:p>D1</text:p>
          </table:table-cell>
          <table:table-cell table:style-name="ce2" table:formula="of:=DEC2BIN([.$A211];8)" office:value-type="string" office:string-value="11010001" calcext:value-type="string">
            <text:p>11010001</text:p>
          </table:table-cell>
          <table:table-cell table:style-name="ce1" table:formula="of:=LOOKUP(bitand(bitrshift([.$A211];4);7);[$AluFuncs.$A$2:.$B$9]) &amp; &quot; &quot; &amp; LOOKUP(bitand(bitrshift([.$A211];2);3);[$Regs.$A$2:.$B$5]) &amp; &quot;,&quot; &amp; LOOKUP(bitand([.$A21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2" table:formula="of:=DEC2HEX([.$A212];2)" office:value-type="string" office:string-value="D2" calcext:value-type="string">
            <text:p>D2</text:p>
          </table:table-cell>
          <table:table-cell table:style-name="ce2" table:formula="of:=DEC2BIN([.$A212];8)" office:value-type="string" office:string-value="11010010" calcext:value-type="string">
            <text:p>11010010</text:p>
          </table:table-cell>
          <table:table-cell table:style-name="ce1" table:formula="of:=LOOKUP(bitand(bitrshift([.$A212];4);7);[$AluFuncs.$A$2:.$B$9]) &amp; &quot; &quot; &amp; LOOKUP(bitand(bitrshift([.$A212];2);3);[$Regs.$A$2:.$B$5]) &amp; &quot;,&quot; &amp; LOOKUP(bitand([.$A21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2" table:formula="of:=DEC2HEX([.$A213];2)" office:value-type="string" office:string-value="D3" calcext:value-type="string">
            <text:p>D3</text:p>
          </table:table-cell>
          <table:table-cell table:style-name="ce2" table:formula="of:=DEC2BIN([.$A213];8)" office:value-type="string" office:string-value="11010011" calcext:value-type="string">
            <text:p>11010011</text:p>
          </table:table-cell>
          <table:table-cell table:style-name="ce1" table:formula="of:=LOOKUP(bitand(bitrshift([.$A213];4);7);[$AluFuncs.$A$2:.$B$9]) &amp; &quot; &quot; &amp; LOOKUP(bitand(bitrshift([.$A213];2);3);[$Regs.$A$2:.$B$5]) &amp; &quot;,&quot; &amp; LOOKUP(bitand([.$A21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2" table:formula="of:=DEC2HEX([.$A214];2)" office:value-type="string" office:string-value="D4" calcext:value-type="string">
            <text:p>D4</text:p>
          </table:table-cell>
          <table:table-cell table:style-name="ce2" table:formula="of:=DEC2BIN([.$A214];8)" office:value-type="string" office:string-value="11010100" calcext:value-type="string">
            <text:p>11010100</text:p>
          </table:table-cell>
          <table:table-cell table:style-name="ce1" table:formula="of:=LOOKUP(bitand(bitrshift([.$A214];4);7);[$AluFuncs.$A$2:.$B$9]) &amp; &quot; &quot; &amp; LOOKUP(bitand(bitrshift([.$A214];2);3);[$Regs.$A$2:.$B$5]) &amp; &quot;,&quot; &amp; LOOKUP(bitand([.$A21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2" table:formula="of:=DEC2HEX([.$A215];2)" office:value-type="string" office:string-value="D5" calcext:value-type="string">
            <text:p>D5</text:p>
          </table:table-cell>
          <table:table-cell table:style-name="ce2" table:formula="of:=DEC2BIN([.$A215];8)" office:value-type="string" office:string-value="11010101" calcext:value-type="string">
            <text:p>11010101</text:p>
          </table:table-cell>
          <table:table-cell table:style-name="ce1" table:formula="of:=LOOKUP(bitand(bitrshift([.$A215];4);7);[$AluFuncs.$A$2:.$B$9]) &amp; &quot; &quot; &amp; LOOKUP(bitand(bitrshift([.$A215];2);3);[$Regs.$A$2:.$B$5]) &amp; &quot;,&quot; &amp; LOOKUP(bitand([.$A21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2" table:formula="of:=DEC2HEX([.$A216];2)" office:value-type="string" office:string-value="D6" calcext:value-type="string">
            <text:p>D6</text:p>
          </table:table-cell>
          <table:table-cell table:style-name="ce2" table:formula="of:=DEC2BIN([.$A216];8)" office:value-type="string" office:string-value="11010110" calcext:value-type="string">
            <text:p>11010110</text:p>
          </table:table-cell>
          <table:table-cell table:style-name="ce1" table:formula="of:=LOOKUP(bitand(bitrshift([.$A216];4);7);[$AluFuncs.$A$2:.$B$9]) &amp; &quot; &quot; &amp; LOOKUP(bitand(bitrshift([.$A216];2);3);[$Regs.$A$2:.$B$5]) &amp; &quot;,&quot; &amp; LOOKUP(bitand([.$A216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2" table:formula="of:=DEC2HEX([.$A217];2)" office:value-type="string" office:string-value="D7" calcext:value-type="string">
            <text:p>D7</text:p>
          </table:table-cell>
          <table:table-cell table:style-name="ce2" table:formula="of:=DEC2BIN([.$A217];8)" office:value-type="string" office:string-value="11010111" calcext:value-type="string">
            <text:p>11010111</text:p>
          </table:table-cell>
          <table:table-cell table:style-name="ce1" table:formula="of:=LOOKUP(bitand(bitrshift([.$A217];4);7);[$AluFuncs.$A$2:.$B$9]) &amp; &quot; &quot; &amp; LOOKUP(bitand(bitrshift([.$A217];2);3);[$Regs.$A$2:.$B$5]) &amp; &quot;,&quot; &amp; LOOKUP(bitand([.$A217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2" table:formula="of:=DEC2HEX([.$A218];2)" office:value-type="string" office:string-value="D8" calcext:value-type="string">
            <text:p>D8</text:p>
          </table:table-cell>
          <table:table-cell table:style-name="ce2" table:formula="of:=DEC2BIN([.$A218];8)" office:value-type="string" office:string-value="11011000" calcext:value-type="string">
            <text:p>11011000</text:p>
          </table:table-cell>
          <table:table-cell table:style-name="ce1" table:formula="of:=LOOKUP(bitand(bitrshift([.$A218];4);7);[$AluFuncs.$A$2:.$B$9]) &amp; &quot; &quot; &amp; LOOKUP(bitand(bitrshift([.$A218];2);3);[$Regs.$A$2:.$B$5]) &amp; &quot;,&quot; &amp; LOOKUP(bitand([.$A218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table:formula="of:=DEC2HEX([.$A219];2)" office:value-type="string" office:string-value="D9" calcext:value-type="string">
            <text:p>D9</text:p>
          </table:table-cell>
          <table:table-cell table:style-name="ce2" table:formula="of:=DEC2BIN([.$A219];8)" office:value-type="string" office:string-value="11011001" calcext:value-type="string">
            <text:p>11011001</text:p>
          </table:table-cell>
          <table:table-cell table:style-name="ce1" table:formula="of:=LOOKUP(bitand(bitrshift([.$A219];4);7);[$AluFuncs.$A$2:.$B$9]) &amp; &quot; &quot; &amp; LOOKUP(bitand(bitrshift([.$A219];2);3);[$Regs.$A$2:.$B$5]) &amp; &quot;,&quot; &amp; LOOKUP(bitand([.$A219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table:formula="of:=DEC2HEX([.$A220];2)" office:value-type="string" office:string-value="DA" calcext:value-type="string">
            <text:p>DA</text:p>
          </table:table-cell>
          <table:table-cell table:style-name="ce2" table:formula="of:=DEC2BIN([.$A220];8)" office:value-type="string" office:string-value="11011010" calcext:value-type="string">
            <text:p>11011010</text:p>
          </table:table-cell>
          <table:table-cell table:style-name="ce1" table:formula="of:=LOOKUP(bitand(bitrshift([.$A220];4);7);[$AluFuncs.$A$2:.$B$9]) &amp; &quot; &quot; &amp; LOOKUP(bitand(bitrshift([.$A220];2);3);[$Regs.$A$2:.$B$5]) &amp; &quot;,&quot; &amp; LOOKUP(bitand([.$A220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2" table:formula="of:=DEC2HEX([.$A221];2)" office:value-type="string" office:string-value="DB" calcext:value-type="string">
            <text:p>DB</text:p>
          </table:table-cell>
          <table:table-cell table:style-name="ce2" table:formula="of:=DEC2BIN([.$A221];8)" office:value-type="string" office:string-value="11011011" calcext:value-type="string">
            <text:p>11011011</text:p>
          </table:table-cell>
          <table:table-cell table:style-name="ce1" table:formula="of:=LOOKUP(bitand(bitrshift([.$A221];4);7);[$AluFuncs.$A$2:.$B$9]) &amp; &quot; &quot; &amp; LOOKUP(bitand(bitrshift([.$A221];2);3);[$Regs.$A$2:.$B$5]) &amp; &quot;,&quot; &amp; LOOKUP(bitand([.$A221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2" table:formula="of:=DEC2HEX([.$A222];2)" office:value-type="string" office:string-value="DC" calcext:value-type="string">
            <text:p>DC</text:p>
          </table:table-cell>
          <table:table-cell table:style-name="ce2" table:formula="of:=DEC2BIN([.$A222];8)" office:value-type="string" office:string-value="11011100" calcext:value-type="string">
            <text:p>11011100</text:p>
          </table:table-cell>
          <table:table-cell table:style-name="ce1" table:formula="of:=LOOKUP(bitand(bitrshift([.$A222];4);7);[$AluFuncs.$A$2:.$B$9]) &amp; &quot; &quot; &amp; LOOKUP(bitand(bitrshift([.$A222];2);3);[$Regs.$A$2:.$B$5]) &amp; &quot;,&quot; &amp; LOOKUP(bitand([.$A222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2" table:formula="of:=DEC2HEX([.$A223];2)" office:value-type="string" office:string-value="DD" calcext:value-type="string">
            <text:p>DD</text:p>
          </table:table-cell>
          <table:table-cell table:style-name="ce2" table:formula="of:=DEC2BIN([.$A223];8)" office:value-type="string" office:string-value="11011101" calcext:value-type="string">
            <text:p>11011101</text:p>
          </table:table-cell>
          <table:table-cell table:style-name="ce1" table:formula="of:=LOOKUP(bitand(bitrshift([.$A223];4);7);[$AluFuncs.$A$2:.$B$9]) &amp; &quot; &quot; &amp; LOOKUP(bitand(bitrshift([.$A223];2);3);[$Regs.$A$2:.$B$5]) &amp; &quot;,&quot; &amp; LOOKUP(bitand([.$A223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2" table:formula="of:=DEC2HEX([.$A224];2)" office:value-type="string" office:string-value="DE" calcext:value-type="string">
            <text:p>DE</text:p>
          </table:table-cell>
          <table:table-cell table:style-name="ce2" table:formula="of:=DEC2BIN([.$A224];8)" office:value-type="string" office:string-value="11011110" calcext:value-type="string">
            <text:p>11011110</text:p>
          </table:table-cell>
          <table:table-cell table:style-name="ce1" table:formula="of:=LOOKUP(bitand(bitrshift([.$A224];4);7);[$AluFuncs.$A$2:.$B$9]) &amp; &quot; &quot; &amp; LOOKUP(bitand(bitrshift([.$A224];2);3);[$Regs.$A$2:.$B$5]) &amp; &quot;,&quot; &amp; LOOKUP(bitand([.$A224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table:formula="of:=DEC2HEX([.$A225];2)" office:value-type="string" office:string-value="DF" calcext:value-type="string">
            <text:p>DF</text:p>
          </table:table-cell>
          <table:table-cell table:style-name="ce2" table:formula="of:=DEC2BIN([.$A225];8)" office:value-type="string" office:string-value="11011111" calcext:value-type="string">
            <text:p>11011111</text:p>
          </table:table-cell>
          <table:table-cell table:style-name="ce1" table:formula="of:=LOOKUP(bitand(bitrshift([.$A225];4);7);[$AluFuncs.$A$2:.$B$9]) &amp; &quot; &quot; &amp; LOOKUP(bitand(bitrshift([.$A225];2);3);[$Regs.$A$2:.$B$5]) &amp; &quot;,&quot; &amp; LOOKUP(bitand([.$A225];3);[$Regs.$A$2:.$B$5]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" table:formula="of:=DEC2HEX([.$A226];2)" office:value-type="string" office:string-value="E0" calcext:value-type="string">
            <text:p>E0</text:p>
          </table:table-cell>
          <table:table-cell table:style-name="ce2" table:formula="of:=DEC2BIN([.$A226];8)" office:value-type="string" office:string-value="11100000" calcext:value-type="string">
            <text:p>11100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2" table:formula="of:=DEC2HEX([.$A227];2)" office:value-type="string" office:string-value="E1" calcext:value-type="string">
            <text:p>E1</text:p>
          </table:table-cell>
          <table:table-cell table:style-name="ce2" table:formula="of:=DEC2BIN([.$A227];8)" office:value-type="string" office:string-value="11100001" calcext:value-type="string">
            <text:p>1110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2" table:formula="of:=DEC2HEX([.$A228];2)" office:value-type="string" office:string-value="E2" calcext:value-type="string">
            <text:p>E2</text:p>
          </table:table-cell>
          <table:table-cell table:style-name="ce2" table:formula="of:=DEC2BIN([.$A228];8)" office:value-type="string" office:string-value="11100010" calcext:value-type="string">
            <text:p>11100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table:formula="of:=DEC2HEX([.$A229];2)" office:value-type="string" office:string-value="E3" calcext:value-type="string">
            <text:p>E3</text:p>
          </table:table-cell>
          <table:table-cell table:style-name="ce2" table:formula="of:=DEC2BIN([.$A229];8)" office:value-type="string" office:string-value="11100011" calcext:value-type="string">
            <text:p>1110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table:formula="of:=DEC2HEX([.$A230];2)" office:value-type="string" office:string-value="E4" calcext:value-type="string">
            <text:p>E4</text:p>
          </table:table-cell>
          <table:table-cell table:style-name="ce2" table:formula="of:=DEC2BIN([.$A230];8)" office:value-type="string" office:string-value="11100100" calcext:value-type="string">
            <text:p>11100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2" table:formula="of:=DEC2HEX([.$A231];2)" office:value-type="string" office:string-value="E5" calcext:value-type="string">
            <text:p>E5</text:p>
          </table:table-cell>
          <table:table-cell table:style-name="ce2" table:formula="of:=DEC2BIN([.$A231];8)" office:value-type="string" office:string-value="11100101" calcext:value-type="string">
            <text:p>11100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2" table:formula="of:=DEC2HEX([.$A232];2)" office:value-type="string" office:string-value="E6" calcext:value-type="string">
            <text:p>E6</text:p>
          </table:table-cell>
          <table:table-cell table:style-name="ce2" table:formula="of:=DEC2BIN([.$A232];8)" office:value-type="string" office:string-value="11100110" calcext:value-type="string">
            <text:p>11100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2" table:formula="of:=DEC2HEX([.$A233];2)" office:value-type="string" office:string-value="E7" calcext:value-type="string">
            <text:p>E7</text:p>
          </table:table-cell>
          <table:table-cell table:style-name="ce2" table:formula="of:=DEC2BIN([.$A233];8)" office:value-type="string" office:string-value="11100111" calcext:value-type="string">
            <text:p>11100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2" table:formula="of:=DEC2HEX([.$A234];2)" office:value-type="string" office:string-value="E8" calcext:value-type="string">
            <text:p>E8</text:p>
          </table:table-cell>
          <table:table-cell table:style-name="ce2" table:formula="of:=DEC2BIN([.$A234];8)" office:value-type="string" office:string-value="11101000" calcext:value-type="string">
            <text:p>1110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2" table:formula="of:=DEC2HEX([.$A235];2)" office:value-type="string" office:string-value="E9" calcext:value-type="string">
            <text:p>E9</text:p>
          </table:table-cell>
          <table:table-cell table:style-name="ce2" table:formula="of:=DEC2BIN([.$A235];8)" office:value-type="string" office:string-value="11101001" calcext:value-type="string">
            <text:p>1110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2" table:formula="of:=DEC2HEX([.$A236];2)" office:value-type="string" office:string-value="EA" calcext:value-type="string">
            <text:p>EA</text:p>
          </table:table-cell>
          <table:table-cell table:style-name="ce2" table:formula="of:=DEC2BIN([.$A236];8)" office:value-type="string" office:string-value="11101010" calcext:value-type="string">
            <text:p>1110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2" table:formula="of:=DEC2HEX([.$A237];2)" office:value-type="string" office:string-value="EB" calcext:value-type="string">
            <text:p>EB</text:p>
          </table:table-cell>
          <table:table-cell table:style-name="ce2" table:formula="of:=DEC2BIN([.$A237];8)" office:value-type="string" office:string-value="11101011" calcext:value-type="string">
            <text:p>1110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2" table:formula="of:=DEC2HEX([.$A238];2)" office:value-type="string" office:string-value="EC" calcext:value-type="string">
            <text:p>EC</text:p>
          </table:table-cell>
          <table:table-cell table:style-name="ce2" table:formula="of:=DEC2BIN([.$A238];8)" office:value-type="string" office:string-value="11101100" calcext:value-type="string">
            <text:p>1110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2" table:formula="of:=DEC2HEX([.$A239];2)" office:value-type="string" office:string-value="ED" calcext:value-type="string">
            <text:p>ED</text:p>
          </table:table-cell>
          <table:table-cell table:style-name="ce2" table:formula="of:=DEC2BIN([.$A239];8)" office:value-type="string" office:string-value="11101101" calcext:value-type="string">
            <text:p>1110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2" table:formula="of:=DEC2HEX([.$A240];2)" office:value-type="string" office:string-value="EE" calcext:value-type="string">
            <text:p>EE</text:p>
          </table:table-cell>
          <table:table-cell table:style-name="ce2" table:formula="of:=DEC2BIN([.$A240];8)" office:value-type="string" office:string-value="11101110" calcext:value-type="string">
            <text:p>1110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2" table:formula="of:=DEC2HEX([.$A241];2)" office:value-type="string" office:string-value="EF" calcext:value-type="string">
            <text:p>EF</text:p>
          </table:table-cell>
          <table:table-cell table:style-name="ce2" table:formula="of:=DEC2BIN([.$A241];8)" office:value-type="string" office:string-value="11101111" calcext:value-type="string">
            <text:p>11101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2" table:formula="of:=DEC2HEX([.$A242];2)" office:value-type="string" office:string-value="F0" calcext:value-type="string">
            <text:p>F0</text:p>
          </table:table-cell>
          <table:table-cell table:style-name="ce2" table:formula="of:=DEC2BIN([.$A242];8)" office:value-type="string" office:string-value="11110000" calcext:value-type="string">
            <text:p>11110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table:formula="of:=DEC2HEX([.$A243];2)" office:value-type="string" office:string-value="F1" calcext:value-type="string">
            <text:p>F1</text:p>
          </table:table-cell>
          <table:table-cell table:style-name="ce2" table:formula="of:=DEC2BIN([.$A243];8)" office:value-type="string" office:string-value="11110001" calcext:value-type="string">
            <text:p>11110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2" table:formula="of:=DEC2HEX([.$A244];2)" office:value-type="string" office:string-value="F2" calcext:value-type="string">
            <text:p>F2</text:p>
          </table:table-cell>
          <table:table-cell table:style-name="ce2" table:formula="of:=DEC2BIN([.$A244];8)" office:value-type="string" office:string-value="11110010" calcext:value-type="string">
            <text:p>11110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table:formula="of:=DEC2HEX([.$A245];2)" office:value-type="string" office:string-value="F3" calcext:value-type="string">
            <text:p>F3</text:p>
          </table:table-cell>
          <table:table-cell table:style-name="ce2" table:formula="of:=DEC2BIN([.$A245];8)" office:value-type="string" office:string-value="11110011" calcext:value-type="string">
            <text:p>11110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2" table:formula="of:=DEC2HEX([.$A246];2)" office:value-type="string" office:string-value="F4" calcext:value-type="string">
            <text:p>F4</text:p>
          </table:table-cell>
          <table:table-cell table:style-name="ce2" table:formula="of:=DEC2BIN([.$A246];8)" office:value-type="string" office:string-value="11110100" calcext:value-type="string">
            <text:p>11110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2" table:formula="of:=DEC2HEX([.$A247];2)" office:value-type="string" office:string-value="F5" calcext:value-type="string">
            <text:p>F5</text:p>
          </table:table-cell>
          <table:table-cell table:style-name="ce2" table:formula="of:=DEC2BIN([.$A247];8)" office:value-type="string" office:string-value="11110101" calcext:value-type="string">
            <text:p>11110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table:formula="of:=DEC2HEX([.$A248];2)" office:value-type="string" office:string-value="F6" calcext:value-type="string">
            <text:p>F6</text:p>
          </table:table-cell>
          <table:table-cell table:style-name="ce2" table:formula="of:=DEC2BIN([.$A248];8)" office:value-type="string" office:string-value="11110110" calcext:value-type="string">
            <text:p>11110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2" table:formula="of:=DEC2HEX([.$A249];2)" office:value-type="string" office:string-value="F7" calcext:value-type="string">
            <text:p>F7</text:p>
          </table:table-cell>
          <table:table-cell table:style-name="ce2" table:formula="of:=DEC2BIN([.$A249];8)" office:value-type="string" office:string-value="11110111" calcext:value-type="string">
            <text:p>111101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2" table:formula="of:=DEC2HEX([.$A250];2)" office:value-type="string" office:string-value="F8" calcext:value-type="string">
            <text:p>F8</text:p>
          </table:table-cell>
          <table:table-cell table:style-name="ce2" table:formula="of:=DEC2BIN([.$A250];8)" office:value-type="string" office:string-value="11111000" calcext:value-type="string">
            <text:p>111110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2" table:formula="of:=DEC2HEX([.$A251];2)" office:value-type="string" office:string-value="F9" calcext:value-type="string">
            <text:p>F9</text:p>
          </table:table-cell>
          <table:table-cell table:style-name="ce2" table:formula="of:=DEC2BIN([.$A251];8)" office:value-type="string" office:string-value="11111001" calcext:value-type="string">
            <text:p>111110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table:formula="of:=DEC2HEX([.$A252];2)" office:value-type="string" office:string-value="FA" calcext:value-type="string">
            <text:p>FA</text:p>
          </table:table-cell>
          <table:table-cell table:style-name="ce2" table:formula="of:=DEC2BIN([.$A252];8)" office:value-type="string" office:string-value="11111010" calcext:value-type="string">
            <text:p>111110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2" table:formula="of:=DEC2HEX([.$A253];2)" office:value-type="string" office:string-value="FB" calcext:value-type="string">
            <text:p>FB</text:p>
          </table:table-cell>
          <table:table-cell table:style-name="ce2" table:formula="of:=DEC2BIN([.$A253];8)" office:value-type="string" office:string-value="11111011" calcext:value-type="string">
            <text:p>1111101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2" table:formula="of:=DEC2HEX([.$A254];2)" office:value-type="string" office:string-value="FC" calcext:value-type="string">
            <text:p>FC</text:p>
          </table:table-cell>
          <table:table-cell table:style-name="ce2" table:formula="of:=DEC2BIN([.$A254];8)" office:value-type="string" office:string-value="11111100" calcext:value-type="string">
            <text:p>1111110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2" table:formula="of:=DEC2HEX([.$A255];2)" office:value-type="string" office:string-value="FD" calcext:value-type="string">
            <text:p>FD</text:p>
          </table:table-cell>
          <table:table-cell table:style-name="ce2" table:formula="of:=DEC2BIN([.$A255];8)" office:value-type="string" office:string-value="11111101" calcext:value-type="string">
            <text:p>11111101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2" table:formula="of:=DEC2HEX([.$A256];2)" office:value-type="string" office:string-value="FE" calcext:value-type="string">
            <text:p>FE</text:p>
          </table:table-cell>
          <table:table-cell table:style-name="ce2" table:formula="of:=DEC2BIN([.$A256];8)" office:value-type="string" office:string-value="11111110" calcext:value-type="string">
            <text:p>11111110</text:p>
          </table:table-cell>
          <table:table-cell table:style-name="ce3" office:value-type="string" calcext:value-type="string">
            <text:p>RES</text:p>
          </table:table-cell>
          <table:table-cell table:number-columns-repeated="1020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DEC2HEX([.$A257];2)" office:value-type="string" office:string-value="FF" calcext:value-type="string">
            <text:p>FF</text:p>
          </table:table-cell>
          <table:table-cell table:style-name="ce2" table:formula="of:=DEC2BIN([.$A257];8)" office:value-type="string" office:string-value="11111111" calcext:value-type="string">
            <text:p>11111111</text:p>
          </table:table-cell>
          <table:table-cell table:style-name="ce1" office:value-type="string" calcext:value-type="string">
            <text:p>HLT</text:p>
          </table:table-cell>
          <table:table-cell table:number-columns-repeated="1020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uFunc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nc</text:p>
          </table:table-cell>
          <table:table-cell table:style-name="ce1" office:value-type="string" calcext:value-type="string">
            <text:p>mnenomic</text:p>
          </table:table-cell>
          <table:table-cell table:number-columns-repeated="10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V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D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UB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OR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HR</text:p>
          </table:table-cell>
          <table:table-cell table:number-columns-repeated="102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L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0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2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3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ytecodes" style:display-name="PageStyle_Byte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osed_20_New_20_ISA" style:display-name="PageStyle_Proposed New I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uFuncs" style:display-name="PageStyle_AluFun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s" style:display-name="PageStyle_Re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48" meta:object-count="0"/>
    <meta:generator>LibreOfficeDev/6.0.5.2$Linux_X86_64 LibreOffice_project/</meta:generator>
  </office:meta>
</office:document-meta>
</file>